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/>
    <style:font-face style:name="STIX" svg:font-family="STIX"/>
    <style:font-face style:name="STIX1" svg:font-family="STIX" style:font-pitch="variable"/>
    <style:font-face style:name="SonataStd" svg:font-family="SonataStd"/>
    <style:font-face style:name="SonataStd1" svg:font-family="SonataStd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5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solid" draw:fill-color="#231f20"/>
    </style:style>
    <style:style style:name="gr7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8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9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3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TIX" fo:font-size="10pt" fo:font-style="italic" fo:font-weight="normal" style:font-size-asian="10pt" style:font-style-asian="italic" style:font-weight-asian="normal" style:font-name-complex="STIX" style:font-size-complex="10pt" style:font-style-complex="italic" style:font-weight-complex="normal"/>
    </style:style>
    <style:style style:name="T2" style:family="text">
      <style:text-properties fo:color="#231f20" loext:opacity="100%" style:font-name="STIX" fo:font-size="10pt" fo:font-weight="normal" style:font-size-asian="10pt" style:font-weight-asian="normal" style:font-name-complex="STIX" style:font-size-complex="10pt" style:font-weight-complex="normal"/>
    </style:style>
    <style:style style:name="T3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4" style:family="text">
      <style:text-properties fo:color="#231f20" loext:opacity="100%" style:text-position="33% 58%" style:font-name="STIX" fo:font-size="10pt" fo:font-weight="normal" style:font-size-asian="10pt" style:font-weight-asian="normal" style:font-name-complex="STIX" style:font-size-complex="10pt" style:font-weight-complex="normal"/>
    </style:style>
    <style:style style:name="T5" style:family="text">
      <style:text-properties fo:color="#231f20" loext:opacity="100%" style:text-position="-8% 58%" style:font-name="STIX" fo:font-size="10pt" fo:font-weight="normal" style:font-size-asian="10pt" style:font-weight-asian="normal" style:font-name-complex="STIX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352cm" svg:height="0.48cm" svg:x="2.933cm" svg:y="26.1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974cm" svg:height="0.48cm" svg:x="13.37cm" svg:y="26.195cm">
          <draw:text-box>
            <text:p text:style-name="P1"><text:span text:style-name="T1">Student Workbook </text:span></text:p>
          </draw:text-box>
        </draw:frame>
        <draw:frame draw:style-name="gr1" draw:text-style-name="P2" draw:layer="layout" svg:width="1.907cm" svg:height="0.48cm" svg:x="16.298cm" svg:y="26.195cm">
          <draw:text-box>
            <text:p text:style-name="P1"><text:span text:style-name="T2">Chapter 14 </text:span></text:p>
          </draw:text-box>
        </draw:frame>
        <draw:frame draw:style-name="gr1" draw:text-style-name="P2" draw:layer="layout" svg:width="0.352cm" svg:height="0.48cm" svg:x="18.209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48cm" svg:x="18.561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99cm" svg:height="0.48cm" svg:x="18.914cm" svg:y="26.195cm">
          <draw:text-box>
            <text:p text:style-name="P1"><text:span text:style-name="T2">115</text:span></text:p>
          </draw:text-box>
        </draw:frame>
        <draw:line draw:style-name="gr2" draw:text-style-name="P3" draw:layer="layout" svg:x1="3.79cm" svg:y1="1.534cm" svg:x2="11.834cm" svg:y2="1.534cm">
          <text:p/>
        </draw:line>
        <draw:frame draw:style-name="gr1" draw:text-style-name="P2" draw:layer="layout" svg:width="1.026cm" svg:height="0.48cm" svg:x="2.933cm" svg:y="1.131cm">
          <draw:text-box>
            <text:p text:style-name="P1"><text:span text:style-name="T1">Name </text:span></text:p>
          </draw:text-box>
        </draw:frame>
        <draw:line draw:style-name="gr2" draw:text-style-name="P3" draw:layer="layout" svg:x1="12.832cm" svg:y1="1.534cm" svg:x2="15.689cm" svg:y2="1.534cm">
          <text:p/>
        </draw:line>
        <draw:frame draw:style-name="gr1" draw:text-style-name="P2" draw:layer="layout" svg:width="1.081cm" svg:height="0.48cm" svg:x="11.834cm" svg:y="1.131cm">
          <draw:text-box>
            <text:p text:style-name="P1"><text:span text:style-name="T1"><text:s text:c="2"/></text:span><text:span text:style-name="T1">Class </text:span></text:p>
          </draw:text-box>
        </draw:frame>
        <draw:line draw:style-name="gr2" draw:text-style-name="P3" draw:layer="layout" svg:x1="16.585cm" svg:y1="1.534cm" svg:x2="19.443cm" svg:y2="1.534cm">
          <text:p/>
        </draw:line>
        <draw:frame draw:style-name="gr1" draw:text-style-name="P2" draw:layer="layout" svg:width="1.005cm" svg:height="0.48cm" svg:x="15.69cm" svg:y="1.131cm">
          <draw:text-box>
            <text:p text:style-name="P1"><text:span text:style-name="T1"><text:s text:c="2"/></text:span><text:span text:style-name="T1">Date </text:span></text:p>
          </draw:text-box>
        </draw:frame>
        <draw:frame draw:style-name="gr1" draw:text-style-name="P2" draw:layer="layout" svg:width="0.408cm" svg:height="0.48cm" svg:x="2.933cm" svg:y="2.435cm">
          <draw:text-box>
            <text:p text:style-name="P1"><text:span text:style-name="T2">C. </text:span></text:p>
          </draw:text-box>
        </draw:frame>
        <draw:line draw:style-name="gr3" draw:text-style-name="P3" draw:layer="layout" svg:x1="4.515cm" svg:y1="5.958cm" svg:x2="4.93cm" svg:y2="5.958cm">
          <text:p/>
        </draw:line>
        <draw:path draw:style-name="gr4" draw:text-style-name="P3" draw:layer="layout" svg:width="0.104cm" svg:height="2.792cm" svg:x="6.457cm" svg:y="4.06cm" svg:viewBox="0 0 105 2793" svg:d="M0 2793v-2793M105 2793v-2793">
          <text:p/>
        </draw:path>
        <draw:path draw:style-name="gr4" draw:text-style-name="P3" draw:layer="layout" svg:width="0.104cm" svg:height="2.792cm" svg:x="9.366cm" svg:y="4.06cm" svg:viewBox="0 0 105 2793" svg:d="M0 2793v-2793M105 2793v-2793">
          <text:p/>
        </draw:path>
        <draw:path draw:style-name="gr4" draw:text-style-name="P3" draw:layer="layout" svg:width="0.104cm" svg:height="2.792cm" svg:x="12.412cm" svg:y="4.06cm" svg:viewBox="0 0 105 2793" svg:d="M0 2793v-2793M105 2793v-2793">
          <text:p/>
        </draw:path>
        <draw:line draw:style-name="gr3" draw:text-style-name="P3" draw:layer="layout" svg:x1="13.172cm" svg:y1="5.958cm" svg:x2="13.587cm" svg:y2="5.958cm">
          <text:p/>
        </draw:line>
        <draw:path draw:style-name="gr4" draw:text-style-name="P3" draw:layer="layout" svg:width="0.104cm" svg:height="2.792cm" svg:x="15.114cm" svg:y="4.06cm" svg:viewBox="0 0 105 2793" svg:d="M0 2793v-2793M105 2793v-2793">
          <text:p/>
        </draw:path>
        <draw:line draw:style-name="gr4" draw:text-style-name="P3" draw:layer="layout" svg:x1="18.347cm" svg:y1="6.852cm" svg:x2="18.347cm" svg:y2="4.06cm">
          <text:p/>
        </draw:line>
        <draw:line draw:style-name="gr4" draw:text-style-name="P3" draw:layer="layout" svg:x1="18.452cm" svg:y1="6.852cm" svg:x2="18.452cm" svg:y2="4.06cm">
          <text:p/>
        </draw:line>
        <draw:path draw:style-name="gr5" draw:text-style-name="P3" draw:layer="layout" svg:width="15.24cm" svg:height="2.768cm" svg:x="3.231cm" svg:y="4.072cm" svg:viewBox="0 0 15241 2769" svg:d="M0 707h15241M0 530h15241M0 354h15241M0 177h15241M0 0h15241M0 2769h15241M0 2592h15241M0 2416h15241M0 2239h15241M0 2063h15241">
          <text:p/>
        </draw:path>
        <draw:line draw:style-name="gr4" draw:text-style-name="P3" draw:layer="layout" svg:x1="3.231cm" svg:y1="6.852cm" svg:x2="3.231cm" svg:y2="4.06cm">
          <text:p/>
        </draw:line>
        <draw:path draw:style-name="gr4" draw:text-style-name="P3" draw:layer="layout" svg:width="0.104cm" svg:height="2.704cm" svg:x="5.905cm" svg:y="10.002cm" svg:viewBox="0 0 105 2705" svg:d="M0 2705v-2705M105 2705v-2705">
          <text:p/>
        </draw:path>
        <draw:line draw:style-name="gr3" draw:text-style-name="P3" draw:layer="layout" svg:x1="7.078cm" svg:y1="11.812cm" svg:x2="7.492cm" svg:y2="11.812cm">
          <text:p/>
        </draw:line>
        <draw:path draw:style-name="gr4" draw:text-style-name="P3" draw:layer="layout" svg:width="0.104cm" svg:height="2.704cm" svg:x="9.038cm" svg:y="10.002cm" svg:viewBox="0 0 105 2705" svg:d="M0 2705v-2705M105 2705v-2705">
          <text:p/>
        </draw:path>
        <draw:path draw:style-name="gr4" draw:text-style-name="P3" draw:layer="layout" svg:width="0.104cm" svg:height="2.704cm" svg:x="12.17cm" svg:y="10.002cm" svg:viewBox="0 0 105 2705" svg:d="M0 2705v-2705M105 2705v-2705">
          <text:p/>
        </draw:path>
        <draw:line draw:style-name="gr3" draw:text-style-name="P3" draw:layer="layout" svg:x1="13.091cm" svg:y1="10.897cm" svg:x2="13.506cm" svg:y2="10.897cm">
          <text:p/>
        </draw:line>
        <draw:path draw:style-name="gr4" draw:text-style-name="P3" draw:layer="layout" svg:width="0.104cm" svg:height="2.704cm" svg:x="15.051cm" svg:y="10.002cm" svg:viewBox="0 0 105 2705" svg:d="M0 2705v-2705M105 2705v-2705">
          <text:p/>
        </draw:path>
        <draw:path draw:style-name="gr3" draw:text-style-name="P3" draw:layer="layout" svg:width="0.415cm" svg:height="0.176cm" svg:x="16.338cm" svg:y="11.636cm" svg:viewBox="0 0 416 177" svg:d="M0 177h416M0 0h416">
          <text:p/>
        </draw:path>
        <draw:line draw:style-name="gr4" draw:text-style-name="P3" draw:layer="layout" svg:x1="18.347cm" svg:y1="12.706cm" svg:x2="18.347cm" svg:y2="10.002cm">
          <text:p/>
        </draw:line>
        <draw:line draw:style-name="gr4" draw:text-style-name="P3" draw:layer="layout" svg:x1="18.452cm" svg:y1="12.706cm" svg:x2="18.452cm" svg:y2="10.002cm">
          <text:p/>
        </draw:line>
        <draw:path draw:style-name="gr5" draw:text-style-name="P3" draw:layer="layout" svg:width="15.24cm" svg:height="2.679cm" svg:x="3.231cm" svg:y="10.015cm" svg:viewBox="0 0 15241 2680" svg:d="M0 705h15241M0 529h15241M0 352h15241M0 176h15241M0 0h15241M0 2680h15241M0 2504h15241M0 2327h15241M0 2151h15241M0 1973h15241">
          <text:p/>
        </draw:path>
        <draw:line draw:style-name="gr4" draw:text-style-name="P3" draw:layer="layout" svg:x1="3.231cm" svg:y1="12.706cm" svg:x2="3.231cm" svg:y2="10.002cm">
          <text:p/>
        </draw:line>
        <draw:path draw:style-name="gr4" draw:text-style-name="P3" draw:layer="layout" svg:width="0.104cm" svg:height="2.704cm" svg:x="6.522cm" svg:y="15.857cm" svg:viewBox="0 0 105 2705" svg:d="M0 2705v-2705M105 2705v-2705">
          <text:p/>
        </draw:path>
        <draw:line draw:style-name="gr3" draw:text-style-name="P3" draw:layer="layout" svg:x1="7.26cm" svg:y1="17.666cm" svg:x2="7.674cm" svg:y2="17.666cm">
          <text:p/>
        </draw:line>
        <draw:path draw:style-name="gr4" draw:text-style-name="P3" draw:layer="layout" svg:width="0.104cm" svg:height="2.704cm" svg:x="9.096cm" svg:y="15.857cm" svg:viewBox="0 0 105 2705" svg:d="M0 2705v-2705M105 2705v-2705">
          <text:p/>
        </draw:path>
        <draw:line draw:style-name="gr3" draw:text-style-name="P3" draw:layer="layout" svg:x1="10.475cm" svg:y1="17.666cm" svg:x2="10.89cm" svg:y2="17.666cm">
          <text:p/>
        </draw:line>
        <draw:path draw:style-name="gr4" draw:text-style-name="P3" draw:layer="layout" svg:width="0.104cm" svg:height="2.704cm" svg:x="12.311cm" svg:y="15.857cm" svg:viewBox="0 0 105 2705" svg:d="M0 2705v-2705M105 2705v-2705">
          <text:p/>
        </draw:path>
        <draw:line draw:style-name="gr3" draw:text-style-name="P3" draw:layer="layout" svg:x1="13.783cm" svg:y1="17.666cm" svg:x2="14.197cm" svg:y2="17.666cm">
          <text:p/>
        </draw:line>
        <draw:path draw:style-name="gr4" draw:text-style-name="P3" draw:layer="layout" svg:width="0.104cm" svg:height="2.704cm" svg:x="15.619cm" svg:y="15.857cm" svg:viewBox="0 0 105 2705" svg:d="M0 2705v-2705M105 2705v-2705">
          <text:p/>
        </draw:path>
        <draw:line draw:style-name="gr4" draw:text-style-name="P3" draw:layer="layout" svg:x1="18.347cm" svg:y1="18.561cm" svg:x2="18.347cm" svg:y2="15.857cm">
          <text:p/>
        </draw:line>
        <draw:line draw:style-name="gr4" draw:text-style-name="P3" draw:layer="layout" svg:x1="18.452cm" svg:y1="18.561cm" svg:x2="18.452cm" svg:y2="15.857cm">
          <text:p/>
        </draw:line>
        <draw:path draw:style-name="gr5" draw:text-style-name="P3" draw:layer="layout" svg:width="15.24cm" svg:height="2.679cm" svg:x="3.231cm" svg:y="15.869cm" svg:viewBox="0 0 15241 2680" svg:d="M0 705h15241M0 529h15241M0 353h15241M0 176h15241M0 0h15241M0 2680h15241M0 2504h15241M0 2327h15241M0 2151h15241M0 1975h15241">
          <text:p/>
        </draw:path>
        <draw:line draw:style-name="gr4" draw:text-style-name="P3" draw:layer="layout" svg:x1="3.231cm" svg:y1="18.561cm" svg:x2="3.231cm" svg:y2="15.857cm">
          <text:p/>
        </draw:line>
        <draw:path draw:style-name="gr6" draw:text-style-name="P4" draw:layer="layout" svg:width="0.468cm" svg:height="1.316cm" svg:x="3.342cm" svg:y="3.75cm" svg:viewBox="0 0 469 1317" svg:d="M407 807c-24-46-81-73-132-68l61 260c88-35 109-123 71-192zM325 316c53-113-1-195-10-237-65 42-98 83-124 156-30 81-18 141 6 225l6 22c46-46 90-98 122-166zM54 811c-3 112 87 218 226 202 13-2 25-3 36-7l-1-4-62-259c-19 5-36 16-49 31-42 50-32 125 28 166l-4 14c-69-33-125-124-81-207 23-43 53-67 87-78l-26-94c-77 69-150 130-154 236zM465 790c19 107-29 194-123 229l4 18c23 103 50 236-77 273-94 27-185-30-183-109 2-56 37-95 91-94 56 2 92 30 87 97-6 74-84 64-84 75s31 21 50 18c144-26 131-100 90-271-21 5-43 9-67 9-47 2-253-39-253-256 0-121 93-191 186-281l-3-12c-33-112-62-174-33-296 12-53 67-139 145-190 71 130 124 205 66 374-27 80-81 135-136 185l30 105c92-17 197 53 210 126z">
          <text:p/>
        </draw:path>
        <draw:path draw:style-name="gr6" draw:text-style-name="P4" draw:layer="layout" svg:width="0.527cm" svg:height="0.612cm" svg:x="3.301cm" svg:y="6.129cm" svg:viewBox="0 0 528 613" svg:d="M486 311c-25 0-44-22-42-47 2-22 20-38 42-38 21 0 38 19 38 41 1 23-16 44-38 44zM486 136c-24 0-44-21-43-45 1-22 20-39 43-39s42 18 42 41c0 24-19 43-42 43zM117 122c17-5 53-5 66 29 18 49-8 87-34 97-45 17-108-20-108-70-1-56 21-110 79-152 34-24 140-46 206 7 147 116 85 339-70 466-69 55-148 108-256 114v-22c36-6 57-13 90-27 112-51 179-147 224-254 52-125-6-318-150-280-62 16-91 88-75 106 0 1 9-9 28-14z">
          <text:p/>
        </draw:path>
        <draw:path draw:style-name="gr6" draw:text-style-name="P4" draw:layer="layout" svg:width="0.167cm" svg:height="0.446cm" svg:x="3.929cm" svg:y="4.088cm" svg:viewBox="0 0 168 447" svg:d="M33 303l-5 123 36-36c0 0 72-83 38-119-26-28-56 6-69 32zM0 0h44l-9 277c29-38 81-71 119-27 50 58-50 124-99 167-11 10-23 25-27 30h-12z">
          <text:p/>
        </draw:path>
        <draw:path draw:style-name="gr6" draw:text-style-name="P4" draw:layer="layout" svg:width="0.166cm" svg:height="0.445cm" svg:x="4.113cm" svg:y="3.824cm" svg:viewBox="0 0 167 446" svg:d="M33 302l-5 123 36-37c0 0 72-83 39-118-28-29-57 6-70 32zM0 0h44l-10 276c29-38 81-71 119-27 50 57-48 124-99 168-11 9-23 25-26 29h-13z">
          <text:p/>
        </draw:path>
        <draw:path draw:style-name="gr6" draw:text-style-name="P4" draw:layer="layout" svg:width="0.167cm" svg:height="0.445cm" svg:x="3.929cm" svg:y="6.327cm" svg:viewBox="0 0 168 446" svg:d="M33 303l-5 122 36-36c0 0 72-83 38-118-26-29-56 6-69 32zM0 0h44l-9 277c29-38 81-71 119-27 50 57-50 124-99 167-11 9-23 25-27 29h-12z">
          <text:p/>
        </draw:path>
        <draw:path draw:style-name="gr6" draw:text-style-name="P4" draw:layer="layout" svg:width="0.166cm" svg:height="0.446cm" svg:x="4.113cm" svg:y="6.062cm" svg:viewBox="0 0 167 447" svg:d="M33 302l-5 124 36-37c0 0 72-83 39-119-28-28-57 6-70 32zM0 0h44l-10 276c29-38 81-71 119-27 50 57-48 124-99 168-11 10-23 25-26 30h-13z">
          <text:p/>
        </draw:path>
        <draw:g>
          <draw:line draw:style-name="gr7" draw:text-style-name="P5" draw:layer="layout" svg:x1="4.603cm" svg:y1="6.758cm" svg:x2="4.603cm" svg:y2="6.167cm">
            <text:p/>
          </draw:line>
          <draw:path draw:style-name="gr6" draw:text-style-name="P4" draw:layer="layout" svg:width="0.256cm" svg:height="0.215cm" svg:x="4.595cm" svg:y="6.026cm" svg:viewBox="0 0 257 216" svg:d="M105 74c-40 21-93 58-70 93 21 31 78-3 119-27 52-30 89-64 72-92-23-38-99 13-121 26zM12 177c-69-124 180-238 234-139 65 119-176 245-234 139z">
            <text:p/>
          </draw:path>
        </draw:g>
        <draw:g>
          <draw:line draw:style-name="gr7" draw:text-style-name="P5" draw:layer="layout" svg:x1="4.842cm" svg:y1="5.927cm" svg:x2="4.842cm" svg:y2="5.511cm">
            <text:p/>
          </draw:line>
          <draw:path draw:style-name="gr6" draw:text-style-name="P4" draw:layer="layout" svg:width="0.256cm" svg:height="0.216cm" svg:x="4.595cm" svg:y="5.85cm" svg:viewBox="0 0 257 217" svg:d="M105 74c-40 22-93 57-70 93 21 31 78-3 119-27 52-30 89-63 72-92-23-38-99 13-121 26zM12 176c-69-124 180-238 234-138 65 119-176 245-234 138z">
            <text:p/>
          </draw:path>
        </draw:g>
        <draw:g>
          <draw:line draw:style-name="gr7" draw:text-style-name="P5" draw:layer="layout" svg:x1="4.603cm" svg:y1="5.225cm" svg:x2="4.603cm" svg:y2="4.722cm">
            <text:p/>
          </draw:line>
          <draw:path draw:style-name="gr6" draw:text-style-name="P4" draw:layer="layout" svg:width="0.256cm" svg:height="0.216cm" svg:x="4.595cm" svg:y="4.582cm" svg:viewBox="0 0 257 217" svg:d="M105 74c-40 21-93 57-70 92 21 31 78-2 119-26 52-31 89-64 72-91-23-39-99 13-121 25zM12 176c-69-123 180-238 234-139 65 120-176 246-234 139z">
            <text:p/>
          </draw:path>
        </draw:g>
        <draw:g>
          <draw:line draw:style-name="gr7" draw:text-style-name="P5" draw:layer="layout" svg:x1="4.842cm" svg:y1="4.129cm" svg:x2="4.842cm" svg:y2="3.626cm">
            <text:p/>
          </draw:line>
          <draw:path draw:style-name="gr6" draw:text-style-name="P4" draw:layer="layout" svg:width="0.256cm" svg:height="0.216cm" svg:x="4.595cm" svg:y="4.052cm" svg:viewBox="0 0 257 217" svg:d="M105 74c-40 21-93 57-70 93 21 31 78-2 119-28 52-30 89-63 72-90-23-38-99 13-121 25zM12 177c-69-124 180-238 234-139 65 120-176 245-234 139z">
            <text:p/>
          </draw:path>
        </draw:g>
        <draw:path draw:style-name="gr6" draw:text-style-name="P4" draw:layer="layout" svg:width="0.168cm" svg:height="0.541cm" svg:x="6.66cm" svg:y="3.801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6" draw:text-style-name="P4" draw:layer="layout" svg:width="0.168cm" svg:height="0.541cm" svg:x="6.866cm" svg:y="4.065cm" svg:viewBox="0 0 169 542" svg:d="M115 202l-61 28v114l61-27zM115 510v-131l-61 29v134h-22v-122l-32 12v-64l32-12v-115l-32 12v-63l32-13v-142h22v131l61-27v-139h23v128l31-14v63l-31 13v116l31-14v63l-31 13v142z">
          <text:p/>
        </draw:path>
        <draw:path draw:style-name="gr6" draw:text-style-name="P4" draw:layer="layout" svg:width="0.168cm" svg:height="0.541cm" svg:x="6.66cm" svg:y="6.039cm" svg:viewBox="0 0 169 542" svg:d="M115 203l-61 28v114l61-28zM115 511v-131l-61 29v133h-23v-121l-31 12v-64l31-12v-116l-31 12v-62l31-15v-141h23v131l61-28v-138h23v128l31-14v62l-31 15v116l31-14v62l-31 14v142z">
          <text:p/>
        </draw:path>
        <draw:path draw:style-name="gr6" draw:text-style-name="P4" draw:layer="layout" svg:width="0.168cm" svg:height="0.541cm" svg:x="6.866cm" svg:y="6.304cm" svg:viewBox="0 0 169 542" svg:d="M115 202l-61 27v115l61-28zM115 511v-133l-61 30v134h-22v-122l-32 12v-64l32-12v-116l-32 12v-62l32-14v-142h22v131l61-27v-138h23v127l31-13v62l-31 14v116l31-14v62l-31 14v143z">
          <text:p/>
        </draw:path>
        <draw:g>
          <draw:line draw:style-name="gr7" draw:text-style-name="P5" draw:layer="layout" svg:x1="7.512cm" svg:y1="6.846cm" svg:x2="7.512cm" svg:y2="6.255cm">
            <text:p/>
          </draw:line>
          <draw:path draw:style-name="gr6" draw:text-style-name="P4" draw:layer="layout" svg:width="0.257cm" svg:height="0.216cm" svg:x="7.503cm" svg:y="6.114cm" svg:viewBox="0 0 258 217" svg:d="M107 74c-40 21-95 57-71 92 21 31 78-3 119-27 52-30 89-63 72-91-24-39-99 13-120 26zM12 176c-68-123 180-238 235-138 66 119-175 245-235 138z">
            <text:p/>
          </draw:path>
        </draw:g>
        <draw:g>
          <draw:line draw:style-name="gr7" draw:text-style-name="P5" draw:layer="layout" svg:x1="7.512cm" svg:y1="5.137cm" svg:x2="7.512cm" svg:y2="4.545cm">
            <text:p/>
          </draw:line>
          <draw:path draw:style-name="gr6" draw:text-style-name="P4" draw:layer="layout" svg:width="0.257cm" svg:height="0.215cm" svg:x="7.503cm" svg:y="4.405cm" svg:viewBox="0 0 258 216" svg:d="M107 73c-40 22-95 57-71 93 21 31 78-3 119-27 52-30 89-63 72-91-24-38-99 13-120 25zM12 175c-68-122 180-237 235-137 66 118-175 245-235 137z">
            <text:p/>
          </draw:path>
        </draw:g>
        <draw:g>
          <draw:line draw:style-name="gr7" draw:text-style-name="P5" draw:layer="layout" svg:x1="7.751cm" svg:y1="4.305cm" svg:x2="7.751cm" svg:y2="3.802cm">
            <text:p/>
          </draw:line>
          <draw:path draw:style-name="gr6" draw:text-style-name="P4" draw:layer="layout" svg:width="0.257cm" svg:height="0.215cm" svg:x="7.503cm" svg:y="4.229cm" svg:viewBox="0 0 258 216" svg:d="M107 74c-40 22-95 57-71 92 21 33 78-2 119-26 52-31 89-63 72-91-24-38-99 13-120 25zM12 176c-68-123 180-238 235-137 66 118-175 244-235 137z">
            <text:p/>
          </draw:path>
        </draw:g>
        <draw:path draw:style-name="gr6" draw:text-style-name="P4" draw:layer="layout" svg:width="0.166cm" svg:height="0.446cm" svg:x="9.569cm" svg:y="4.088cm" svg:viewBox="0 0 167 447" svg:d="M33 303l-6 123 37-36c0 0 72-83 39-119-28-28-57 6-70 32zM0 0h44l-10 277c29-38 81-71 119-27 50 57-49 124-99 167-11 10-23 25-27 30h-12z">
          <text:p/>
        </draw:path>
        <draw:path draw:style-name="gr6" draw:text-style-name="P4" draw:layer="layout" svg:width="0.166cm" svg:height="0.445cm" svg:x="9.752cm" svg:y="3.824cm" svg:viewBox="0 0 167 446" svg:d="M33 302l-5 123 36-37c0 0 72-83 39-118-27-29-57 6-70 32zM0 0h44l-9 276c28-38 80-71 118-27 51 57-48 123-98 168-12 9-24 25-27 29h-12z">
          <text:p/>
        </draw:path>
        <draw:path draw:style-name="gr6" draw:text-style-name="P4" draw:layer="layout" svg:width="0.166cm" svg:height="0.445cm" svg:x="9.936cm" svg:y="4.177cm" svg:viewBox="0 0 167 446" svg:d="M32 302l-5 123 38-36c0 0 70-83 38-119-27-28-58 6-71 32zM0 0h44l-10 276c30-38 81-70 119-26 50 57-49 123-98 166-12 10-24 26-28 30h-12z">
          <text:p/>
        </draw:path>
        <draw:path draw:style-name="gr6" draw:text-style-name="P4" draw:layer="layout" svg:width="0.166cm" svg:height="0.445cm" svg:x="9.569cm" svg:y="6.327cm" svg:viewBox="0 0 167 446" svg:d="M33 303l-6 122 37-36c0 0 72-83 39-118-28-29-57 6-70 32zM0 0h44l-10 277c29-38 81-71 119-27 50 57-49 123-99 167-11 9-23 25-27 29h-12z">
          <text:p/>
        </draw:path>
        <draw:path draw:style-name="gr6" draw:text-style-name="P4" draw:layer="layout" svg:width="0.166cm" svg:height="0.445cm" svg:x="9.752cm" svg:y="6.062cm" svg:viewBox="0 0 167 446" svg:d="M33 302l-5 124 36-38c0 0 72-83 39-118-27-29-57 6-70 32zM0 0h44l-9 276c28-38 80-71 118-27 51 57-48 124-98 168-12 10-24 25-27 29h-12z">
          <text:p/>
        </draw:path>
        <draw:path draw:style-name="gr6" draw:text-style-name="P4" draw:layer="layout" svg:width="0.166cm" svg:height="0.445cm" svg:x="9.936cm" svg:y="6.415cm" svg:viewBox="0 0 167 446" svg:d="M32 303l-5 123 38-37c0 0 70-83 38-118-27-29-58 6-71 32zM0 0h44l-10 277c30-38 81-71 119-27 50 57-49 124-98 167-12 9-24 25-28 29h-12z">
          <text:p/>
        </draw:path>
        <draw:g>
          <draw:line draw:style-name="gr7" draw:text-style-name="P5" draw:layer="layout" svg:x1="10.558cm" svg:y1="6.934cm" svg:x2="10.558cm" svg:y2="6.343cm">
            <text:p/>
          </draw:line>
          <draw:path draw:style-name="gr6" draw:text-style-name="P4" draw:layer="layout" svg:width="0.256cm" svg:height="0.216cm" svg:x="10.55cm" svg:y="6.203cm" svg:viewBox="0 0 257 217" svg:d="M106 74c-41 21-94 57-71 93 21 31 79-2 119-27 52-31 89-64 72-91-23-38-98 13-120 25zM12 177c-69-124 179-238 234-139 65 120-176 245-234 139z">
            <text:p/>
          </draw:path>
        </draw:g>
        <draw:g>
          <draw:line draw:style-name="gr7" draw:text-style-name="P5" draw:layer="layout" svg:x1="10.797cm" svg:y1="6.015cm" svg:x2="10.797cm" svg:y2="5.512cm">
            <text:p/>
          </draw:line>
          <draw:path draw:style-name="gr6" draw:text-style-name="P4" draw:layer="layout" svg:width="0.256cm" svg:height="0.216cm" svg:x="10.55cm" svg:y="5.938cm" svg:viewBox="0 0 257 217" svg:d="M106 74c-41 22-94 57-71 93 21 32 79-3 119-27 52-30 89-63 72-91-23-38-98 13-120 25zM12 176c-69-123 179-238 234-137 65 118-176 245-234 137z">
            <text:p/>
          </draw:path>
        </draw:g>
        <draw:g>
          <draw:line draw:style-name="gr7" draw:text-style-name="P5" draw:layer="layout" svg:x1="10.558cm" svg:y1="5.137cm" svg:x2="10.558cm" svg:y2="4.633cm">
            <text:p/>
          </draw:line>
          <draw:path draw:style-name="gr6" draw:text-style-name="P4" draw:layer="layout" svg:width="0.256cm" svg:height="0.216cm" svg:x="10.55cm" svg:y="4.493cm" svg:viewBox="0 0 257 217" svg:d="M106 74c-41 21-94 58-71 93 21 31 79-2 119-27 52-31 89-64 72-91-23-38-98 13-120 25zM12 177c-69-124 179-238 234-139 65 120-176 245-234 139z">
            <text:p/>
          </draw:path>
        </draw:g>
        <draw:g>
          <draw:line draw:style-name="gr7" draw:text-style-name="P5" draw:layer="layout" svg:x1="10.797cm" svg:y1="4.217cm" svg:x2="10.797cm" svg:y2="3.714cm">
            <text:p/>
          </draw:line>
          <draw:path draw:style-name="gr6" draw:text-style-name="P4" draw:layer="layout" svg:width="0.256cm" svg:height="0.216cm" svg:x="10.55cm" svg:y="4.141cm" svg:viewBox="0 0 257 217" svg:d="M106 74c-41 21-94 57-71 92 21 31 79-2 119-26 52-31 89-64 72-92-23-38-98 14-120 26zM12 176c-69-123 179-238 234-139 65 120-176 246-234 139z">
            <text:p/>
          </draw:path>
        </draw:g>
        <draw:path draw:style-name="gr6" draw:text-style-name="P4" draw:layer="layout" svg:width="0.135cm" svg:height="0.554cm" svg:x="10.325cm" svg:y="5.768cm" svg:viewBox="0 0 136 555" svg:d="M110 335v-143l-86 32v144zM24 167l105-37 7 425h-26v-164l-105 37-5-428h24z">
          <text:p/>
        </draw:path>
        <draw:path draw:style-name="gr6" draw:text-style-name="P4" draw:layer="layout" svg:width="0.168cm" svg:height="0.541cm" svg:x="12.615cm" svg:y="3.801cm" svg:viewBox="0 0 169 542" svg:d="M114 202l-60 28v115l60-28zM114 511v-132l-60 30v133h-23v-121l-31 12v-64l31-12v-117l-31 12v-62l31-14v-142h23v132l60-28v-138h23v128l32-14v62l-32 14v117l32-14v62l-32 14v142z">
          <text:p/>
        </draw:path>
        <draw:path draw:style-name="gr6" draw:text-style-name="P4" draw:layer="layout" svg:width="0.168cm" svg:height="0.541cm" svg:x="12.615cm" svg:y="6.039cm" svg:viewBox="0 0 169 542" svg:d="M114 203l-60 28v114l60-28zM114 511v-131l-60 29v133h-23v-121l-31 12v-64l31-12v-116l-31 12v-62l31-15v-141h23v131l60-28v-138h23v128l32-14v62l-32 15v116l32-14v62l-32 14v142z">
          <text:p/>
        </draw:path>
        <draw:g>
          <draw:line draw:style-name="gr7" draw:text-style-name="P5" draw:layer="layout" svg:x1="13.26cm" svg:y1="6.758cm" svg:x2="13.26cm" svg:y2="6.167cm">
            <text:p/>
          </draw:line>
          <draw:path draw:style-name="gr6" draw:text-style-name="P4" draw:layer="layout" svg:width="0.256cm" svg:height="0.215cm" svg:x="13.252cm" svg:y="6.026cm" svg:viewBox="0 0 257 216" svg:d="M105 74c-40 21-93 58-70 93 21 31 78-3 119-27 52-30 90-64 72-92-23-38-99 13-121 26zM12 177c-68-124 180-238 234-139 65 119-175 245-234 139z">
            <text:p/>
          </draw:path>
        </draw:g>
        <draw:g>
          <draw:line draw:style-name="gr7" draw:text-style-name="P5" draw:layer="layout" svg:x1="13.5cm" svg:y1="5.927cm" svg:x2="13.5cm" svg:y2="5.511cm">
            <text:p/>
          </draw:line>
          <draw:path draw:style-name="gr6" draw:text-style-name="P4" draw:layer="layout" svg:width="0.256cm" svg:height="0.216cm" svg:x="13.252cm" svg:y="5.85cm" svg:viewBox="0 0 257 217" svg:d="M105 74c-40 22-93 57-70 93 21 31 78-3 119-27 52-30 90-63 72-92-23-38-99 13-121 26zM12 176c-68-124 180-238 234-138 65 119-175 245-234 138z">
            <text:p/>
          </draw:path>
        </draw:g>
        <draw:g>
          <draw:line draw:style-name="gr7" draw:text-style-name="P5" draw:layer="layout" svg:x1="13.26cm" svg:y1="5.401cm" svg:x2="13.26cm" svg:y2="4.899cm">
            <text:p/>
          </draw:line>
          <draw:path draw:style-name="gr6" draw:text-style-name="P4" draw:layer="layout" svg:width="0.256cm" svg:height="0.216cm" svg:x="13.252cm" svg:y="4.758cm" svg:viewBox="0 0 257 217" svg:d="M105 73c-40 23-93 58-70 94 21 31 78-3 119-27 52-30 90-64 72-92-23-38-99 13-121 25zM12 176c-68-123 180-238 234-138 65 119-175 245-234 138z">
            <text:p/>
          </draw:path>
        </draw:g>
        <draw:path draw:style-name="gr6" draw:text-style-name="P4" draw:layer="layout" svg:width="0.168cm" svg:height="0.541cm" svg:x="9.24cm" svg:y="9.739cm" svg:viewBox="0 0 169 542" svg:d="M115 202l-61 28v115l61-28zM115 511v-131l-61 29v133h-22v-121l-32 12v-64l32-12v-117l-32 12v-62l32-14v-141h22v131l61-28v-138h22v128l32-14v62l-32 14v117l32-14v62l-32 14v142z">
          <text:p/>
        </draw:path>
        <draw:g>
          <draw:line draw:style-name="gr7" draw:text-style-name="P5" draw:layer="layout" svg:x1="13.5cm" svg:y1="4.658cm" svg:x2="13.5cm" svg:y2="4.067cm">
            <text:p/>
          </draw:line>
          <draw:path draw:style-name="gr6" draw:text-style-name="P4" draw:layer="layout" svg:width="0.256cm" svg:height="0.216cm" svg:x="13.252cm" svg:y="4.582cm" svg:viewBox="0 0 257 217" svg:d="M105 74c-40 21-93 57-70 92 21 31 78-2 118-27 53-30 90-63 73-90-23-39-99 13-121 25zM12 176c-69-123 180-238 234-139 65 120-176 246-234 139z">
            <text:p/>
          </draw:path>
        </draw:g>
        <draw:path draw:style-name="gr6" draw:text-style-name="P4" draw:layer="layout" svg:width="0.166cm" svg:height="0.445cm" svg:x="15.317cm" svg:y="4.089cm" svg:viewBox="0 0 167 446" svg:d="M33 302l-5 123 37-36c0 0 71-83 38-119-27-28-56 6-70 32zM0 0h45l-10 276c29-38 80-71 118-26 50 57-48 123-97 166-12 10-25 25-28 30h-12z">
          <text:p/>
        </draw:path>
        <draw:path draw:style-name="gr6" draw:text-style-name="P4" draw:layer="layout" svg:width="0.166cm" svg:height="0.445cm" svg:x="15.501cm" svg:y="3.824cm" svg:viewBox="0 0 167 446" svg:d="M32 302l-5 123 36-37c0 0 72-83 39-118-27-29-57 6-70 32zM0 0h44l-10 276c29-38 81-71 119-27 50 57-49 124-99 168-11 9-23 25-27 29h-12z">
          <text:p/>
        </draw:path>
        <draw:path draw:style-name="gr6" draw:text-style-name="P4" draw:layer="layout" svg:width="0.166cm" svg:height="0.445cm" svg:x="15.684cm" svg:y="4.177cm" svg:viewBox="0 0 167 446" svg:d="M33 302l-5 123 36-36c0 0 72-83 39-118-27-29-57 6-70 31zM0 0h44l-9 277c28-38 80-71 118-27 50 57-48 123-99 167-11 9-23 25-26 29h-12z">
          <text:p/>
        </draw:path>
        <draw:path draw:style-name="gr6" draw:text-style-name="P4" draw:layer="layout" svg:width="0.167cm" svg:height="0.445cm" svg:x="15.867cm" svg:y="3.912cm" svg:viewBox="0 0 168 446" svg:d="M33 302l-5 124 37-37c0 0 71-84 38-119-26-29-57 6-70 32zM0 0h45l-10 276c30-38 81-71 119-27 50 57-49 125-99 168-11 10-23 25-27 29h-12z">
          <text:p/>
        </draw:path>
        <draw:path draw:style-name="gr6" draw:text-style-name="P4" draw:layer="layout" svg:width="0.166cm" svg:height="0.445cm" svg:x="15.317cm" svg:y="6.327cm" svg:viewBox="0 0 167 446" svg:d="M33 303l-5 122 37-36c0 0 71-83 38-118-27-29-56 6-70 32zM0 0h45l-10 277c29-38 80-71 118-27 50 57-48 124-97 167-12 9-25 25-28 29h-12z">
          <text:p/>
        </draw:path>
        <draw:path draw:style-name="gr6" draw:text-style-name="P4" draw:layer="layout" svg:width="0.166cm" svg:height="0.446cm" svg:x="15.501cm" svg:y="6.062cm" svg:viewBox="0 0 167 447" svg:d="M32 302l-5 124 36-37c0 0 72-83 39-119-27-28-57 6-70 32zM0 0h44l-10 276c29-38 81-71 119-27 50 57-49 124-99 168-11 10-23 25-27 30h-12z">
          <text:p/>
        </draw:path>
        <draw:path draw:style-name="gr6" draw:text-style-name="P4" draw:layer="layout" svg:width="0.166cm" svg:height="0.445cm" svg:x="15.684cm" svg:y="6.415cm" svg:viewBox="0 0 167 446" svg:d="M33 303l-5 123 36-37c0 0 72-83 39-118-27-29-57 6-70 32zM0 0h44l-9 277c28-38 80-71 118-27 50 57-48 124-99 167-11 10-23 25-26 29h-12z">
          <text:p/>
        </draw:path>
        <draw:path draw:style-name="gr6" draw:text-style-name="P4" draw:layer="layout" svg:width="0.167cm" svg:height="0.445cm" svg:x="15.867cm" svg:y="6.151cm" svg:viewBox="0 0 168 446" svg:d="M33 301l-5 124 37-36c0 0 71-83 38-120-26-28-57 6-70 32zM0 0h45l-10 275c30-38 81-70 119-26 50 58-49 124-99 168-11 9-23 25-27 29h-12z">
          <text:p/>
        </draw:path>
        <draw:g>
          <draw:line draw:style-name="gr7" draw:text-style-name="P5" draw:layer="layout" svg:x1="16.49cm" svg:y1="7.199cm" svg:x2="16.49cm" svg:y2="6.608cm">
            <text:p/>
          </draw:line>
          <draw:path draw:style-name="gr6" draw:text-style-name="P4" draw:layer="layout" svg:width="0.257cm" svg:height="0.216cm" svg:x="16.482cm" svg:y="6.467cm" svg:viewBox="0 0 258 217" svg:d="M107 74c-40 22-95 58-70 93 20 31 78-3 118-27 52-30 89-64 72-92-23-38-99 13-120 26zM12 177c-68-124 180-238 235-139 66 120-175 245-235 139z">
            <text:p/>
          </draw:path>
        </draw:g>
        <draw:g>
          <draw:line draw:style-name="gr7" draw:text-style-name="P5" draw:layer="layout" svg:x1="16.729cm" svg:y1="6.191cm" svg:x2="16.729cm" svg:y2="5.689cm">
            <text:p/>
          </draw:line>
          <draw:path draw:style-name="gr6" draw:text-style-name="P4" draw:layer="layout" svg:width="0.257cm" svg:height="0.216cm" svg:x="16.482cm" svg:y="6.115cm" svg:viewBox="0 0 258 217" svg:d="M107 74c-40 21-95 57-70 92 20 31 78-2 118-27 52-30 89-63 72-90-23-39-99 13-120 25zM12 176c-68-123 180-238 235-138 66 119-175 245-235 138z">
            <text:p/>
          </draw:path>
        </draw:g>
        <draw:g>
          <draw:line draw:style-name="gr7" draw:text-style-name="P5" draw:layer="layout" svg:x1="16.49cm" svg:y1="5.313cm" svg:x2="16.49cm" svg:y2="4.809cm">
            <text:p/>
          </draw:line>
          <draw:path draw:style-name="gr6" draw:text-style-name="P4" draw:layer="layout" svg:width="0.257cm" svg:height="0.216cm" svg:x="16.482cm" svg:y="4.67cm" svg:viewBox="0 0 258 217" svg:d="M107 74c-40 22-95 57-70 93 20 32 78-3 118-27 52-30 89-63 72-91-23-38-99 13-120 25zM12 177c-68-124 180-239 235-138 66 118-175 244-235 138z">
            <text:p/>
          </draw:path>
        </draw:g>
        <draw:g>
          <draw:line draw:style-name="gr7" draw:text-style-name="P5" draw:layer="layout" svg:x1="16.729cm" svg:y1="4.393cm" svg:x2="16.729cm" svg:y2="3.802cm">
            <text:p/>
          </draw:line>
          <draw:path draw:style-name="gr6" draw:text-style-name="P4" draw:layer="layout" svg:width="0.257cm" svg:height="0.216cm" svg:x="16.482cm" svg:y="4.317cm" svg:viewBox="0 0 258 217" svg:d="M107 73c-40 23-95 58-70 94 20 31 78-3 118-27 52-30 89-64 72-92-23-38-99 13-120 25zM12 176c-68-123 180-238 235-138 66 119-175 245-235 138z">
            <text:p/>
          </draw:path>
        </draw:g>
        <draw:path draw:style-name="gr6" draw:text-style-name="P4" draw:layer="layout" svg:width="0.135cm" svg:height="0.554cm" svg:x="16.257cm" svg:y="4.5cm" svg:viewBox="0 0 136 555" svg:d="M110 335v-144l-85 32v145zM25 166l104-37 7 426h-26v-164l-105 36-5-427h25z">
          <text:p/>
        </draw:path>
        <draw:path draw:style-name="gr6" draw:text-style-name="P4" draw:layer="layout" svg:width="0.468cm" svg:height="1.316cm" svg:x="3.342cm" svg:y="9.692cm" svg:viewBox="0 0 469 1317" svg:d="M407 809c-24-46-81-73-132-69l62 260c87-36 108-123 70-191zM325 318c53-114-1-197-10-238-65 41-98 83-124 156-30 82-18 141 6 226l6 22c46-46 90-99 122-166zM55 813c-4 111 86 217 225 201 13-2 25-4 36-7l-1-5-62-257c-18 5-36 15-49 31-42 49-32 123 28 164l-4 15c-69-33-125-123-81-207 23-42 53-66 87-78l-26-94c-76 69-150 131-153 237zM465 791c19 107-29 194-123 229l4 18c23 103 50 236-77 272-94 28-185-29-182-109 1-55 36-94 90-93 56 2 92 29 87 97-6 74-84 64-84 75 0 10 31 21 50 17 144-25 131-99 90-270-21 5-43 8-67 9-47 2-253-40-253-256 0-121 93-190 186-280l-3-13c-32-111-62-174-33-296 12-53 67-140 145-191 71 131 125 206 66 376-27 79-81 134-136 185l30 104c92-16 197 54 210 126z">
          <text:p/>
        </draw:path>
        <draw:path draw:style-name="gr6" draw:text-style-name="P4" draw:layer="layout" svg:width="0.527cm" svg:height="0.612cm" svg:x="3.301cm" svg:y="11.984cm" svg:viewBox="0 0 528 613" svg:d="M486 311c-25 0-44-23-42-47 2-22 20-37 42-37 21 0 39 19 39 40 0 23-17 44-39 44zM486 136c-24 0-44-21-43-44s20-40 43-40 42 18 42 42c0 23-19 42-42 42zM117 122c17-4 53-5 66 30 18 49-8 86-34 96-45 18-108-19-108-70-1-56 21-109 79-152 34-24 140-46 207 7 146 117 84 338-71 465-69 57-147 109-256 115v-21c36-6 57-13 90-28 112-52 179-148 224-254 52-125-6-317-150-279-62 15-91 88-75 105 1 2 9-9 28-14z">
          <text:p/>
        </draw:path>
        <draw:g>
          <draw:line draw:style-name="gr7" draw:text-style-name="P5" draw:layer="layout" svg:x1="4.033cm" svg:y1="12.524cm" svg:x2="4.033cm" svg:y2="11.933cm">
            <text:p/>
          </draw:line>
          <draw:path draw:style-name="gr6" draw:text-style-name="P4" draw:layer="layout" svg:width="0.256cm" svg:height="0.216cm" svg:x="4.025cm" svg:y="11.793cm" svg:viewBox="0 0 257 217" svg:d="M105 74c-40 21-93 57-70 93 21 31 78-2 119-28 52-30 90-63 72-90-23-38-99 13-121 25zM12 177c-69-124 179-238 234-139 65 120-175 245-234 139z">
            <text:p/>
          </draw:path>
        </draw:g>
        <draw:g>
          <draw:line draw:style-name="gr7" draw:text-style-name="P5" draw:layer="layout" svg:x1="4.273cm" svg:y1="10.512cm" svg:x2="4.273cm" svg:y2="9.921cm">
            <text:p/>
          </draw:line>
          <draw:path draw:style-name="gr6" draw:text-style-name="P4" draw:layer="layout" svg:width="0.256cm" svg:height="0.215cm" svg:x="4.025cm" svg:y="10.436cm" svg:viewBox="0 0 257 216" svg:d="M105 74c-40 22-93 57-70 93 21 31 78-3 119-27 52-30 90-63 72-91-23-38-99 13-121 25zM12 176c-69-122 179-238 234-137 65 118-175 245-234 137z">
            <text:p/>
          </draw:path>
        </draw:g>
        <draw:g>
          <draw:line draw:style-name="gr7" draw:text-style-name="P5" draw:layer="layout" svg:x1="4.288cm" svg:y1="11.166cm" svg:x2="4.288cm" svg:y2="10.664cm">
            <text:p/>
          </draw:line>
          <draw:path draw:style-name="gr6" draw:text-style-name="P4" draw:layer="layout" svg:width="0.256cm" svg:height="0.215cm" svg:x="4.279cm" svg:y="10.524cm" svg:viewBox="0 0 257 216" svg:d="M105 74c-40 21-93 58-70 93 21 31 78-3 119-27 52-31 90-64 72-92-23-38-99 13-121 26zM12 176c-69-123 179-237 234-138 65 119-175 245-234 138z">
            <text:p/>
          </draw:path>
        </draw:g>
        <draw:path draw:style-name="gr6" draw:text-style-name="P4" draw:layer="layout" svg:width="0.168cm" svg:height="0.541cm" svg:x="6.108cm" svg:y="9.743cm" svg:viewBox="0 0 169 542" svg:d="M114 203l-60 27v115l60-27zM114 511v-131l-60 29v133h-23v-121l-31 13v-64l31-13v-116l-31 12v-63l31-13v-142h23v131l60-27v-139h22v128l33-14v63l-33 13v117l33-14v63l-33 14v141z">
          <text:p/>
        </draw:path>
        <draw:path draw:style-name="gr6" draw:text-style-name="P4" draw:layer="layout" svg:width="0.168cm" svg:height="0.541cm" svg:x="6.314cm" svg:y="10.008cm" svg:viewBox="0 0 169 542" svg:d="M114 203l-60 28v114l60-28zM114 511v-132l-60 30v133h-23v-121l-31 12v-64l31-12v-116l-31 12v-62l31-14v-142h23v132l60-28v-139h24v129l31-14v62l-31 14v116l31-14v62l-31 14v142z">
          <text:p/>
        </draw:path>
        <draw:path draw:style-name="gr6" draw:text-style-name="P4" draw:layer="layout" svg:width="0.167cm" svg:height="0.541cm" svg:x="6.521cm" svg:y="9.655cm" svg:viewBox="0 0 168 542" svg:d="M115 202l-62 28v114l62-28zM115 511v-131l-62 29v133h-22v-121l-31 12v-64l31-12v-117l-31 12v-62l31-14v-141h22v131l62-28v-138h22v128l31-14v62l-31 14v116l31-14v63l-31 14v142z">
          <text:p/>
        </draw:path>
        <draw:path draw:style-name="gr6" draw:text-style-name="P4" draw:layer="layout" svg:width="0.168cm" svg:height="0.542cm" svg:x="6.108cm" svg:y="11.893cm" svg:viewBox="0 0 169 543" svg:d="M114 203l-60 27v115l60-27zM114 511v-131l-60 29v134h-23v-121l-31 12v-64l31-12v-117l-31 12v-62l31-14v-142h23v131l60-27v-139h22v128l33-13v62l-33 14v116l33-13v62l-33 14v141z">
          <text:p/>
        </draw:path>
        <draw:path draw:style-name="gr6" draw:text-style-name="P4" draw:layer="layout" svg:width="0.168cm" svg:height="0.541cm" svg:x="6.314cm" svg:y="12.158cm" svg:viewBox="0 0 169 542" svg:d="M114 203l-60 28v114l60-28zM114 511v-131l-60 29v133h-23v-121l-31 12v-64l31-12v-116l-31 12v-62l31-14v-141h23v131l60-28v-139h24v129l31-14v62l-31 14v116l31-14v62l-31 14v142z">
          <text:p/>
        </draw:path>
        <draw:path draw:style-name="gr6" draw:text-style-name="P4" draw:layer="layout" svg:width="0.167cm" svg:height="0.541cm" svg:x="6.521cm" svg:y="11.805cm" svg:viewBox="0 0 168 542" svg:d="M115 202l-62 28v114l62-27zM115 511v-131l-62 29v133h-22v-121l-31 12v-64l31-13v-116l-31 13v-63l31-13v-142h22v131l62-28v-138h22v128l31-14v63l-31 13v116l31-14v63l-31 14v142z">
          <text:p/>
        </draw:path>
        <draw:g>
          <draw:line draw:style-name="gr8" draw:text-style-name="P3" draw:layer="layout" svg:x1="7.404cm" svg:y1="11.78cm" svg:x2="7.404cm" svg:y2="11.366cm">
            <text:p/>
          </draw:line>
          <draw:path draw:style-name="gr6" draw:text-style-name="P4" draw:layer="layout" svg:width="0.256cm" svg:height="0.215cm" svg:x="7.158cm" svg:y="11.704cm" svg:viewBox="0 0 257 216" svg:d="M105 73c-40 22-93 58-70 93 21 31 78-3 119-27 52-30 89-63 72-91-23-39-99 13-121 25zM12 175c-69-122 179-237 234-137 65 118-176 245-234 137z">
            <text:p/>
          </draw:path>
        </draw:g>
        <draw:g>
          <draw:line draw:style-name="gr7" draw:text-style-name="P5" draw:layer="layout" svg:x1="7.421cm" svg:y1="12.524cm" svg:x2="7.421cm" svg:y2="11.933cm">
            <text:p/>
          </draw:line>
          <draw:path draw:style-name="gr6" draw:text-style-name="P4" draw:layer="layout" svg:width="0.256cm" svg:height="0.216cm" svg:x="7.412cm" svg:y="11.792cm" svg:viewBox="0 0 257 217" svg:d="M105 74c-40 21-93 57-70 93 21 31 78-2 119-28 52-30 89-63 72-90-23-38-99 13-121 25zM12 177c-69-124 180-238 234-139 65 120-176 245-234 139z">
            <text:p/>
          </draw:path>
        </draw:g>
        <draw:g>
          <draw:line draw:style-name="gr7" draw:text-style-name="P5" draw:layer="layout" svg:x1="7.166cm" svg:y1="11.079cm" svg:x2="7.166cm" svg:y2="10.576cm">
            <text:p/>
          </draw:line>
          <draw:path draw:style-name="gr6" draw:text-style-name="P4" draw:layer="layout" svg:width="0.256cm" svg:height="0.216cm" svg:x="7.158cm" svg:y="10.436cm" svg:viewBox="0 0 257 217" svg:d="M105 74c-40 22-93 57-70 93 21 31 78-3 119-27 52-30 89-63 72-91-23-38-99 13-121 25zM12 176c-69-123 179-238 234-137 65 118-176 245-234 137z">
            <text:p/>
          </draw:path>
        </draw:g>
        <draw:g>
          <draw:line draw:style-name="gr7" draw:text-style-name="P5" draw:layer="layout" svg:x1="7.405cm" svg:y1="10.071cm" svg:x2="7.405cm" svg:y2="9.568cm">
            <text:p/>
          </draw:line>
          <draw:path draw:style-name="gr6" draw:text-style-name="P4" draw:layer="layout" svg:width="0.256cm" svg:height="0.215cm" svg:x="7.158cm" svg:y="9.995cm" svg:viewBox="0 0 257 216" svg:d="M105 74c-40 22-93 57-70 93 21 31 78-3 119-27 52-30 89-63 72-91-23-38-99 13-121 25zM12 176c-69-122 179-238 234-137 65 118-176 245-234 137z">
            <text:p/>
          </draw:path>
        </draw:g>
        <draw:path draw:style-name="gr6" draw:text-style-name="P4" draw:layer="layout" svg:width="0.168cm" svg:height="0.542cm" svg:x="6.912cm" svg:y="9.831cm" svg:viewBox="0 0 169 543" svg:d="M115 204l-60 27v114l60-27zM115 511v-131l-60 29v134h-23v-121l-32 12v-64l32-12v-116l-32 12v-62l32-15v-142h23v131l60-27v-139h23v128l31-13v62l-31 15v115l31-13v62l-31 14v141z">
          <text:p/>
        </draw:path>
        <draw:g>
          <draw:line draw:style-name="gr8" draw:text-style-name="P3" draw:layer="layout" svg:x1="13.417cm" svg:y1="10.6cm" svg:x2="13.417cm" svg:y2="10.009cm">
            <text:p/>
          </draw:line>
          <draw:path draw:style-name="gr6" draw:text-style-name="P4" draw:layer="layout" svg:width="0.256cm" svg:height="0.215cm" svg:x="13.171cm" svg:y="10.524cm" svg:viewBox="0 0 257 216" svg:d="M106 74c-40 21-94 58-70 93 21 31 78-3 118-27 52-31 89-64 72-92-23-38-99 13-120 26zM12 176c-69-123 179-237 234-138 66 119-175 245-234 138z">
            <text:p/>
          </draw:path>
        </draw:g>
        <draw:path draw:style-name="gr6" draw:text-style-name="P4" draw:layer="layout" svg:width="0.168cm" svg:height="0.541cm" svg:x="12.925cm" svg:y="10.361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7cm" svg:height="0.542cm" svg:x="9.241cm" svg:y="11.893cm" svg:viewBox="0 0 168 543" svg:d="M115 203l-61 27v115l61-27zM115 511v-131l-61 29v134h-22v-121l-32 12v-64l32-12v-117l-32 12v-62l32-14v-142h22v131l61-27v-139h22v128l31-13v62l-31 14v116l31-13v62l-31 14v141z">
          <text:p/>
        </draw:path>
        <draw:g>
          <draw:line draw:style-name="gr7" draw:text-style-name="P5" draw:layer="layout" svg:x1="9.879cm" svg:y1="13.135cm" svg:x2="9.879cm" svg:y2="12.544cm">
            <text:p/>
          </draw:line>
          <draw:path draw:style-name="gr6" draw:text-style-name="P4" draw:layer="layout" svg:width="0.256cm" svg:height="0.216cm" svg:x="9.871cm" svg:y="12.404cm" svg:viewBox="0 0 257 217" svg:d="M105 74c-40 22-93 57-70 93 21 32 78-3 118-27 52-31 91-63 72-91-23-38-98 13-120 25zM12 177c-70-124 179-239 234-138 65 118-176 244-234 138z">
            <text:p/>
          </draw:path>
        </draw:g>
        <draw:g>
          <draw:line draw:style-name="gr7" draw:text-style-name="P5" draw:layer="layout" svg:x1="10.119cm" svg:y1="11.864cm" svg:x2="10.119cm" svg:y2="11.448cm">
            <text:p/>
          </draw:line>
          <draw:path draw:style-name="gr6" draw:text-style-name="P4" draw:layer="layout" svg:width="0.256cm" svg:height="0.216cm" svg:x="9.871cm" svg:y="11.787cm" svg:viewBox="0 0 257 217" svg:d="M105 74c-40 21-93 57-70 93 21 31 78-2 118-28 52-30 91-63 72-90-23-38-98 13-120 25zM12 177c-70-124 179-238 234-139 65 120-176 245-234 139z">
            <text:p/>
          </draw:path>
        </draw:g>
        <draw:g>
          <draw:line draw:style-name="gr7" draw:text-style-name="P5" draw:layer="layout" svg:x1="9.878cm" svg:y1="11.36cm" svg:x2="9.878cm" svg:y2="10.858cm">
            <text:p/>
          </draw:line>
          <draw:path draw:style-name="gr6" draw:text-style-name="P4" draw:layer="layout" svg:width="0.257cm" svg:height="0.216cm" svg:x="9.87cm" svg:y="10.718cm" svg:viewBox="0 0 258 217" svg:d="M106 73c-40 22-94 57-70 94 20 31 78-3 118-28 52-30 90-63 72-91-23-38-99 13-120 25zM12 176c-69-123 179-238 235-138 65 119-176 245-235 138z">
            <text:p/>
          </draw:path>
        </draw:g>
        <draw:g>
          <draw:line draw:style-name="gr7" draw:text-style-name="P5" draw:layer="layout" svg:x1="10.117cm" svg:y1="10.413cm" svg:x2="10.117cm" svg:y2="9.822cm">
            <text:p/>
          </draw:line>
          <draw:path draw:style-name="gr6" draw:text-style-name="P4" draw:layer="layout" svg:width="0.257cm" svg:height="0.216cm" svg:x="9.87cm" svg:y="10.337cm" svg:viewBox="0 0 258 217" svg:d="M106 73c-40 23-94 58-70 94 20 31 78-3 118-27 52-30 90-64 72-92-23-38-99 13-120 25zM12 176c-69-123 179-238 235-138 65 119-176 245-235 138z">
            <text:p/>
          </draw:path>
        </draw:g>
        <draw:path draw:style-name="gr6" draw:text-style-name="P4" draw:layer="layout" svg:width="0.168cm" svg:height="0.541cm" svg:x="9.624cm" svg:y="10.586cm" svg:viewBox="0 0 169 542" svg:d="M114 202l-60 28v114l60-27zM114 511v-132l-60 29v134h-23v-122l-31 12v-64l31-12v-116l-31 13v-63l31-13v-142h23v131l60-27v-139h23v128l32-14v63l-32 13v116l32-14v63l-32 13v143z">
          <text:p/>
        </draw:path>
        <draw:path draw:style-name="gr6" draw:text-style-name="P4" draw:layer="layout" svg:width="0.166cm" svg:height="0.445cm" svg:x="12.373cm" svg:y="12.181cm" svg:viewBox="0 0 167 446" svg:d="M33 303l-5 123 36-37c0 0 72-83 39-118-28-29-57 6-70 32zM0 0h44l-9 277c28-38 80-71 118-27 50 57-48 124-98 167-12 10-24 25-27 29h-12z">
          <text:p/>
        </draw:path>
        <draw:path draw:style-name="gr6" draw:text-style-name="P4" draw:layer="layout" svg:width="0.166cm" svg:height="0.445cm" svg:x="12.557cm" svg:y="11.917cm" svg:viewBox="0 0 167 446" svg:d="M32 301l-5 124 37-36c0 0 71-84 38-120-27-28-57 6-70 32zM0 0h44l-10 275c29-38 80-70 119-26 50 57-50 124-99 167-11 10-23 26-27 30h-12z">
          <text:p/>
        </draw:path>
        <draw:g>
          <draw:line draw:style-name="gr7" draw:text-style-name="P5" draw:layer="layout" svg:x1="13.179cm" svg:y1="12.965cm" svg:x2="13.179cm" svg:y2="12.374cm">
            <text:p/>
          </draw:line>
          <draw:path draw:style-name="gr6" draw:text-style-name="P4" draw:layer="layout" svg:width="0.256cm" svg:height="0.216cm" svg:x="13.171cm" svg:y="12.233cm" svg:viewBox="0 0 257 217" svg:d="M106 73c-40 22-94 59-70 94 21 31 78-3 118-27 52-31 89-64 72-92-23-38-98 13-120 25zM12 177c-69-124 180-238 234-139 66 120-175 245-234 139z">
            <text:p/>
          </draw:path>
        </draw:g>
        <draw:g>
          <draw:line draw:style-name="gr7" draw:text-style-name="P5" draw:layer="layout" svg:x1="13.418cm" svg:y1="11.958cm" svg:x2="13.418cm" svg:y2="11.455cm">
            <text:p/>
          </draw:line>
          <draw:path draw:style-name="gr6" draw:text-style-name="P4" draw:layer="layout" svg:width="0.256cm" svg:height="0.216cm" svg:x="13.171cm" svg:y="11.881cm" svg:viewBox="0 0 257 217" svg:d="M106 74c-40 21-94 57-70 92 21 31 78-2 118-27 52-30 89-63 72-91-23-38-98 14-120 26zM12 176c-69-123 180-238 234-139 66 120-175 246-234 139z">
            <text:p/>
          </draw:path>
        </draw:g>
        <draw:g>
          <draw:line draw:style-name="gr7" draw:text-style-name="P5" draw:layer="layout" svg:x1="13.179cm" svg:y1="11.344cm" svg:x2="13.179cm" svg:y2="10.928cm">
            <text:p/>
          </draw:line>
          <draw:path draw:style-name="gr6" draw:text-style-name="P4" draw:layer="layout" svg:width="0.256cm" svg:height="0.216cm" svg:x="13.171cm" svg:y="10.789cm" svg:viewBox="0 0 257 217" svg:d="M106 75c-40 21-94 57-70 92 21 31 78-2 118-26 52-31 89-64 72-92-23-38-98 13-120 26zM12 177c-69-124 180-238 234-139 66 120-175 245-234 139z">
            <text:p/>
          </draw:path>
        </draw:g>
        <draw:path draw:style-name="gr6" draw:text-style-name="P4" draw:layer="layout" svg:width="0.166cm" svg:height="0.445cm" svg:x="15.254cm" svg:y="10.031cm" svg:viewBox="0 0 167 446" svg:d="M33 302l-5 123 37-37c0 0 70-83 38-118-27-29-57 6-70 32zM0 0h45l-10 276c29-38 80-71 118-27 51 57-49 124-98 167-11 9-23 26-27 30h-12z">
          <text:p/>
        </draw:path>
        <draw:path draw:style-name="gr6" draw:text-style-name="P4" draw:layer="layout" svg:width="0.165cm" svg:height="0.446cm" svg:x="15.437cm" svg:y="9.766cm" svg:viewBox="0 0 166 447" svg:d="M33 303l-5 123 36-36c0 0 71-83 38-119-27-29-56 6-69 32zM0 0h44l-9 277c28-39 79-72 117-27 51 58-48 124-97 167-12 10-24 25-27 30h-12z">
          <text:p/>
        </draw:path>
        <draw:path draw:style-name="gr6" draw:text-style-name="P4" draw:layer="layout" svg:width="0.166cm" svg:height="0.445cm" svg:x="12.373cm" svg:y="10.031cm" svg:viewBox="0 0 167 446" svg:d="M33 302l-5 123 36-37c0 0 72-83 39-118-28-29-57 6-70 32zM0 0h44l-9 276c28-38 80-71 118-27 50 57-48 124-98 167-12 9-24 26-27 30h-12z">
          <text:p/>
        </draw:path>
        <draw:path draw:style-name="gr6" draw:text-style-name="P4" draw:layer="layout" svg:width="0.166cm" svg:height="0.446cm" svg:x="12.557cm" svg:y="9.766cm" svg:viewBox="0 0 167 447" svg:d="M32 303l-5 123 37-36c0 0 72-83 39-119-27-29-58 6-71 32zM0 0h44l-10 277c29-39 81-72 119-27 50 58-49 124-99 167-11 10-23 25-27 30h-12z">
          <text:p/>
        </draw:path>
        <draw:path draw:style-name="gr6" draw:text-style-name="P4" draw:layer="layout" svg:width="0.166cm" svg:height="0.446cm" svg:x="15.621cm" svg:y="10.119cm" svg:viewBox="0 0 167 447" svg:d="M32 302l-5 124 37-37c0 0 70-84 38-119-27-29-57 6-70 32zM0 0h44l-10 276c29-38 80-71 119-27 50 57-50 125-99 168-11 10-23 25-27 30h-12z">
          <text:p/>
        </draw:path>
        <draw:path draw:style-name="gr6" draw:text-style-name="P4" draw:layer="layout" svg:width="0.166cm" svg:height="0.445cm" svg:x="15.804cm" svg:y="9.855cm" svg:viewBox="0 0 167 446" svg:d="M33 302l-5 123 36-36c0 0 72-83 38-119-27-28-56 7-69 32zM0 0h44l-9 277c28-38 79-71 118-27 50 57-49 123-98 167-12 9-24 25-27 29h-12z">
          <text:p/>
        </draw:path>
        <draw:path draw:style-name="gr6" draw:text-style-name="P4" draw:layer="layout" svg:width="0.166cm" svg:height="0.446cm" svg:x="15.254cm" svg:y="12.181cm" svg:viewBox="0 0 167 447" svg:d="M34 303l-6 123 37-37c0 0 71-83 38-118-27-29-57 6-69 32zM0 0h45l-10 277c29-38 80-71 118-27 51 57-49 124-98 167-11 10-23 25-27 30h-12z">
          <text:p/>
        </draw:path>
        <draw:path draw:style-name="gr6" draw:text-style-name="P4" draw:layer="layout" svg:width="0.165cm" svg:height="0.445cm" svg:x="15.437cm" svg:y="11.917cm" svg:viewBox="0 0 166 446" svg:d="M33 301l-5 124 36-36c0 0 71-84 38-120-27-28-56 7-69 32zM0 0h44l-9 276c28-39 79-71 117-27 51 57-48 124-97 168-12 9-24 25-27 29h-12z">
          <text:p/>
        </draw:path>
        <draw:path draw:style-name="gr6" draw:text-style-name="P4" draw:layer="layout" svg:width="0.166cm" svg:height="0.445cm" svg:x="15.621cm" svg:y="12.27cm" svg:viewBox="0 0 167 446" svg:d="M33 301l-6 124 37-37c0 0 71-83 38-119-27-28-57 6-69 32zM0 0h44l-10 275c29-38 80-71 119-26 50 57-50 123-99 167-11 10-23 25-27 30h-12z">
          <text:p/>
        </draw:path>
        <draw:path draw:style-name="gr6" draw:text-style-name="P4" draw:layer="layout" svg:width="0.166cm" svg:height="0.445cm" svg:x="15.804cm" svg:y="12.005cm" svg:viewBox="0 0 167 446" svg:d="M33 303l-5 122 36-36c0 0 72-83 38-118-27-29-56 6-69 32zM0 0h44l-9 277c28-38 79-72 118-27 50 57-49 124-98 167-12 9-24 25-27 29h-12z">
          <text:p/>
        </draw:path>
        <draw:g>
          <draw:line draw:style-name="gr7" draw:text-style-name="P5" draw:layer="layout" svg:x1="16.427cm" svg:y1="12.7cm" svg:x2="16.427cm" svg:y2="12.109cm">
            <text:p/>
          </draw:line>
          <draw:path draw:style-name="gr6" draw:text-style-name="P4" draw:layer="layout" svg:width="0.256cm" svg:height="0.215cm" svg:x="16.418cm" svg:y="11.969cm" svg:viewBox="0 0 257 216" svg:d="M106 74c-40 22-94 57-71 93 21 32 79-3 120-27 52-30 89-63 72-91-24-38-99 13-121 25zM12 176c-68-123 180-238 234-137 65 118-175 244-234 137z">
            <text:p/>
          </draw:path>
        </draw:g>
        <draw:g>
          <draw:line draw:style-name="gr7" draw:text-style-name="P5" draw:layer="layout" svg:x1="16.666cm" svg:y1="11.605cm" svg:x2="16.666cm" svg:y2="11.189cm">
            <text:p/>
          </draw:line>
          <draw:path draw:style-name="gr6" draw:text-style-name="P4" draw:layer="layout" svg:width="0.256cm" svg:height="0.216cm" svg:x="16.418cm" svg:y="11.528cm" svg:viewBox="0 0 257 217" svg:d="M106 74c-40 22-94 57-71 93 21 32 79-3 120-27 52-30 89-63 72-91-24-38-99 13-121 25zM12 176c-68-123 180-238 234-137 65 118-175 245-234 137z">
            <text:p/>
          </draw:path>
        </draw:g>
        <draw:g>
          <draw:line draw:style-name="gr7" draw:text-style-name="P5" draw:layer="layout" svg:x1="16.427cm" svg:y1="10.991cm" svg:x2="16.427cm" svg:y2="10.4cm">
            <text:p/>
          </draw:line>
          <draw:path draw:style-name="gr6" draw:text-style-name="P4" draw:layer="layout" svg:width="0.256cm" svg:height="0.216cm" svg:x="16.418cm" svg:y="10.26cm" svg:viewBox="0 0 257 217" svg:d="M106 74c-40 22-94 57-71 92 21 33 79-2 120-26 52-31 89-63 72-91-24-38-99 13-121 25zM12 177c-68-124 180-239 234-139 65 119-175 245-234 139z">
            <text:p/>
          </draw:path>
        </draw:g>
        <draw:g>
          <draw:line draw:style-name="gr7" draw:text-style-name="P5" draw:layer="layout" svg:x1="16.666cm" svg:y1="10.16cm" svg:x2="16.666cm" svg:y2="9.657cm">
            <text:p/>
          </draw:line>
          <draw:path draw:style-name="gr6" draw:text-style-name="P4" draw:layer="layout" svg:width="0.256cm" svg:height="0.216cm" svg:x="16.418cm" svg:y="10.083cm" svg:viewBox="0 0 257 217" svg:d="M106 74c-40 21-94 58-71 93 21 31 79-3 120-27 52-31 89-64 72-92-24-38-99 13-121 26zM12 177c-68-124 180-238 234-139 65 120-175 245-234 139z">
            <text:p/>
          </draw:path>
        </draw:g>
        <draw:path draw:style-name="gr6" draw:text-style-name="P4" draw:layer="layout" svg:width="0.468cm" svg:height="1.316cm" svg:x="3.342cm" svg:y="15.547cm" svg:viewBox="0 0 469 1317" svg:d="M408 807c-25-46-82-72-133-68l62 260c87-35 108-124 71-192zM325 316c53-113 0-195-10-237-65 42-98 83-124 156-30 81-18 141 6 226l7 21c45-46 89-98 121-166zM55 812c-4 111 86 217 225 201 13-2 26-3 36-7l-1-4-62-259c-18 5-36 16-49 31-42 50-32 125 28 166l-3 14c-70-33-126-123-82-207 23-43 53-67 87-78l-26-94c-76 69-150 130-153 237zM465 790c19 107-29 195-123 229l4 18c24 103 50 236-77 273-94 27-185-30-182-109 1-56 36-95 90-94 56 2 92 30 87 97-6 74-84 64-84 75s31 21 50 18c144-25 131-100 90-271-21 5-43 9-67 10-47 1-253-40-253-257 0-121 93-191 186-280l-3-13c-32-112-62-174-33-296 12-53 67-139 145-190 71 130 125 205 66 374-27 80-81 135-136 185l30 105c92-17 197 53 210 126z">
          <text:p/>
        </draw:path>
        <draw:path draw:style-name="gr6" draw:text-style-name="P4" draw:layer="layout" svg:width="0.527cm" svg:height="0.612cm" svg:x="3.301cm" svg:y="17.838cm" svg:viewBox="0 0 528 613" svg:d="M486 311c-24 0-43-22-42-47 2-21 20-37 42-37 21 0 39 19 39 41s-17 43-39 43zM486 135c-24 0-43-20-43-44 1-22 20-39 43-39s42 18 42 41-19 42-42 42zM117 122c17-5 53-6 66 29 18 50-8 87-34 98-45 17-108-20-108-71-1-56 21-110 79-152 34-24 140-46 207 7 146 116 84 339-71 466-69 55-147 108-256 114v-22c36-6 57-13 91-27 111-51 179-147 224-254 51-125-6-318-151-280-61 16-91 88-75 105 1 2 9-8 28-13z">
          <text:p/>
        </draw:path>
        <draw:path draw:style-name="gr6" draw:text-style-name="P4" draw:layer="layout" svg:width="0.166cm" svg:height="0.445cm" svg:x="3.93cm" svg:y="15.886cm" svg:viewBox="0 0 167 446" svg:d="M32 301l-5 124 37-36c0 0 71-84 38-120-27-28-57 6-70 32zM0 0h44l-10 275c29-38 81-71 119-26 50 57-50 124-99 167-11 10-23 25-27 30h-12z">
          <text:p/>
        </draw:path>
        <draw:path draw:style-name="gr6" draw:text-style-name="P4" draw:layer="layout" svg:width="0.166cm" svg:height="0.445cm" svg:x="4.113cm" svg:y="15.621cm" svg:viewBox="0 0 167 446" svg:d="M33 303l-5 122 36-36c0 0 72-83 39-118-28-29-57 6-70 32zM0 0h44l-9 277c28-38 80-71 118-27 50 57-48 124-98 167-12 9-24 25-27 29h-12z">
          <text:p/>
        </draw:path>
        <draw:path draw:style-name="gr6" draw:text-style-name="P4" draw:layer="layout" svg:width="0.166cm" svg:height="0.445cm" svg:x="4.297cm" svg:y="15.974cm" svg:viewBox="0 0 167 446" svg:d="M32 303l-5 122 37-36c0 0 71-83 39-118-28-30-58 6-71 32zM0 0h44l-10 277c29-39 81-72 119-28 50 58-49 124-99 168-11 9-23 25-27 29h-12z">
          <text:p/>
        </draw:path>
        <draw:path draw:style-name="gr6" draw:text-style-name="P4" draw:layer="layout" svg:width="0.166cm" svg:height="0.445cm" svg:x="3.93cm" svg:y="18.036cm" svg:viewBox="0 0 167 446" svg:d="M33 302l-6 122 37-36c0 0 72-83 38-118-27-29-56 6-69 32zM0 0h44l-10 276c29-38 81-71 119-27 50 57-50 123-99 167-11 9-23 26-27 30h-12z">
          <text:p/>
        </draw:path>
        <draw:path draw:style-name="gr6" draw:text-style-name="P4" draw:layer="layout" svg:width="0.166cm" svg:height="0.445cm" svg:x="4.113cm" svg:y="17.771cm" svg:viewBox="0 0 167 446" svg:d="M33 303l-5 123 36-37c0 0 72-83 39-118-28-30-57 6-70 32zM0 0h44l-9 277c28-39 80-72 118-28 50 58-48 125-98 168-12 10-24 25-27 29h-12z">
          <text:p/>
        </draw:path>
        <draw:path draw:style-name="gr6" draw:text-style-name="P4" draw:layer="layout" svg:width="0.166cm" svg:height="0.445cm" svg:x="4.297cm" svg:y="18.124cm" svg:viewBox="0 0 167 446" svg:d="M32 302l-5 124 37-37c0 0 72-84 39-119-28-29-58 6-71 32zM0 0h44l-10 276c29-38 81-71 119-27 50 57-49 125-99 168-11 9-23 25-27 29h-12z">
          <text:p/>
        </draw:path>
        <draw:g>
          <draw:line draw:style-name="gr7" draw:text-style-name="P5" draw:layer="layout" svg:x1="4.774cm" svg:y1="18.907cm" svg:x2="4.774cm" svg:y2="18.405cm">
            <text:p/>
          </draw:line>
          <draw:path draw:style-name="gr6" draw:text-style-name="P4" draw:layer="layout" svg:width="0.256cm" svg:height="0.216cm" svg:x="4.766cm" svg:y="18.264cm" svg:viewBox="0 0 257 217" svg:d="M105 74c-39 21-93 58-70 93 21 31 78-2 119-27 52-31 90-64 71-91-23-38-98 13-120 25zM12 177c-69-124 179-238 234-139 65 120-175 245-234 139z">
            <text:p/>
          </draw:path>
        </draw:g>
        <draw:g>
          <draw:line draw:style-name="gr7" draw:text-style-name="P5" draw:layer="layout" svg:x1="5.013cm" svg:y1="17.812cm" svg:x2="5.013cm" svg:y2="17.309cm">
            <text:p/>
          </draw:line>
          <draw:path draw:style-name="gr6" draw:text-style-name="P4" draw:layer="layout" svg:width="0.256cm" svg:height="0.215cm" svg:x="4.766cm" svg:y="17.735cm" svg:viewBox="0 0 257 216" svg:d="M105 73c-39 22-93 57-70 93 21 31 78-3 119-27 52-30 90-63 71-91-23-38-98 13-120 25zM12 175c-69-122 179-237 234-137 65 118-175 245-234 137z">
            <text:p/>
          </draw:path>
        </draw:g>
        <draw:g>
          <draw:line draw:style-name="gr7" draw:text-style-name="P5" draw:layer="layout" svg:x1="4.774cm" svg:y1="17.198cm" svg:x2="4.774cm" svg:y2="16.694cm">
            <text:p/>
          </draw:line>
          <draw:path draw:style-name="gr6" draw:text-style-name="P4" draw:layer="layout" svg:width="0.256cm" svg:height="0.216cm" svg:x="4.766cm" svg:y="16.555cm" svg:viewBox="0 0 257 217" svg:d="M105 73c-39 22-93 58-70 94 21 31 78-3 119-27 52-30 90-64 71-92-23-38-98 13-120 25zM12 176c-69-123 179-238 234-138 65 119-175 245-234 138z">
            <text:p/>
          </draw:path>
        </draw:g>
        <draw:g>
          <draw:line draw:style-name="gr7" draw:text-style-name="P5" draw:layer="layout" svg:x1="5.013cm" svg:y1="16.455cm" svg:x2="5.013cm" svg:y2="15.864cm">
            <text:p/>
          </draw:line>
          <draw:path draw:style-name="gr6" draw:text-style-name="P4" draw:layer="layout" svg:width="0.256cm" svg:height="0.216cm" svg:x="4.766cm" svg:y="16.379cm" svg:viewBox="0 0 257 217" svg:d="M105 75c-39 22-93 57-70 92 21 32 78-2 119-26 52-31 90-63 71-92-23-38-98 13-120 26zM12 177c-69-124 179-238 234-139 65 120-175 245-234 139z">
            <text:p/>
          </draw:path>
        </draw:g>
        <draw:path draw:style-name="gr6" draw:text-style-name="P4" draw:layer="layout" svg:width="0.166cm" svg:height="0.445cm" svg:x="6.726cm" svg:y="15.886cm" svg:viewBox="0 0 167 446" svg:d="M32 301l-5 124 37-36c0 0 71-84 38-120-27-28-57 6-70 32zM0 0h44l-10 275c29-38 80-70 119-26 50 57-50 124-99 167-11 10-23 26-27 30h-12z">
          <text:p/>
        </draw:path>
        <draw:path draw:style-name="gr6" draw:text-style-name="P4" draw:layer="layout" svg:width="0.166cm" svg:height="0.445cm" svg:x="6.726cm" svg:y="18.036cm" svg:viewBox="0 0 167 446" svg:d="M32 302l-5 122 37-36c0 0 71-83 38-118-27-29-57 6-70 32zM0 0h44l-10 276c29-38 80-71 119-27 50 57-50 123-99 167-11 9-23 26-27 30h-12z">
          <text:p/>
        </draw:path>
        <draw:g>
          <draw:line draw:style-name="gr7" draw:text-style-name="P5" draw:layer="layout" svg:x1="7.348cm" svg:y1="18.466cm" svg:x2="7.348cm" svg:y2="17.874cm">
            <text:p/>
          </draw:line>
          <draw:path draw:style-name="gr6" draw:text-style-name="P4" draw:layer="layout" svg:width="0.257cm" svg:height="0.215cm" svg:x="7.34cm" svg:y="17.735cm" svg:viewBox="0 0 258 216" svg:d="M106 74c-40 22-94 57-70 93 21 31 78-3 118-27 52-30 90-63 73-91-24-38-100 13-121 25zM12 176c-69-122 179-238 235-137 65 118-176 245-235 137z">
            <text:p/>
          </draw:path>
        </draw:g>
        <draw:g>
          <draw:line draw:style-name="gr7" draw:text-style-name="P5" draw:layer="layout" svg:x1="7.587cm" svg:y1="17.635cm" svg:x2="7.587cm" svg:y2="17.22cm">
            <text:p/>
          </draw:line>
          <draw:path draw:style-name="gr6" draw:text-style-name="P4" draw:layer="layout" svg:width="0.257cm" svg:height="0.216cm" svg:x="7.34cm" svg:y="17.559cm" svg:viewBox="0 0 258 217" svg:d="M106 74c-40 22-94 57-70 92 21 33 78-2 118-26 52-31 90-63 73-91-24-38-100 13-121 25zM12 176c-69-123 179-238 235-138 65 119-176 245-235 138z">
            <text:p/>
          </draw:path>
        </draw:g>
        <draw:g>
          <draw:line draw:style-name="gr7" draw:text-style-name="P5" draw:layer="layout" svg:x1="7.348cm" svg:y1="17.11cm" svg:x2="7.348cm" svg:y2="16.606cm">
            <text:p/>
          </draw:line>
          <draw:path draw:style-name="gr6" draw:text-style-name="P4" draw:layer="layout" svg:width="0.257cm" svg:height="0.215cm" svg:x="7.34cm" svg:y="16.467cm" svg:viewBox="0 0 258 216" svg:d="M106 74c-40 22-94 57-70 93 21 32 78-3 118-27 52-30 90-63 73-91-24-38-100 13-121 25zM12 176c-69-123 179-238 235-137 65 118-176 244-235 137z">
            <text:p/>
          </draw:path>
        </draw:g>
        <draw:g>
          <draw:line draw:style-name="gr7" draw:text-style-name="P5" draw:layer="layout" svg:x1="7.587cm" svg:y1="16.366cm" svg:x2="7.587cm" svg:y2="15.775cm">
            <text:p/>
          </draw:line>
          <draw:path draw:style-name="gr6" draw:text-style-name="P4" draw:layer="layout" svg:width="0.257cm" svg:height="0.216cm" svg:x="7.34cm" svg:y="16.291cm" svg:viewBox="0 0 258 217" svg:d="M106 74c-40 21-94 57-70 93 21 31 78-2 118-28 52-30 90-63 73-90-24-38-100 13-121 25zM12 177c-69-124 179-239 235-139 65 119-176 245-235 139z">
            <text:p/>
          </draw:path>
        </draw:g>
        <draw:path draw:style-name="gr6" draw:text-style-name="P4" draw:layer="layout" svg:width="0.167cm" svg:height="0.541cm" svg:x="7.054cm" svg:y="17.395cm" svg:viewBox="0 0 168 542" svg:d="M115 203l-61 28v114l61-28zM115 511v-131l-61 29v133h-23v-121l-31 12v-64l31-12v-116l-31 12v-62l31-15v-141h23v131l61-28v-138h22v128l31-14v62l-31 15v116l31-14v63l-31 13v142z">
          <text:p/>
        </draw:path>
        <draw:path draw:style-name="gr6" draw:text-style-name="P4" draw:layer="layout" svg:width="0.168cm" svg:height="0.541cm" svg:x="9.299cm" svg:y="15.598cm" svg:viewBox="0 0 169 542" svg:d="M114 202l-60 28v114l60-28zM114 511v-132l-60 30v133h-23v-121l-31 12v-64l31-13v-116l-31 12v-62l31-14v-142h23v132l60-28v-138h24v128l31-14v62l-31 14v116l31-14v62l-31 15v142z">
          <text:p/>
        </draw:path>
        <draw:path draw:style-name="gr6" draw:text-style-name="P4" draw:layer="layout" svg:width="0.168cm" svg:height="0.541cm" svg:x="9.505cm" svg:y="15.862cm" svg:viewBox="0 0 169 542" svg:d="M115 203l-61 28v114l61-27zM115 511v-131l-61 29v133h-22v-121l-32 12v-64l32-12v-116l-32 13v-63l32-13v-143h22v132l61-27v-140h23v129l31-14v63l-31 13v116l31-14v63l-31 13v142z">
          <text:p/>
        </draw:path>
        <draw:path draw:style-name="gr6" draw:text-style-name="P4" draw:layer="layout" svg:width="0.167cm" svg:height="0.542cm" svg:x="9.712cm" svg:y="15.509cm" svg:viewBox="0 0 168 543" svg:d="M115 203l-62 27v114l62-27zM115 511v-132l-62 29v135h-22v-122l-31 12v-64l31-12v-116l-31 12v-62l31-14v-142h22v131l62-27v-139h22v128l31-14v63l-31 14v115l31-13v62l-31 14v142z">
          <text:p/>
        </draw:path>
        <draw:path draw:style-name="gr6" draw:text-style-name="P4" draw:layer="layout" svg:width="0.168cm" svg:height="0.541cm" svg:x="9.918cm" svg:y="15.774cm" svg:viewBox="0 0 169 542" svg:d="M115 203l-60 28v114l60-28zM115 511v-131l-60 29v133h-23v-121l-32 12v-64l32-12v-116l-32 12v-62l32-15v-141h23v131l60-28v-138h23v128l31-14v62l-31 15v116l31-14v62l-31 14v142z">
          <text:p/>
        </draw:path>
        <draw:path draw:style-name="gr6" draw:text-style-name="P4" draw:layer="layout" svg:width="0.168cm" svg:height="0.541cm" svg:x="9.299cm" svg:y="17.748cm" svg:viewBox="0 0 169 542" svg:d="M114 202l-60 28v114l60-28zM114 511v-132l-60 30v133h-23v-121l-31 12v-65l31-12v-116l-31 12v-62l31-14v-142h23v132l60-28v-138h24v128l31-14v62l-31 14v116l31-14v62l-31 14v143z">
          <text:p/>
        </draw:path>
        <draw:path draw:style-name="gr6" draw:text-style-name="P4" draw:layer="layout" svg:width="0.168cm" svg:height="0.541cm" svg:x="9.505cm" svg:y="18.012cm" svg:viewBox="0 0 169 542" svg:d="M115 204l-61 27v114l61-27zM115 511v-131l-61 29v133h-22v-121l-32 12v-63l32-13v-115l-32 12v-63l32-13v-143h22v132l61-27v-140h23v129l31-14v63l-31 13v116l31-14v63l-31 14v141z">
          <text:p/>
        </draw:path>
        <draw:path draw:style-name="gr6" draw:text-style-name="P4" draw:layer="layout" svg:width="0.167cm" svg:height="0.542cm" svg:x="9.712cm" svg:y="17.659cm" svg:viewBox="0 0 168 543" svg:d="M115 203l-62 27v115l62-28zM115 511v-132l-62 30v134h-22v-122l-31 12v-64l31-12v-116l-31 12v-62l31-14v-142h22v131l62-27v-139h22v128l31-13v62l-31 14v115l31-13v62l-31 14v142z">
          <text:p/>
        </draw:path>
        <draw:path draw:style-name="gr6" draw:text-style-name="P4" draw:layer="layout" svg:width="0.168cm" svg:height="0.541cm" svg:x="9.918cm" svg:y="17.924cm" svg:viewBox="0 0 169 542" svg:d="M115 203l-60 28v114l60-28zM115 511v-131l-60 29v133h-23v-121l-32 12v-64l32-12v-116l-32 12v-63l32-14v-141h23v131l60-28v-138h23v128l31-14v62l-31 14v117l31-14v62l-31 14v142z">
          <text:p/>
        </draw:path>
        <draw:g>
          <draw:line draw:style-name="gr7" draw:text-style-name="P5" draw:layer="layout" svg:x1="10.563cm" svg:y1="18.643cm" svg:x2="10.563cm" svg:y2="18.052cm">
            <text:p/>
          </draw:line>
          <draw:path draw:style-name="gr6" draw:text-style-name="P4" draw:layer="layout" svg:width="0.256cm" svg:height="0.215cm" svg:x="10.555cm" svg:y="17.911cm" svg:viewBox="0 0 257 216" svg:d="M106 73c-40 22-94 58-71 93 21 31 79-3 120-27 52-30 89-63 72-91-24-39-99 13-121 25zM12 175c-68-122 180-237 234-138 65 119-174 246-234 138z">
            <text:p/>
          </draw:path>
        </draw:g>
        <draw:g>
          <draw:line draw:style-name="gr7" draw:text-style-name="P5" draw:layer="layout" svg:x1="10.803cm" svg:y1="17.547cm" svg:x2="10.803cm" svg:y2="17.132cm">
            <text:p/>
          </draw:line>
          <draw:path draw:style-name="gr6" draw:text-style-name="P4" draw:layer="layout" svg:width="0.256cm" svg:height="0.216cm" svg:x="10.555cm" svg:y="17.47cm" svg:viewBox="0 0 257 217" svg:d="M106 73c-40 22-94 58-71 93 21 31 79-3 120-27 52-30 89-63 72-92-24-38-99 14-121 26zM12 176c-68-123 180-238 234-139 65 119-174 246-234 139z">
            <text:p/>
          </draw:path>
        </draw:g>
        <draw:g>
          <draw:line draw:style-name="gr7" draw:text-style-name="P5" draw:layer="layout" svg:x1="10.802cm" svg:y1="16.19cm" svg:x2="10.802cm" svg:y2="15.599cm">
            <text:p/>
          </draw:line>
          <draw:path draw:style-name="gr6" draw:text-style-name="P4" draw:layer="layout" svg:width="0.256cm" svg:height="0.215cm" svg:x="10.555cm" svg:y="16.114cm" svg:viewBox="0 0 257 216" svg:d="M106 73c-40 22-94 58-71 94 21 31 79-3 120-27 52-31 89-64 72-92-24-38-99 13-121 25zM12 176c-68-124 180-238 234-138 65 119-174 244-234 138z">
            <text:p/>
          </draw:path>
        </draw:g>
        <draw:g>
          <draw:line draw:style-name="gr7" draw:text-style-name="P5" draw:layer="layout" svg:x1="10.818cm" svg:y1="16.934cm" svg:x2="10.818cm" svg:y2="16.342cm">
            <text:p/>
          </draw:line>
          <draw:path draw:style-name="gr6" draw:text-style-name="P4" draw:layer="layout" svg:width="0.256cm" svg:height="0.215cm" svg:x="10.809cm" svg:y="16.202cm" svg:viewBox="0 0 257 216" svg:d="M106 74c-40 22-94 57-71 93 21 31 79-3 120-27 52-30 89-63 72-91-24-39-99 13-121 25zM12 176c-68-122 180-238 234-137 65 118-174 245-234 137z">
            <text:p/>
          </draw:path>
        </draw:g>
        <draw:path draw:style-name="gr6" draw:text-style-name="P4" draw:layer="layout" svg:width="0.166cm" svg:height="0.446cm" svg:x="12.515cm" svg:y="15.885cm" svg:viewBox="0 0 167 447" svg:d="M33 302l-6 124 37-36c0 0 71-84 38-120-27-28-57 6-69 32zM0 0h44l-10 276c29-38 81-71 119-27 50 57-50 125-99 168-11 10-23 25-27 30h-12z">
          <text:p/>
        </draw:path>
        <draw:path draw:style-name="gr6" draw:text-style-name="P4" draw:layer="layout" svg:width="0.166cm" svg:height="0.445cm" svg:x="12.698cm" svg:y="15.621cm" svg:viewBox="0 0 167 446" svg:d="M33 303l-5 122 36-36c0 0 72-83 39-118-28-29-57 6-70 32zM0 0h44l-9 277c28-38 80-71 118-27 50 57-48 123-98 167-12 9-24 25-27 29h-12z">
          <text:p/>
        </draw:path>
        <draw:path draw:style-name="gr6" draw:text-style-name="P4" draw:layer="layout" svg:width="0.166cm" svg:height="0.445cm" svg:x="12.882cm" svg:y="15.974cm" svg:viewBox="0 0 167 446" svg:d="M32 302l-5 123 37-36c0 0 71-83 39-119-27-29-58 6-71 32zM0 0h44l-10 276c29-39 81-71 119-27 50 58-49 124-99 167-11 10-23 26-27 30h-12z">
          <text:p/>
        </draw:path>
        <draw:path draw:style-name="gr6" draw:text-style-name="P4" draw:layer="layout" svg:width="0.166cm" svg:height="0.445cm" svg:x="13.065cm" svg:y="15.709cm" svg:viewBox="0 0 167 446" svg:d="M33 303l-5 123 37-37c0 0 71-83 38-118-27-29-57 6-70 32zM0 0h44l-9 277c29-38 80-71 118-27 50 57-48 124-97 167-13 9-25 25-28 29h-12z">
          <text:p/>
        </draw:path>
        <draw:path draw:style-name="gr6" draw:text-style-name="P4" draw:layer="layout" svg:width="0.166cm" svg:height="0.445cm" svg:x="13.249cm" svg:y="16.062cm" svg:viewBox="0 0 167 446" svg:d="M32 303l-5 122 38-36c0 0 70-83 38-118-27-29-57 6-71 32zM0 0h45l-10 277c29-38 80-71 118-27 51 57-49 124-98 167-11 9-24 25-28 29h-12z">
          <text:p/>
        </draw:path>
        <draw:path draw:style-name="gr6" draw:text-style-name="P4" draw:layer="layout" svg:width="0.166cm" svg:height="0.445cm" svg:x="12.515cm" svg:y="18.036cm" svg:viewBox="0 0 167 446" svg:d="M33 301l-6 123 37-36c0 0 72-83 38-119-27-28-56 6-69 32zM0 0h44l-10 275c29-38 81-70 119-26 50 57-49 123-99 166-11 10-23 27-27 31h-12z">
          <text:p/>
        </draw:path>
        <draw:path draw:style-name="gr6" draw:text-style-name="P4" draw:layer="layout" svg:width="0.166cm" svg:height="0.445cm" svg:x="12.698cm" svg:y="17.771cm" svg:viewBox="0 0 167 446" svg:d="M33 303l-5 123 36-37c0 0 72-83 39-118-28-30-57 6-70 32zM0 0h44l-9 277c28-39 80-72 118-28 51 58-48 125-98 168-11 9-24 25-27 29h-12z">
          <text:p/>
        </draw:path>
        <draw:path draw:style-name="gr6" draw:text-style-name="P4" draw:layer="layout" svg:width="0.166cm" svg:height="0.445cm" svg:x="12.882cm" svg:y="18.124cm" svg:viewBox="0 0 167 446" svg:d="M33 302l-6 123 37-36c0 0 72-84 39-119-27-29-57 6-70 32zM0 0h44l-10 276c29-38 81-71 119-27 50 57-48 124-99 168-11 9-23 25-27 29h-12z">
          <text:p/>
        </draw:path>
        <draw:path draw:style-name="gr6" draw:text-style-name="P4" draw:layer="layout" svg:width="0.166cm" svg:height="0.446cm" svg:x="13.065cm" svg:y="17.859cm" svg:viewBox="0 0 167 447" svg:d="M33 303l-5 123 36-37c0 0 72-82 38-118-27-28-56 6-69 32zM0 0h44l-9 277c28-38 79-71 118-27 51 57-49 124-98 167-12 10-24 25-27 30h-12z">
          <text:p/>
        </draw:path>
        <draw:path draw:style-name="gr6" draw:text-style-name="P4" draw:layer="layout" svg:width="0.166cm" svg:height="0.445cm" svg:x="13.249cm" svg:y="18.212cm" svg:viewBox="0 0 167 446" svg:d="M33 303l-6 123 37-37c0 0 72-83 38-118-27-30-56 6-69 32zM0 0h44l-10 277c29-39 81-72 119-28 50 58-50 125-99 168-11 9-23 25-27 29h-12z">
          <text:p/>
        </draw:path>
        <draw:g>
          <draw:line draw:style-name="gr7" draw:text-style-name="P5" draw:layer="layout" svg:x1="13.871cm" svg:y1="18.555cm" svg:x2="13.871cm" svg:y2="17.963cm">
            <text:p/>
          </draw:line>
          <draw:path draw:style-name="gr6" draw:text-style-name="P4" draw:layer="layout" svg:width="0.256cm" svg:height="0.215cm" svg:x="13.863cm" svg:y="17.823cm" svg:viewBox="0 0 257 216" svg:d="M106 73c-41 22-94 59-71 94 21 31 79-3 119-27 52-31 89-64 72-92-23-38-98 13-120 25zM12 176c-69-123 180-237 234-138 65 119-176 245-234 138z">
            <text:p/>
          </draw:path>
        </draw:g>
        <draw:g>
          <draw:line draw:style-name="gr7" draw:text-style-name="P5" draw:layer="layout" svg:x1="14.11cm" svg:y1="17.635cm" svg:x2="14.11cm" svg:y2="17.22cm">
            <text:p/>
          </draw:line>
          <draw:path draw:style-name="gr6" draw:text-style-name="P4" draw:layer="layout" svg:width="0.256cm" svg:height="0.216cm" svg:x="13.863cm" svg:y="17.559cm" svg:viewBox="0 0 257 217" svg:d="M106 74c-41 22-94 57-71 92 21 33 79-2 119-26 52-31 89-63 72-91-23-38-98 13-120 25zM12 176c-69-123 180-238 234-138 65 119-176 245-234 138z">
            <text:p/>
          </draw:path>
        </draw:g>
        <draw:g>
          <draw:line draw:style-name="gr7" draw:text-style-name="P5" draw:layer="layout" svg:x1="13.871cm" svg:y1="16.934cm" svg:x2="13.871cm" svg:y2="16.343cm">
            <text:p/>
          </draw:line>
          <draw:path draw:style-name="gr6" draw:text-style-name="P4" draw:layer="layout" svg:width="0.256cm" svg:height="0.216cm" svg:x="13.863cm" svg:y="16.202cm" svg:viewBox="0 0 257 217" svg:d="M106 74c-41 21-94 57-71 92 21 31 79-3 119-27 52-30 89-63 72-91-23-39-98 13-120 26zM12 176c-69-123 180-238 234-138 65 119-176 245-234 138z">
            <text:p/>
          </draw:path>
        </draw:g>
        <draw:g>
          <draw:line draw:style-name="gr7" draw:text-style-name="P5" draw:layer="layout" svg:x1="14.11cm" svg:y1="15.926cm" svg:x2="14.11cm" svg:y2="15.423cm">
            <text:p/>
          </draw:line>
          <draw:path draw:style-name="gr6" draw:text-style-name="P4" draw:layer="layout" svg:width="0.256cm" svg:height="0.216cm" svg:x="13.863cm" svg:y="15.85cm" svg:viewBox="0 0 257 217" svg:d="M106 74c-41 21-94 57-71 92 21 32 79-2 119-27 52-30 89-63 72-90-23-38-98 13-120 25zM12 177c-69-124 180-239 234-139 65 119-176 245-234 139z">
            <text:p/>
          </draw:path>
        </draw:g>
        <draw:path draw:style-name="gr6" draw:text-style-name="P4" draw:layer="layout" svg:width="0.168cm" svg:height="0.541cm" svg:x="15.822cm" svg:y="15.598cm" svg:viewBox="0 0 169 542" svg:d="M114 202l-60 28v114l60-28zM114 511v-132l-60 30v133h-23v-121l-31 12v-64l31-13v-116l-31 12v-62l31-14v-142h23v132l60-28v-138h24v128l31-14v62l-31 14v116l31-14v62l-31 15v142z">
          <text:p/>
        </draw:path>
        <draw:path draw:style-name="gr6" draw:text-style-name="P4" draw:layer="layout" svg:width="0.167cm" svg:height="0.541cm" svg:x="16.029cm" svg:y="15.862cm" svg:viewBox="0 0 168 542" svg:d="M115 204l-62 27v114l62-27zM115 511v-131l-62 29v133h-22v-121l-31 13v-64l31-13v-115l-31 12v-63l31-13v-143h22v132l62-27v-140h22v129l31-14v63l-31 13v116l31-14v63l-31 14v141z">
          <text:p/>
        </draw:path>
        <draw:path draw:style-name="gr6" draw:text-style-name="P4" draw:layer="layout" svg:width="0.168cm" svg:height="0.541cm" svg:x="15.822cm" svg:y="17.748cm" svg:viewBox="0 0 169 542" svg:d="M114 202l-60 28v114l60-28zM114 511v-131l-60 29v133h-23v-121l-31 12v-65l31-12v-116l-31 12v-62l31-14v-142h23v132l60-28v-138h24v128l31-14v62l-31 14v116l31-14v62l-31 14v143z">
          <text:p/>
        </draw:path>
        <draw:path draw:style-name="gr6" draw:text-style-name="P4" draw:layer="layout" svg:width="0.167cm" svg:height="0.542cm" svg:x="16.029cm" svg:y="18.012cm" svg:viewBox="0 0 168 543" svg:d="M115 204l-62 27v114l62-27zM115 511v-131l-62 29v134h-22v-121l-31 12v-64l31-12v-116l-31 12v-62l31-14v-143h22v132l62-27v-140h22v129l31-13v62l-31 14v115l31-13v62l-31 14v141z">
          <text:p/>
        </draw:path>
        <draw:g>
          <draw:line draw:style-name="gr7" draw:text-style-name="P5" draw:layer="layout" svg:x1="16.674cm" svg:y1="18.466cm" svg:x2="16.674cm" svg:y2="17.875cm">
            <text:p/>
          </draw:line>
          <draw:path draw:style-name="gr6" draw:text-style-name="P4" draw:layer="layout" svg:width="0.256cm" svg:height="0.215cm" svg:x="16.666cm" svg:y="17.735cm" svg:viewBox="0 0 257 216" svg:d="M106 74c-41 22-94 57-71 93 21 31 79-3 119-27 52-30 89-63 72-91-23-38-98 13-120 25zM12 176c-69-122 179-238 234-137 65 118-176 245-234 137z">
            <text:p/>
          </draw:path>
        </draw:g>
        <draw:g>
          <draw:line draw:style-name="gr7" draw:text-style-name="P5" draw:layer="layout" svg:x1="16.674cm" svg:y1="17.022cm" svg:x2="16.674cm" svg:y2="16.518cm">
            <text:p/>
          </draw:line>
          <draw:path draw:style-name="gr6" draw:text-style-name="P4" draw:layer="layout" svg:width="0.256cm" svg:height="0.216cm" svg:x="16.666cm" svg:y="16.379cm" svg:viewBox="0 0 257 217" svg:d="M106 75c-41 22-94 57-71 92 21 32 79-2 119-26 52-31 89-63 72-92-23-38-98 13-120 26zM12 177c-69-124 179-238 234-139 65 120-176 245-234 139z">
            <text:p/>
          </draw:path>
        </draw:g>
        <draw:g>
          <draw:line draw:style-name="gr7" draw:text-style-name="P5" draw:layer="layout" svg:x1="16.913cm" svg:y1="15.925cm" svg:x2="16.913cm" svg:y2="15.423cm">
            <text:p/>
          </draw:line>
          <draw:path draw:style-name="gr6" draw:text-style-name="P4" draw:layer="layout" svg:width="0.256cm" svg:height="0.216cm" svg:x="16.666cm" svg:y="15.85cm" svg:viewBox="0 0 257 217" svg:d="M106 74c-41 21-94 57-71 92 21 32 79-2 119-27 52-30 89-63 72-90-23-38-98 13-120 25zM12 177c-69-124 179-239 234-139 65 119-176 245-234 139z">
            <text:p/>
          </draw:path>
        </draw:g>
        <draw:path draw:style-name="gr6" draw:text-style-name="P4" draw:layer="layout" svg:width="0.168cm" svg:height="0.542cm" svg:x="16.42cm" svg:y="17.571cm" svg:viewBox="0 0 169 543" svg:d="M115 204l-60 27v115l60-28zM115 512v-132l-60 30v133h-23v-121l-32 12v-64l32-12v-116l-32 12v-62l32-14v-142h23v131l60-27v-140h23v129l31-13v62l-31 14v115l31-13v62l-31 14v142z">
          <text:p/>
        </draw:path>
        <draw:path draw:style-name="gr6" draw:text-style-name="P4" draw:layer="layout" svg:width="0.184cm" svg:height="1.346cm" svg:x="2.94cm" svg:y="11.319cm" svg:viewBox="0 0 185 1347" svg:d="M56 9c11 6 51 58 72 100 34 68 47 117 47 192 0 70-10 111-24 179-9 47-20 73-32 120-15 56-18 47-25 76-8 33-12 56-15 90-2 18-5 33-5 51 0 64 3 117 12 188 9 64 23 106 38 166 10 41 21 66 35 106 9 26 33 68 24 70-17 4-29-23-40-41-16-28-45-101-67-166-17-51-32-100-40-135-10-54-22-86-29-139-3-37-7-59-7-97 0-70 7-110 24-179 11-43 35-93 50-152 14-55 25-90 32-146 1-24 4-39 4-65 0-35-6-56-16-88-17-57-50-96-82-130-2-3-5-6-6-9h47c0 2 1 9 3 9z">
          <text:p/>
        </draw:path>
        <draw:path draw:style-name="gr6" draw:text-style-name="P4" draw:layer="layout" svg:width="0.184cm" svg:height="1.346cm" svg:x="2.94cm" svg:y="9.985cm" svg:viewBox="0 0 185 1347" svg:d="M53 1347h-47c1-3 4-6 6-9 32-33 65-73 82-129 10-32 16-53 16-88 0-26-3-41-4-65-7-56-18-91-32-146-15-59-39-109-50-151-17-70-24-110-24-179 0-38 4-61 7-97 7-54 19-85 29-140 8-35 23-83 40-135 22-65 51-139 67-166 11-19 23-46 40-41 9 1-15 44-24 69-14 41-25 67-35 108-15 59-29 101-38 165-9 71-12 124-12 188 0 18 3 33 5 52 3 33 7 56 15 89 7 29 10 20 25 76 12 47 23 73 32 120 14 68 24 109 24 179 0 76-13 124-47 191-21 42-61 94-72 100-2 0-3 8-3 9z">
          <text:p/>
        </draw:path>
        <draw:path draw:style-name="gr6" draw:text-style-name="P4" draw:layer="layout" svg:width="0.184cm" svg:height="1.347cm" svg:x="2.94cm" svg:y="17.18cm" svg:viewBox="0 0 185 1348" svg:d="M56 10c11 6 51 57 72 100 34 66 47 115 47 191 0 70-10 111-24 179-9 47-20 73-32 120-15 56-18 47-25 76-8 33-12 56-15 89-2 18-5 33-5 52 0 63 3 116 12 189 9 63 23 106 38 165 10 41 21 67 35 106 9 26 33 68 24 70-17 5-29-23-40-41-16-27-45-100-67-165-17-52-32-100-40-135-10-56-22-88-29-141-3-36-7-59-7-97 0-70 7-109 24-179 11-42 35-92 50-152 14-54 25-89 32-145 1-25 4-40 4-65 0-35-6-57-16-88-17-57-50-96-82-129-2-3-5-6-6-10h47c0 2 1 10 3 10z">
          <text:p/>
        </draw:path>
        <draw:path draw:style-name="gr6" draw:text-style-name="P4" draw:layer="layout" svg:width="0.184cm" svg:height="1.346cm" svg:x="2.94cm" svg:y="15.847cm" svg:viewBox="0 0 185 1347" svg:d="M53 1347h-47c1-3 4-6 6-9 32-34 65-73 82-129 10-32 16-54 16-88 0-26-3-41-4-66-7-56-18-92-32-146-15-59-39-109-50-152-17-70-24-109-24-179 0-38 4-61 7-97 7-53 19-85 29-140 8-34 23-83 40-135 22-65 51-138 67-165 11-18 23-45 40-41 9 2-15 44-24 70-14 39-25 65-35 106-15 59-29 102-38 165-9 72-12 125-12 188 0 19 3 34 5 52 3 33 7 56 15 90 7 28 10 19 25 75 12 47 23 73 32 120 14 69 24 110 24 180 0 76-13 125-47 191-21 43-61 94-72 101-2 0-3 7-3 9z">
          <text:p/>
        </draw:path>
        <draw:path draw:style-name="gr6" draw:text-style-name="P4" draw:layer="layout" svg:width="0.19cm" svg:height="1.393cm" svg:x="2.933cm" svg:y="5.42cm" svg:viewBox="0 0 191 1394" svg:d="M59 10c11 6 52 59 74 103 34 69 48 120 48 198 0 72-11 115-25 185-9 49-20 76-33 124-15 59-19 49-25 79-8 34-12 58-16 93-1 18-4 34-4 54 0 66 3 121 12 195 10 65 22 109 38 171 11 42 22 69 36 110 9 26 35 70 25 72-17 4-30-24-41-43-17-28-47-103-69-171-17-53-33-103-41-139-10-57-23-90-30-145-3-38-8-62-8-101 0-73 8-113 26-186 11-44 36-95 52-157 14-56 25-92 31-150 2-25 5-41 5-68 0-36-6-58-16-91-17-58-52-99-85-133-2-3-5-6-7-10h50c0 2 1 10 3 10z">
          <text:p/>
        </draw:path>
        <draw:path draw:style-name="gr6" draw:text-style-name="P4" draw:layer="layout" svg:width="0.19cm" svg:height="1.393cm" svg:x="2.933cm" svg:y="4.04cm" svg:viewBox="0 0 191 1394" svg:d="M56 1394h-50c2-3 5-6 7-9 33-35 68-76 85-134 10-33 16-55 16-91 0-27-3-42-5-67-6-58-17-95-31-151-16-61-41-114-52-158-18-72-26-113-26-185 0-39 5-63 8-101 7-55 19-88 30-144 8-36 24-86 41-140 22-67 52-143 69-171 11-19 24-47 41-42 10 1-16 45-25 72-14 41-25 67-36 110-16 61-28 105-38 171-9 74-12 129-12 195 0 18 3 34 4 53 4 34 8 58 16 93 6 29 10 20 25 78 13 49 24 76 33 125 14 71 25 113 25 185 0 79-14 129-48 198-22 44-63 97-74 104-2 0-3 7-3 9z">
          <text:p/>
        </draw:path>
        <draw:path draw:style-name="gr6" draw:text-style-name="P4" draw:layer="layout" svg:width="0.109cm" svg:height="0.25cm" svg:x="3.259cm" svg:y="3.381cm" svg:viewBox="0 0 110 251" svg:d="M0 43h7c48 0 61-25 62-43h41v251h-50v-173h-60z">
          <text:p/>
        </draw:path>
        <draw:path draw:style-name="gr6" draw:text-style-name="P4" draw:layer="layout" svg:width="0.163cm" svg:height="0.187cm" svg:x="3.239cm" svg:y="7.623cm" svg:viewBox="0 0 164 188" svg:d="M56 166c0 10 5 11 22 11 19 0 53-2 53-40 0-23-14-33-28-37-10-4-19-5-47-5zM56 84l28-1c8 0 41 0 41-34 0-33-29-39-50-39-6 0-10 1-13 1-5 0-6 4-6 8zM0 0h79c26 0 75 4 75 48 0 31-25 37-37 40v1c24 5 47 19 47 49 0 11-6 50-69 50h-95v-6c24 0 27-5 27-25v-126c0-21-4-25-27-26z">
          <text:p/>
        </draw:path>
        <draw:path draw:style-name="gr6" draw:text-style-name="P4" draw:layer="layout" svg:width="0.078cm" svg:height="0.209cm" svg:x="3.443cm" svg:y="7.601cm" svg:viewBox="0 0 79 210" svg:d="M15 142l-2 58 17-17c0 0 34-39 17-56-12-13-26 3-32 15zM0 0h20l-4 130c13-18 37-33 56-12 24 26-24 58-47 78-5 4-11 12-12 14h-6z">
          <text:p/>
        </draw:path>
        <draw:path draw:style-name="gr6" draw:text-style-name="P4" draw:layer="layout" svg:width="0.084cm" svg:height="0.187cm" svg:x="17.574cm" svg:y="7.623cm" svg:viewBox="0 0 85 188" svg:d="M0 182c24 0 27-5 27-25v-126c0-21-4-25-27-26v-5h85v5c-22 1-29 3-29 26v126c0 22 7 25 29 25v6h-85z">
          <text:p/>
        </draw:path>
        <draw:path draw:style-name="gr6" draw:text-style-name="P4" draw:layer="layout" svg:width="0.193cm" svg:height="0.19cm" svg:x="17.369cm" svg:y="7.623cm" svg:viewBox="0 0 194 191" svg:d="M194 5c-14 1-18 5-26 28l-63 158h-4l-70-155c-11-27-16-30-31-31v-5h77v5c-16 1-22 2-22 11 0 4 5 17 12 31l43 95 41-103c1-2 5-15 5-21 0-11-10-12-20-13v-5h58z">
          <text:p/>
        </draw:path>
        <draw:path draw:style-name="gr6" draw:text-style-name="P4" draw:layer="layout" svg:width="0.031cm" svg:height="0.133cm" svg:x="15.434cm" svg:y="7.68cm" svg:viewBox="0 0 32 134" svg:d="M0 119c0-9 7-17 15-17 10 0 17 8 17 17 0 10-10 15-17 15-5 0-15-5-15-15zM0 16c0-9 7-16 15-16 10 0 17 8 17 16 0 11-10 16-17 16-5 0-15-5-15-16z">
          <text:p/>
        </draw:path>
        <draw:path draw:style-name="gr6" draw:text-style-name="P4" draw:layer="layout" svg:width="0.102cm" svg:height="0.193cm" svg:x="15.323cm" svg:y="7.617cm" svg:viewBox="0 0 103 194" svg:d="M82 75h-34v89c0 18 0 25 26 25v5h-74v-5c18 0 23-3 23-25v-89h-23v-9h23c0-16 0-66 52-66 16 0 28 8 28 17 0 8-6 12-12 12-12 0-13-21-27-21-15 0-16 15-16 25v33h34z">
          <text:p/>
        </draw:path>
        <draw:path draw:style-name="gr6" draw:text-style-name="P4" draw:layer="layout" svg:width="0.032cm" svg:height="0.133cm" svg:x="12.841cm" svg:y="7.68cm" svg:viewBox="0 0 33 134" svg:d="M0 119c0-9 7-17 17-17 8 0 16 8 16 17 0 10-10 15-16 15s-17-5-17-15zM0 16c0-9 7-16 17-16 8 0 16 8 16 16 0 11-10 16-16 16s-17-5-17-16z">
          <text:p/>
        </draw:path>
        <draw:path draw:style-name="gr6" draw:text-style-name="P4" draw:layer="layout" svg:width="0.191cm" svg:height="0.195cm" svg:x="12.624cm" svg:y="7.619cm" svg:viewBox="0 0 192 196" svg:d="M192 97c-13 1-20 2-20 22v56c0 4-37 21-68 21-28 0-60-9-80-31-16-16-24-33-24-69 0-48 38-96 97-96 29 0 42 9 51 9 2 0 11-1 13-9h6l3 61h-7c-8-22-22-50-62-50-27 0-68 18-68 90 0 51 29 83 73 83 19 0 39-6 39-16v-46c0-23-6-24-25-25v-5h72z">
          <text:p/>
        </draw:path>
        <draw:path draw:style-name="gr6" draw:text-style-name="P4" draw:layer="layout" svg:width="0.031cm" svg:height="0.133cm" svg:x="9.717cm" svg:y="7.68cm" svg:viewBox="0 0 32 134" svg:d="M0 119c0-9 8-17 16-17 9 0 16 8 16 17 0 10-10 15-16 15s-16-5-16-15zM0 16c0-9 8-16 16-16 9 0 16 8 16 16 0 11-10 16-16 16s-16-5-16-16z">
          <text:p/>
        </draw:path>
        <draw:path draw:style-name="gr6" draw:text-style-name="P4" draw:layer="layout" svg:width="0.109cm" svg:height="0.133cm" svg:x="9.576cm" svg:y="7.68cm" svg:viewBox="0 0 110 134" svg:d="M110 89c-15 32-34 45-58 45-22 0-52-19-52-63 0-48 32-71 63-71 11 0 24 4 31 9 8 6 12 14 12 19 0 7-5 12-13 13-7 0-12-7-14-13l-2-6c-2-9-3-14-19-14-11 0-37 9-37 51 0 33 20 54 44 54 21 0 31-12 41-26z">
          <text:p/>
        </draw:path>
        <draw:path draw:style-name="gr6" draw:text-style-name="P4" draw:layer="layout" svg:width="0.031cm" svg:height="0.133cm" svg:x="6.887cm" svg:y="7.68cm" svg:viewBox="0 0 32 134" svg:d="M0 119c0-9 7-17 16-17 8 0 16 8 16 17 0 10-10 15-16 15-7 0-16-5-16-15zM0 16c0-9 7-16 16-16 8 0 16 8 16 16 0 11-10 16-16 16-7 0-16-5-16-16z">
          <text:p/>
        </draw:path>
        <draw:path draw:style-name="gr6" draw:text-style-name="P4" draw:layer="layout" svg:width="0.189cm" svg:height="0.187cm" svg:x="6.664cm" svg:y="7.623cm" svg:viewBox="0 0 190 188" svg:d="M55 166c0 9 3 11 17 11 18 0 87 0 87-83 0-24-6-46-26-64-13-12-29-20-65-20-13 0-13 6-13 11zM0 182c23-1 26-5 26-25v-126c0-21-3-24-26-26v-5h78c67 0 112 31 112 94 0 38-22 94-108 94h-82z">
          <text:p/>
        </draw:path>
        <draw:path draw:style-name="gr6" draw:text-style-name="P4" draw:layer="layout" svg:width="0.031cm" svg:height="0.133cm" svg:x="3.554cm" svg:y="7.68cm" svg:viewBox="0 0 32 134" svg:d="M0 119c0-9 7-17 15-17 9 0 17 8 17 17 0 10-11 15-17 15s-15-5-15-15zM0 16c0-9 7-16 15-16 9 0 17 8 17 16 0 11-11 16-17 16s-15-5-15-16z">
          <text:p/>
        </draw:path>
        <draw:path draw:style-name="gr6" draw:text-style-name="P4" draw:layer="layout" svg:width="0.171cm" svg:height="0.195cm" svg:x="3.242cm" svg:y="13.473cm" svg:viewBox="0 0 172 196" svg:d="M162 65c-7-30-28-52-62-52-14 0-32 5-44 17-11 11-23 29-23 69 0 60 34 85 70 85 35 0 55-20 64-29l5 5c0 1-25 36-76 36-47 0-96-27-96-97 0-64 48-99 97-99 25 0 44 11 50 11 1 0 11 0 13-11h6l2 65z">
          <text:p/>
        </draw:path>
        <draw:path draw:style-name="gr6" draw:text-style-name="P4" draw:layer="layout" svg:width="0.031cm" svg:height="0.132cm" svg:x="3.446cm" svg:y="13.535cm" svg:viewBox="0 0 32 133" svg:d="M0 117c0-9 7-16 16-16s16 7 16 16c0 11-10 16-16 16-7 0-16-4-16-16zM0 16c0-9 7-16 16-16s16 7 16 16c0 10-10 15-16 15-7 0-16-5-16-15z">
          <text:p/>
        </draw:path>
        <draw:path draw:style-name="gr6" draw:text-style-name="P4" draw:layer="layout" svg:width="0.103cm" svg:height="0.193cm" svg:x="6.113cm" svg:y="13.471cm" svg:viewBox="0 0 104 194" svg:d="M83 76h-36v89c0 17 1 24 28 25v4h-75v-4c19-1 24-4 24-25v-89h-23v-9h23c0-17 0-67 52-67 15 0 28 8 28 18 0 8-7 11-12 11-12 0-14-21-27-21-16 0-18 15-18 25v34h36z">
          <text:p/>
        </draw:path>
        <draw:path draw:style-name="gr6" draw:text-style-name="P4" draw:layer="layout" svg:width="0.079cm" svg:height="0.254cm" svg:x="6.222cm" svg:y="13.44cm" svg:viewBox="0 0 80 255" svg:d="M54 95l-28 13v54l28-14zM54 240v-62l-28 14v63h-11v-57l-15 6v-31l15-5v-56l-15 6v-29l15-7v-66h11v62l28-13v-65h12v60l14-7v29l-14 7v54l14-6v30l-14 6v67z">
          <text:p/>
        </draw:path>
        <draw:path draw:style-name="gr6" draw:text-style-name="P4" draw:layer="layout" svg:width="0.031cm" svg:height="0.132cm" svg:x="12.537cm" svg:y="13.535cm" svg:viewBox="0 0 32 133" svg:d="M0 117c0-9 8-16 17-16 8 0 15 7 15 16 0 11-9 16-15 16s-17-4-17-16zM0 16c0-9 8-16 17-16 8 0 15 7 15 16 0 10-9 15-15 15s-17-5-17-15z">
          <text:p/>
        </draw:path>
        <draw:path draw:style-name="gr6" draw:text-style-name="P4" draw:layer="layout" svg:width="0.125cm" svg:height="0.192cm" svg:x="12.381cm" svg:y="13.534cm" svg:viewBox="0 0 126 193" svg:d="M64 81c21 0 22-21 22-27 0-8-6-46-30-46-10 0-21 7-21 26 0 22 7 47 29 47zM62 176c34 0 53-12 53-27 0-13-14-13-35-14-27-1-33-1-46-3-9 10-14 16-14 24 0 9 10 20 42 20zM102 21c3 6 6 11 6 26 0 30-30 41-46 41-4 0-14-1-15-1-6 0-17 12-17 17 0 7 13 8 22 8l37 2c30 1 34 23 34 31 0 32-48 48-73 48-29 0-50-13-50-28 0-12 13-24 28-34-8-4-15-7-15-16 0-5 0-9 25-31-17-7-26-20-26-37 0-33 27-47 48-47 10 0 16 3 28 7 6 2 12 3 16 3h22v11z">
          <text:p/>
        </draw:path>
        <draw:path draw:style-name="gr6" draw:text-style-name="P4" draw:layer="layout" svg:width="0.031cm" svg:height="0.132cm" svg:x="6.341cm" svg:y="13.535cm" svg:viewBox="0 0 32 133" svg:d="M0 117c0-9 7-16 15-16 9 0 17 7 17 16 0 11-11 16-17 16s-15-4-15-16zM0 16c0-9 7-16 15-16 9 0 17 7 17 16 0 10-11 15-17 15s-15-5-15-15z">
          <text:p/>
        </draw:path>
        <draw:path draw:style-name="gr6" draw:text-style-name="P4" draw:layer="layout" svg:width="0.195cm" svg:height="0.19cm" svg:x="15.258cm" svg:y="13.474cm" svg:viewBox="0 0 196 191" svg:d="M122 119l-33-79-32 79zM196 191h-73v-5c10 0 20-1 20-11 0-5-4-14-6-18l-11-27h-74l-13 33c-2 4-3 8-3 11 0 12 14 12 20 12v5h-56v-5c4-1 9-1 14-7 7-7 15-27 21-40l58-139h6l71 161c9 21 13 24 26 25z">
          <text:p/>
        </draw:path>
        <draw:path draw:style-name="gr6" draw:text-style-name="P4" draw:layer="layout" svg:width="0.032cm" svg:height="0.132cm" svg:x="9.376cm" svg:y="13.535cm" svg:viewBox="0 0 33 133" svg:d="M0 117c0-9 8-16 17-16 8 0 16 7 16 16 0 11-10 16-16 16s-17-4-17-16zM0 16c0-9 8-16 17-16 8 0 16 7 16 16 0 10-10 15-16 15s-17-5-17-15z">
          <text:p/>
        </draw:path>
        <draw:path draw:style-name="gr6" draw:text-style-name="P4" draw:layer="layout" svg:width="0.113cm" svg:height="0.133cm" svg:x="9.235cm" svg:y="13.534cm" svg:viewBox="0 0 114 134" svg:d="M80 43c-2-14-5-33-27-33-16 0-27 8-32 33zM114 86c-3 9-19 48-60 48-31 0-54-24-54-64 0-53 36-70 59-70 26 0 46 15 49 52h-87c3 50 26 61 45 61 25 0 37-19 43-29z">
          <text:p/>
        </draw:path>
        <draw:path draw:style-name="gr6" draw:text-style-name="P4" draw:layer="layout" svg:width="0.078cm" svg:height="0.209cm" svg:x="15.478cm" svg:y="13.455cm" svg:viewBox="0 0 79 210" svg:d="M15 143l-2 57 17-17c0 0 34-39 18-55-13-14-27 3-33 15zM0 0h20l-4 131c13-18 38-34 56-13 24 27-23 58-47 78-5 5-11 12-12 14h-6z">
          <text:p/>
        </draw:path>
        <draw:path draw:style-name="gr6" draw:text-style-name="P4" draw:layer="layout" svg:width="0.031cm" svg:height="0.132cm" svg:x="15.589cm" svg:y="13.535cm" svg:viewBox="0 0 32 133" svg:d="M0 117c0-9 7-16 15-16 10 0 17 7 17 16 0 11-10 16-17 16-6 0-15-4-15-16zM0 16c0-9 7-16 15-16 10 0 17 7 17 16 0 10-10 15-17 15-6 0-15-5-15-15z">
          <text:p/>
        </draw:path>
        <draw:path draw:style-name="gr6" draw:text-style-name="P4" draw:layer="layout" svg:width="0.165cm" svg:height="0.186cm" svg:x="3.238cm" svg:y="19.332cm" svg:viewBox="0 0 166 187" svg:d="M153 187h-153v-5c18-1 24-4 24-25v-127c0-22-6-24-24-25v-5h151v40h-7c-4-25-11-30-43-30h-39c-5 0-9 0-9 10v63h44c25 0 28-7 32-27h6v66h-6c-4-23-9-27-32-28h-44v71c0 11 0 12 42 12 36 0 51-9 63-37h8z">
          <text:p/>
        </draw:path>
        <draw:path draw:style-name="gr6" draw:text-style-name="P4" draw:layer="layout" svg:width="0.077cm" svg:height="0.209cm" svg:x="3.427cm" svg:y="19.309cm" svg:viewBox="0 0 78 210" svg:d="M15 143l-2 58 17-17c0 0 33-39 18-56-13-13-27 3-33 15zM0 0h20l-4 131c13-18 37-33 55-13 25 27-23 58-46 79-5 4-11 11-12 13h-6z">
          <text:p/>
        </draw:path>
        <draw:path draw:style-name="gr6" draw:text-style-name="P4" draw:layer="layout" svg:width="0.031cm" svg:height="0.133cm" svg:x="3.538cm" svg:y="19.389cm" svg:viewBox="0 0 32 134" svg:d="M0 118c0-9 7-16 16-16s16 8 16 16c0 11-10 16-16 16-7 0-16-5-16-16zM0 16c0-9 7-16 16-16s16 7 16 16c0 10-10 15-16 15-7 0-16-4-16-15z">
          <text:p/>
        </draw:path>
        <draw:path draw:style-name="gr6" draw:text-style-name="P4" draw:layer="layout" svg:width="0.13cm" svg:height="0.131cm" svg:x="5.64cm" svg:y="19.391cm" svg:viewBox="0 0 131 132" svg:d="M131 5c-10 1-12 5-19 22l-37 91c-3 8-6 14-8 14s-3-1-7-13c-7-17-34-84-44-104-4-8-10-10-16-10v-5h56v5c-7 0-13 1-13 8 0 4 1 8 2 10l29 73c10-27 31-72 31-82 0-7-8-9-15-9v-5h41z">
          <text:p/>
        </draw:path>
        <draw:path draw:style-name="gr6" draw:text-style-name="P4" draw:layer="layout" svg:width="0.066cm" svg:height="0.192cm" svg:x="5.781cm" svg:y="19.326cm" svg:viewBox="0 0 67 193" svg:d="M31 0c9 0 15 6 15 14s-6 15-15 15c-10 0-14-10-14-15s4-14 14-14zM0 189c17-1 22-2 22-24v-67c0-16-6-17-10-17s-8 1-11 1v-4c14-5 29-10 43-15h2v102c0 18 1 23 21 24v4h-67z">
          <text:p/>
        </draw:path>
        <draw:path draw:style-name="gr6" draw:text-style-name="P4" draw:layer="layout" svg:width="0.13cm" svg:height="0.195cm" svg:x="6.733cm" svg:y="19.326cm" svg:viewBox="0 0 131 196" svg:d="M88 100c-2-19-16-29-29-29-16 0-35 14-35 53 0 42 20 58 39 58 12 0 23-7 25-17zM131 182c-13 4-26 9-42 14l-1-1v-17h-1c-5 8-15 18-36 18-11 0-51-5-51-63 0-37 26-70 58-70 12 0 20 4 30 12v-44c0-9 0-15-13-15-1 0-4 0-6 1v-5c14-3 29-7 42-12h2v161c0 12 0 17 18 16z">
          <text:p/>
        </draw:path>
        <draw:path draw:style-name="gr6" draw:text-style-name="P4" draw:layer="layout" svg:width="0.031cm" svg:height="0.133cm" svg:x="6.889cm" svg:y="19.389cm" svg:viewBox="0 0 32 134" svg:d="M0 118c0-9 7-16 16-16s16 8 16 16c0 11-10 16-16 16s-16-5-16-16zM0 16c0-9 7-16 16-16s16 7 16 16c0 10-10 15-16 15s-16-4-16-15z">
          <text:p/>
        </draw:path>
        <draw:path draw:style-name="gr6" draw:text-style-name="P4" draw:layer="layout" svg:width="0.073cm" svg:height="0.241cm" svg:x="7.308cm" svg:y="19.68cm" svg:viewBox="0 0 74 242" svg:d="M74 5c-22 17-49 39-49 110 0 30 0 92 49 123l-5 4c-16-9-35-28-45-44-14-20-24-41-24-81 0-48 26-91 70-117z">
          <text:p/>
        </draw:path>
        <draw:path draw:style-name="gr6" draw:text-style-name="P4" draw:layer="layout" svg:width="0.112cm" svg:height="0.127cm" svg:x="7.397cm" svg:y="19.747cm" svg:viewBox="0 0 113 128" svg:d="M95 98c-7 9-23 30-53 30-18 0-42-7-42-44 0-40 39-84 81-84 25 0 32 15 32 24 0 8-6 13-14 13s-12-4-12-11 4-9 4-14c0-4-5-5-10-5-37 0-56 50-56 77 0 21 8 34 25 34s30-11 41-23z">
          <text:p/>
        </draw:path>
        <draw:path draw:style-name="gr6" draw:text-style-name="P4" draw:layer="layout" svg:width="0.072cm" svg:height="0.241cm" svg:x="7.522cm" svg:y="19.68cm" svg:viewBox="0 0 73 242" svg:d="M0 238c22-17 49-39 49-111 0-29 0-91-49-122l5-5c16 9 35 29 45 45 14 20 23 40 23 80 0 49-25 91-69 117z">
          <text:p/>
        </draw:path>
        <draw:path draw:style-name="gr6" draw:text-style-name="P4" draw:layer="layout" svg:width="0.072cm" svg:height="0.241cm" svg:x="8.065cm" svg:y="19.68cm" svg:viewBox="0 0 73 242" svg:d="M73 5c-21 17-49 39-49 110 0 30 0 92 49 123l-3 4c-17-9-36-28-47-44-14-20-23-41-23-81 0-48 26-91 71-117z">
          <text:p/>
        </draw:path>
        <draw:path draw:style-name="gr6" draw:text-style-name="P4" draw:layer="layout" svg:width="0.111cm" svg:height="0.127cm" svg:x="8.154cm" svg:y="19.747cm" svg:viewBox="0 0 112 128" svg:d="M96 98c-7 9-24 30-53 30-19 0-43-7-43-44 0-40 40-84 82-84 23 0 30 15 30 24 0 8-6 13-13 13s-11-4-11-11 4-9 4-14c0-4-6-5-11-5-36 0-56 50-56 77 0 21 9 34 26 34s30-11 40-23z">
          <text:p/>
        </draw:path>
        <draw:path draw:style-name="gr6" draw:text-style-name="P4" draw:layer="layout" svg:width="0.072cm" svg:height="0.241cm" svg:x="8.279cm" svg:y="19.68cm" svg:viewBox="0 0 73 242" svg:d="M0 238c21-17 49-39 49-111 0-29 0-91-49-122l3-5c17 9 36 29 47 45 14 20 23 40 23 80 0 49-26 91-70 117z">
          <text:p/>
        </draw:path>
        <draw:path draw:style-name="gr6" draw:text-style-name="P4" draw:layer="layout" svg:width="0.188cm" svg:height="0.186cm" svg:x="12.519cm" svg:y="19.332cm" svg:viewBox="0 0 189 187" svg:d="M53 165c0 10 4 12 17 12 18 0 88 0 88-83 0-24-7-47-27-64-13-12-29-20-64-20-14 0-14 5-14 11zM0 182c21-1 25-6 25-25v-127c0-20-4-23-25-25v-5h76c68 0 113 30 113 94 0 38-23 93-109 93h-80z">
          <text:p/>
        </draw:path>
        <draw:path draw:style-name="gr6" draw:text-style-name="P4" draw:layer="layout" svg:width="0.031cm" svg:height="0.133cm" svg:x="9.494cm" svg:y="19.389cm" svg:viewBox="0 0 32 134" svg:d="M0 118c0-9 7-16 16-16s16 8 16 16c0 11-10 16-16 16-5 0-16-5-16-16zM0 16c0-9 7-16 16-16s16 7 16 16c0 10-10 15-16 15-5 0-16-4-16-15z">
          <text:p/>
        </draw:path>
        <draw:path draw:style-name="gr6" draw:text-style-name="P4" draw:layer="layout" svg:width="0.165cm" svg:height="0.186cm" svg:x="9.302cm" svg:y="19.332cm" svg:viewBox="0 0 166 187" svg:d="M153 187h-153v-5c18-1 26-4 26-25v-127c0-22-8-24-26-25v-5h151l1 40h-7c-5-25-12-30-43-30h-38c-6 0-10 0-10 10v63h44c25 0 28-7 31-27h6v66h-6c-4-23-8-27-31-28h-44v71c0 11 0 12 42 12 36 0 50-9 62-37h8z">
          <text:p/>
        </draw:path>
        <draw:path draw:style-name="gr6" draw:text-style-name="P4" draw:layer="layout" svg:width="0.079cm" svg:height="0.209cm" svg:x="12.738cm" svg:y="19.309cm" svg:viewBox="0 0 80 210" svg:d="M17 143l-3 58 17-17c0 0 34-39 18-56-12-13-26 3-32 15zM0 0h22l-4 131c13-18 37-33 55-13 24 27-23 58-46 79-5 4-11 11-13 13h-5z">
          <text:p/>
        </draw:path>
        <draw:path draw:style-name="gr6" draw:text-style-name="P4" draw:layer="layout" svg:width="0.031cm" svg:height="0.133cm" svg:x="15.986cm" svg:y="19.389cm" svg:viewBox="0 0 32 134" svg:d="M0 118c0-9 7-16 15-16s17 8 17 16c0 11-11 16-17 16s-15-5-15-16zM0 16c0-9 7-16 15-16s17 7 17 16c0 10-11 15-17 15s-15-4-15-15z">
          <text:p/>
        </draw:path>
        <draw:path draw:style-name="gr6" draw:text-style-name="P4" draw:layer="layout" svg:width="0.132cm" svg:height="0.195cm" svg:x="15.822cm" svg:y="19.326cm" svg:viewBox="0 0 133 196" svg:d="M43 174c0 9 20 13 27 13 33 0 38-32 38-50 0-27-10-56-37-56-9 0-27 5-28 22zM19 31c0-9 0-15-12-15-2 0-5 0-7 1v-5c14-3 28-7 41-12h2v86c2-6 17-23 38-23 35 0 52 33 52 63 0 26-17 70-70 70-14 0-44-7-44-18z">
          <text:p/>
        </draw:path>
        <draw:path draw:style-name="gr6" draw:text-style-name="P4" draw:layer="layout" svg:width="0.033cm" svg:height="0.133cm" svg:x="12.849cm" svg:y="19.389cm" svg:viewBox="0 0 34 134" svg:d="M0 118c0-9 8-16 17-16 8 0 17 8 17 16 0 11-11 16-17 16s-17-5-17-16zM0 16c0-9 8-16 17-16 8 0 17 7 17 16 0 10-11 15-17 15s-17-4-17-15z">
          <text:p/>
        </draw:path>
        <draw:path draw:style-name="gr6" draw:text-style-name="P4" draw:layer="layout" svg:width="0.171cm" svg:height="0.25cm" svg:x="6.445cm" svg:y="3.381cm" svg:viewBox="0 0 172 251" svg:d="M3 88c0-81 59-88 82-88 48 0 87 28 87 79 0 43-28 65-53 81-34 23-51 35-57 46h110v45h-172c2-30 4-61 58-100 45-33 63-46 63-74 0-17-10-36-34-36-35 0-36 29-36 47z">
          <text:p/>
        </draw:path>
        <draw:path draw:style-name="gr6" draw:text-style-name="P4" draw:layer="layout" svg:width="0.172cm" svg:height="0.257cm" svg:x="9.354cm" svg:y="3.381cm" svg:viewBox="0 0 173 258" svg:d="M67 106h7c15 0 42-1 42-35 0-9-4-32-31-32-34 0-34 32-34 41h-47c0-47 28-80 84-80 34 0 78 17 78 70 0 26-16 42-30 48v1c9 2 37 15 37 58 0 47-34 81-85 81-23 0-88-6-88-84h49v1c0 13 4 43 37 43 19 0 37-13 37-41 0-34-33-36-56-36z">
          <text:p/>
        </draw:path>
        <draw:path draw:style-name="gr6" draw:text-style-name="P4" draw:layer="layout" svg:width="0.176cm" svg:height="0.25cm" svg:x="12.4cm" svg:y="3.381cm" svg:viewBox="0 0 177 251" svg:d="M99 156c0-60 1-100 1-107h-1l-62 107zM177 195h-28v56h-50v-56h-99v-43l92-152h57v156h28z">
          <text:p/>
        </draw:path>
        <draw:path draw:style-name="gr6" draw:text-style-name="P4" draw:layer="layout" svg:width="0.173cm" svg:height="0.253cm" svg:x="15.102cm" svg:y="3.385cm" svg:viewBox="0 0 174 254" svg:d="M52 97c9-7 21-14 45-14 34 0 77 23 77 81 0 34-18 90-92 90-39 0-79-24-82-74h50c2 21 13 34 34 34 24 0 39-20 39-47 0-22-12-44-38-44-6 0-23 0-33 18l-44-3 17-138h139v43h-103z">
          <text:p/>
        </draw:path>
        <draw:path draw:style-name="gr6" draw:text-style-name="P4" draw:layer="layout" svg:width="0.173cm" svg:height="0.257cm" svg:x="3.245cm" svg:y="9.323cm" svg:viewBox="0 0 174 258" svg:d="M87 129c-18 0-37 12-37 43 0 27 15 47 39 47 18 0 35-14 35-48 0-32-21-42-37-42zM120 65c-2-15-12-25-30-25-32 0-40 37-41 70v1c7-10 19-21 47-21 53 0 78 40 78 77 0 55-34 91-83 91-76 0-91-63-91-126 0-47 7-132 93-132 11 0 40 4 53 16 13 14 18 21 23 49z">
          <text:p/>
        </draw:path>
        <draw:path draw:style-name="gr6" draw:text-style-name="P4" draw:layer="layout" svg:width="0.177cm" svg:height="0.246cm" svg:x="5.893cm" svg:y="9.328cm" svg:viewBox="0 0 178 247" svg:d="M178 38c-24 26-85 100-91 209h-52c6-101 69-181 90-204h-125l1-43h177z">
          <text:p/>
        </draw:path>
        <draw:path draw:style-name="gr6" draw:text-style-name="P4" draw:layer="layout" svg:width="0.173cm" svg:height="0.257cm" svg:x="9.028cm" svg:y="9.323cm" svg:viewBox="0 0 174 258" svg:d="M118 72c0-20-13-32-28-32-23 0-34 12-34 32 0 15 11 31 32 31 19 0 30-13 30-31zM87 140c-18 0-36 12-36 39 0 24 14 40 37 40 26 0 35-22 35-40 0-17-9-39-36-39zM87 258c-65 0-87-42-87-76 0-13 0-46 38-63-20-10-30-26-30-49 0-44 34-70 78-70 52 0 80 31 80 66 0 22-9 40-29 51 24 12 37 28 37 60s-20 81-87 81z">
          <text:p/>
        </draw:path>
        <draw:path draw:style-name="gr6" draw:text-style-name="P4" draw:layer="layout" svg:width="0.174cm" svg:height="0.257cm" svg:x="12.159cm" svg:y="9.323cm" svg:viewBox="0 0 175 258" svg:d="M88 130c17 0 36-12 36-42 0-29-12-47-38-47-12 0-35 6-35 43 0 38 18 46 37 46zM55 194c3 17 14 25 29 25 21 0 41-17 41-70v-1c-12 17-31 21-48 21-49 0-77-36-77-78 0-62 37-91 87-91 86 0 88 95 88 130 0 97-46 128-91 128-43 0-74-24-79-64z">
          <text:p/>
        </draw:path>
        <draw:path draw:style-name="gr6" draw:text-style-name="P4" draw:layer="layout" svg:width="0.108cm" svg:height="0.251cm" svg:x="15.054cm" svg:y="9.323cm" svg:viewBox="0 0 109 252" svg:d="M0 44h7c48 0 61-25 62-44h40v252h-49v-173h-60z">
          <text:p/>
        </draw:path>
        <draw:path draw:style-name="gr6" draw:text-style-name="P4" draw:layer="layout" svg:width="0.173cm" svg:height="0.257cm" svg:x="15.237cm" svg:y="9.323cm" svg:viewBox="0 0 174 258" svg:d="M87 219c29 0 36-25 36-89 0-65-7-90-36-90s-37 25-37 90c0 64 8 89 37 89zM87 0c59 0 87 41 87 130 0 87-28 128-87 128-60 0-87-41-87-128 0-89 27-130 87-130z">
          <text:p/>
        </draw:path>
        <draw:path draw:style-name="gr6" draw:text-style-name="P4" draw:layer="layout" svg:width="0.109cm" svg:height="0.25cm" svg:x="3.259cm" svg:y="15.178cm" svg:viewBox="0 0 110 251" svg:d="M0 43h7c48 0 61-25 62-43h41v251h-50v-173h-60z">
          <text:p/>
        </draw:path>
        <draw:path draw:style-name="gr6" draw:text-style-name="P4" draw:layer="layout" svg:width="0.109cm" svg:height="0.25cm" svg:x="3.455cm" svg:y="15.178cm" svg:viewBox="0 0 110 251" svg:d="M0 43h7c49 0 61-25 62-43h41v251h-49v-173h-61z">
          <text:p/>
        </draw:path>
        <draw:path draw:style-name="gr6" draw:text-style-name="P4" draw:layer="layout" svg:width="0.109cm" svg:height="0.25cm" svg:x="6.525cm" svg:y="15.178cm" svg:viewBox="0 0 110 251" svg:d="M0 43h7c49 0 61-25 63-43h40v251h-49v-173h-61z">
          <text:p/>
        </draw:path>
        <draw:path draw:style-name="gr6" draw:text-style-name="P4" draw:layer="layout" svg:width="0.171cm" svg:height="0.25cm" svg:x="6.706cm" svg:y="15.178cm" svg:viewBox="0 0 172 251" svg:d="M3 88c0-81 61-88 83-88 48 0 86 28 86 79 0 43-28 64-52 81-34 23-51 35-56 47h108v44h-172c2-29 4-61 59-101 45-32 63-45 63-73 0-17-10-36-34-36-35 0-36 29-36 47z">
          <text:p/>
        </draw:path>
        <draw:path draw:style-name="gr6" draw:text-style-name="P4" draw:layer="layout" svg:width="0.109cm" svg:height="0.25cm" svg:x="9.098cm" svg:y="15.178cm" svg:viewBox="0 0 110 251" svg:d="M0 43h7c49 0 62-25 63-43h40v251h-49v-173h-61z">
          <text:p/>
        </draw:path>
        <draw:path draw:style-name="gr6" draw:text-style-name="P4" draw:layer="layout" svg:width="0.172cm" svg:height="0.257cm" svg:x="9.28cm" svg:y="15.178cm" svg:viewBox="0 0 173 258" svg:d="M65 106h8c15 0 43-1 43-34 0-9-4-33-32-33-34 0-34 33-34 42h-46c0-48 26-81 83-81 34 0 78 17 78 70 0 26-16 42-30 48v1c9 2 38 15 38 58 0 47-35 81-86 81-24 0-87-6-87-84h48c0 14 3 44 36 44 21 0 38-13 38-41 0-34-34-36-57-36z">
          <text:p/>
        </draw:path>
        <draw:path draw:style-name="gr6" draw:text-style-name="P4" draw:layer="layout" svg:width="0.109cm" svg:height="0.25cm" svg:x="12.314cm" svg:y="15.178cm" svg:viewBox="0 0 110 251" svg:d="M0 43h7c49 0 61-25 62-43h41v251h-50v-173h-60z">
          <text:p/>
        </draw:path>
        <draw:path draw:style-name="gr6" draw:text-style-name="P4" draw:layer="layout" svg:width="0.176cm" svg:height="0.25cm" svg:x="12.495cm" svg:y="15.178cm" svg:viewBox="0 0 177 251" svg:d="M100 156c0-61 1-100 1-107h-1l-63 107zM177 195h-28v56h-49v-56h-100v-43l93-152h56v156h28z">
          <text:p/>
        </draw:path>
        <draw:path draw:style-name="gr6" draw:text-style-name="P4" draw:layer="layout" svg:width="0.109cm" svg:height="0.25cm" svg:x="15.621cm" svg:y="15.178cm" svg:viewBox="0 0 110 251" svg:d="M0 43h7c48 0 61-25 62-43h41v251h-50v-173h-60z">
          <text:p/>
        </draw:path>
        <draw:path draw:style-name="gr6" draw:text-style-name="P4" draw:layer="layout" svg:width="0.173cm" svg:height="0.253cm" svg:x="15.802cm" svg:y="15.182cm" svg:viewBox="0 0 174 254" svg:d="M52 97c10-7 21-14 45-14 35 0 77 23 77 81 0 34-17 90-92 90-39 0-79-24-82-74h50c2 20 13 34 35 34 24 0 38-20 38-47 0-22-10-45-38-45-6 0-23 1-33 18l-44-2 18-138h138v41h-103z">
          <text:p/>
        </draw:path>
        <draw:path draw:style-name="gr9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0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9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9" draw:text-style-name="P3" draw:layer="layout" svg:x1="10.553cm" svg:y1="-0.998cm" svg:x2="10.976cm" svg:y2="-0.998cm">
          <text:p/>
        </draw:line>
        <draw:line draw:style-name="gr9" draw:text-style-name="P3" draw:layer="layout" svg:x1="10.764cm" svg:y1="-1.21cm" svg:x2="10.764cm" svg:y2="-0.787cm">
          <text:p/>
        </draw:line>
        <draw:path draw:style-name="gr9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0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0" draw:text-style-name="P3" draw:layer="layout" svg:x1="10.553cm" svg:y1="-0.998cm" svg:x2="10.976cm" svg:y2="-0.998cm">
          <text:p/>
        </draw:line>
        <draw:line draw:style-name="gr10" draw:text-style-name="P3" draw:layer="layout" svg:x1="10.764cm" svg:y1="-1.21cm" svg:x2="10.764cm" svg:y2="-0.787cm">
          <text:p/>
        </draw:line>
        <draw:path draw:style-name="gr11" draw:text-style-name="P6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2" draw:text-style-name="P3" draw:layer="layout" svg:x1="10.659cm" svg:y1="-0.998cm" svg:x2="10.87cm" svg:y2="-0.998cm">
          <text:p/>
        </draw:line>
        <draw:line draw:style-name="gr12" draw:text-style-name="P3" draw:layer="layout" svg:x1="10.764cm" svg:y1="-1.104cm" svg:x2="10.764cm" svg:y2="-0.893cm">
          <text:p/>
        </draw:line>
        <draw:path draw:style-name="gr9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9" draw:text-style-name="P3" draw:layer="layout" svg:x1="10.553cm" svg:y1="28.635cm" svg:x2="10.976cm" svg:y2="28.635cm">
          <text:p/>
        </draw:line>
        <draw:line draw:style-name="gr9" draw:text-style-name="P3" draw:layer="layout" svg:x1="10.764cm" svg:y1="28.423cm" svg:x2="10.764cm" svg:y2="28.847cm">
          <text:p/>
        </draw:line>
        <draw:path draw:style-name="gr9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0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0" draw:text-style-name="P3" draw:layer="layout" svg:x1="10.553cm" svg:y1="28.635cm" svg:x2="10.976cm" svg:y2="28.635cm">
          <text:p/>
        </draw:line>
        <draw:line draw:style-name="gr10" draw:text-style-name="P3" draw:layer="layout" svg:x1="10.764cm" svg:y1="28.423cm" svg:x2="10.764cm" svg:y2="28.847cm">
          <text:p/>
        </draw:line>
        <draw:path draw:style-name="gr11" draw:text-style-name="P6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2" draw:text-style-name="P3" draw:layer="layout" svg:x1="10.659cm" svg:y1="28.635cm" svg:x2="10.87cm" svg:y2="28.635cm">
          <text:p/>
        </draw:line>
        <draw:line draw:style-name="gr12" draw:text-style-name="P3" draw:layer="layout" svg:x1="10.764cm" svg:y1="28.529cm" svg:x2="10.764cm" svg:y2="28.741cm">
          <text:p/>
        </draw:line>
        <draw:path draw:style-name="gr9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9" draw:text-style-name="P3" draw:layer="layout" svg:x1="-1.248cm" svg:y1="13.818cm" svg:x2="-0.824cm" svg:y2="13.818cm">
          <text:p/>
        </draw:line>
        <draw:line draw:style-name="gr9" draw:text-style-name="P3" draw:layer="layout" svg:x1="-1.036cm" svg:y1="13.607cm" svg:x2="-1.036cm" svg:y2="14.03cm">
          <text:p/>
        </draw:line>
        <draw:path draw:style-name="gr9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0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0" draw:text-style-name="P3" draw:layer="layout" svg:x1="-1.248cm" svg:y1="13.818cm" svg:x2="-0.824cm" svg:y2="13.818cm">
          <text:p/>
        </draw:line>
        <draw:line draw:style-name="gr10" draw:text-style-name="P3" draw:layer="layout" svg:x1="-1.036cm" svg:y1="13.607cm" svg:x2="-1.036cm" svg:y2="14.03cm">
          <text:p/>
        </draw:line>
        <draw:path draw:style-name="gr11" draw:text-style-name="P6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2" draw:text-style-name="P3" draw:layer="layout" svg:x1="-1.142cm" svg:y1="13.818cm" svg:x2="-0.93cm" svg:y2="13.818cm">
          <text:p/>
        </draw:line>
        <draw:line draw:style-name="gr12" draw:text-style-name="P3" draw:layer="layout" svg:x1="-1.036cm" svg:y1="13.712cm" svg:x2="-1.036cm" svg:y2="13.924cm">
          <text:p/>
        </draw:line>
        <draw:path draw:style-name="gr9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9" draw:text-style-name="P3" draw:layer="layout" svg:x1="22.353cm" svg:y1="13.818cm" svg:x2="22.777cm" svg:y2="13.818cm">
          <text:p/>
        </draw:line>
        <draw:line draw:style-name="gr9" draw:text-style-name="P3" draw:layer="layout" svg:x1="22.565cm" svg:y1="13.607cm" svg:x2="22.565cm" svg:y2="14.03cm">
          <text:p/>
        </draw:line>
        <draw:path draw:style-name="gr9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0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0" draw:text-style-name="P3" draw:layer="layout" svg:x1="22.353cm" svg:y1="13.818cm" svg:x2="22.777cm" svg:y2="13.818cm">
          <text:p/>
        </draw:line>
        <draw:line draw:style-name="gr10" draw:text-style-name="P3" draw:layer="layout" svg:x1="22.565cm" svg:y1="13.607cm" svg:x2="22.565cm" svg:y2="14.03cm">
          <text:p/>
        </draw:line>
        <draw:path draw:style-name="gr11" draw:text-style-name="P6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2" draw:text-style-name="P3" draw:layer="layout" svg:x1="22.459cm" svg:y1="13.818cm" svg:x2="22.671cm" svg:y2="13.818cm">
          <text:p/>
        </draw:line>
        <draw:line draw:style-name="gr12" draw:text-style-name="P3" draw:layer="layout" svg:x1="22.565cm" svg:y1="13.712cm" svg:x2="22.565cm" svg:y2="13.924cm">
          <text:p/>
        </draw:line>
        <draw:polygon draw:style-name="gr13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3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3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3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3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3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3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3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3" draw:text-style-name="P3" draw:layer="layout" svg:width="0.118cm" svg:height="0.01cm" svg:x="1.24cm" svg:y="28.704cm" svg:viewBox="0 0 119 11" draw:points="0,0 0,11 119,11 119,0">
          <text:p/>
        </draw:polygon>
        <draw:path draw:style-name="gr13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3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3" draw:text-style-name="P3" draw:layer="layout" svg:width="0.054cm" svg:height="0.149cm" svg:x="1.603cm" svg:y="28.539cm" svg:viewBox="0 0 55 150" svg:d="M55 0h-15c-6 24-16 27-40 28v15h34v107h21z">
          <text:p/>
        </draw:path>
        <draw:path draw:style-name="gr13" draw:text-style-name="P3" draw:layer="layout" svg:width="0.106cm" svg:height="0.149cm" svg:x="1.704cm" svg:y="28.539cm" svg:viewBox="0 0 107 150" svg:d="M107 114v-17h-22v-97h-16l-69 94v20h66v36h19v-36zM66 29v68h-49z">
          <text:p/>
        </draw:path>
        <draw:polygon draw:style-name="gr13" draw:text-style-name="P3" draw:layer="layout" svg:width="0.117cm" svg:height="0.01cm" svg:x="1.817cm" svg:y="28.704cm" svg:viewBox="0 0 118 11" draw:points="0,0 0,11 118,11 118,0">
          <text:p/>
        </draw:polygon>
        <draw:path draw:style-name="gr13" draw:text-style-name="P3" draw:layer="layout" svg:width="0.054cm" svg:height="0.149cm" svg:x="1.956cm" svg:y="28.539cm" svg:viewBox="0 0 55 150" svg:d="M55 0h-14c-6 24-16 27-41 28v15h35v107h20z">
          <text:p/>
        </draw:path>
        <draw:path draw:style-name="gr13" draw:text-style-name="P3" draw:layer="layout" svg:width="0.102cm" svg:height="0.153cm" svg:x="2.06cm" svg:y="28.539cm" svg:viewBox="0 0 103 154" svg:d="M83 76c0 39-10 61-31 61-23 0-32-22-32-61 0-37 9-59 32-59 21 0 31 22 31 59zM103 76c0-30-8-76-51-76-44 0-52 46-52 76 0 31 8 78 52 78 43 0 51-47 51-78z">
          <text:p/>
        </draw:path>
        <draw:path draw:style-name="gr13" draw:text-style-name="P3" draw:layer="layout" svg:width="0.103cm" svg:height="0.15cm" svg:x="2.176cm" svg:y="28.542cm" svg:viewBox="0 0 104 151" svg:d="M32 18h63v-18h-77l-12 80 17 1c7-9 17-14 28-14 18 0 33 11 33 33 0 18-12 34-32 34-16 0-29-8-31-25h-21c4 34 30 42 50 42 46 0 54-37 54-53 0-31-25-48-49-48-14 0-23 4-29 9z">
          <text:p/>
        </draw:path>
        <draw:polygon draw:style-name="gr13" draw:text-style-name="P3" draw:layer="layout" svg:width="0.052cm" svg:height="0.019cm" svg:x="2.297cm" svg:y="28.62cm" svg:viewBox="0 0 53 20" draw:points="53,0 0,0 0,20 53,20">
          <text:p/>
        </draw:polygon>
        <draw:path draw:style-name="gr13" draw:text-style-name="P3" draw:layer="layout" svg:width="0.055cm" svg:height="0.149cm" svg:x="2.379cm" svg:y="28.539cm" svg:viewBox="0 0 56 150" svg:d="M56 0h-15c-6 24-16 27-41 28v15h36v107h20z">
          <text:p/>
        </draw:path>
        <draw:path draw:style-name="gr13" draw:text-style-name="P3" draw:layer="layout" svg:width="0.102cm" svg:height="0.149cm" svg:x="2.481cm" svg:y="28.539cm" svg:viewBox="0 0 103 150" svg:d="M22 53c1-10 2-36 31-36 21 0 29 15 29 27 0 19-11 25-27 34l-20 12c-20 12-34 29-35 60h103v-18h-82c1-5 5-17 26-28l15-10c22-12 41-23 41-50s-22-44-48-44c-16 0-51 5-51 53z">
          <text:p/>
        </draw:path>
        <draw:path draw:style-name="gr13" draw:text-style-name="P3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13" draw:text-style-name="P3" draw:layer="layout" svg:width="0.022cm" svg:height="0.023cm" svg:x="2.729cm" svg:y="28.665cm" svg:viewBox="0 0 23 24" draw:points="23,0 0,0 0,24 23,24">
          <text:p/>
        </draw:polygon>
        <draw:path draw:style-name="gr13" draw:text-style-name="P3" draw:layer="layout" svg:width="0.019cm" svg:height="0.152cm" svg:x="2.784cm" svg:y="28.536cm" svg:viewBox="0 0 20 153" svg:d="M20 41h-20v112h20zM20 21v-21h-20v21z">
          <text:p/>
        </draw:path>
        <draw:path draw:style-name="gr13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3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3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3" draw:text-style-name="P3" draw:layer="layout" svg:width="0.054cm" svg:height="0.149cm" svg:x="3.368cm" svg:y="28.539cm" svg:viewBox="0 0 55 150" svg:d="M55 0h-14c-6 24-16 27-41 28v15h35v107h20z">
          <text:p/>
        </draw:path>
        <draw:path draw:style-name="gr13" draw:text-style-name="P3" draw:layer="layout" svg:width="0.055cm" svg:height="0.149cm" svg:x="3.485cm" svg:y="28.539cm" svg:viewBox="0 0 56 150" svg:d="M56 0h-16c-6 24-15 27-40 28v15h35v107h21z">
          <text:p/>
        </draw:path>
        <draw:path draw:style-name="gr13" draw:text-style-name="P3" draw:layer="layout" svg:width="0.103cm" svg:height="0.15cm" svg:x="3.588cm" svg:y="28.542cm" svg:viewBox="0 0 104 151" svg:d="M31 18h64v-18h-78l-11 80 16 1c7-9 18-14 29-14 18 0 33 11 33 33 0 18-12 34-32 34-16 0-30-8-32-25h-20c4 34 29 42 50 42 46 0 54-37 54-53 0-31-25-48-49-48-14 0-24 4-30 9z">
          <text:p/>
        </draw:path>
        <draw:frame draw:style-name="gr1" draw:text-style-name="P2" draw:layer="layout" svg:width="12.799cm" svg:height="0.48cm" svg:x="3.568cm" svg:y="2.435cm">
          <draw:text-box>
            <text:p text:style-name="P1"><text:span text:style-name="T2">Resolve each chord to a tonic triad (except as indicated). Analyze both chords.</text:span></text:p>
          </draw:text-box>
        </draw:frame>
        <draw:path draw:style-name="gr13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3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3" draw:text-style-name="P3" draw:layer="layout" svg:width="0.066cm" svg:height="0.16cm" svg:x="19.886cm" svg:y="28.532cm" svg:viewBox="0 0 67 161" draw:points="67,0 53,0 0,161 15,161">
          <text:p/>
        </draw:polygon>
        <draw:path draw:style-name="gr13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3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3" draw:text-style-name="P3" draw:layer="layout" svg:width="0.067cm" svg:height="0.16cm" svg:x="20.18cm" svg:y="28.532cm" svg:viewBox="0 0 68 161" draw:points="68,0 54,0 0,161 15,161">
          <text:p/>
        </draw:polygon>
        <draw:path draw:style-name="gr13" draw:text-style-name="P3" draw:layer="layout" svg:width="0.055cm" svg:height="0.149cm" svg:x="20.264cm" svg:y="28.539cm" svg:viewBox="0 0 56 150" svg:d="M56 0h-15c-6 24-16 27-41 28v15h36v107h20z">
          <text:p/>
        </draw:path>
        <draw:path draw:style-name="gr13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3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13" draw:text-style-name="P3" draw:layer="layout" svg:width="0.022cm" svg:height="0.109cm" svg:x="20.791cm" svg:y="28.579cm" svg:viewBox="0 0 23 110" svg:d="M23 87h-23v23h23zM23 0h-23v22h23z">
          <text:p/>
        </draw:path>
        <draw:path draw:style-name="gr13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3" draw:text-style-name="P3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13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3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14" draw:text-style-name="P7" draw:layer="layout" svg:width="3.401cm" svg:height="0.213cm" svg:x="0.323cm" svg:y="28.534cm">
          <draw:text-box>
            <text:p text:style-name="P1"><text:span text:style-name="T3">kos86760_ch14_105-122.indd <text:s text:c="2"/>115</text:span></text:p>
          </draw:text-box>
        </draw:frame>
        <draw:frame draw:style-name="gr14" draw:text-style-name="P7" draw:layer="layout" svg:width="1.801cm" svg:height="0.213cm" svg:x="19.655cm" svg:y="28.534cm">
          <draw:text-box>
            <text:p text:style-name="P1"><text:span text:style-name="T3">09/01/17 <text:s text:c="2"/>4:59 PM</text:span></text:p>
          </draw:text-box>
        </draw:frame>
        <draw:g>
          <draw:line draw:style-name="gr7" draw:text-style-name="P5" draw:layer="layout" svg:x1="5.8cm" svg:y1="4.213cm" svg:x2="5.8cm" svg:y2="3.71cm">
            <text:p/>
          </draw:line>
          <draw:path draw:style-name="gr6" draw:text-style-name="P4" draw:layer="layout" svg:width="0.256cm" svg:height="0.216cm" svg:x="5.553cm" svg:y="4.136cm" svg:viewBox="0 0 257 217" svg:d="M105 74c-40 21-93 57-70 93 21 31 78-2 119-28 52-30 89-63 72-90-23-38-99 13-121 25zM12 177c-69-124 180-238 234-139 65 120-176 245-234 139z">
            <text:p/>
          </draw:path>
        </draw:g>
        <draw:frame draw:style-name="gr1" draw:text-style-name="P2" draw:layer="layout" svg:width="0.442cm" svg:height="0.48cm" svg:x="4.526cm" svg:y="7.452cm">
          <draw:text-box>
            <text:p text:style-name="P1"><text:span text:style-name="T2">V</text:span><text:span text:style-name="T4">6</text:span><text:span text:style-name="T5">5</text:span></text:p>
          </draw:text-box>
        </draw:frame>
        <draw:frame draw:style-name="gr1" draw:text-style-name="P2" draw:layer="layout" svg:width="0.352cm" svg:height="0.48cm" svg:x="5.521cm" svg:y="7.452cm">
          <draw:text-box>
            <text:p text:style-name="P1"><text:span text:style-name="T2">I</text:span></text:p>
          </draw:text-box>
        </draw:frame>
        <draw:g>
          <draw:line draw:style-name="gr7" draw:text-style-name="P5" draw:layer="layout" svg:x1="5.576cm" svg:y1="6.662cm" svg:x2="5.576cm" svg:y2="6.071cm">
            <text:p/>
          </draw:line>
          <draw:path draw:style-name="gr6" draw:text-style-name="P4" draw:layer="layout" svg:width="0.256cm" svg:height="0.215cm" svg:x="5.568cm" svg:y="5.93cm" svg:viewBox="0 0 257 216" svg:d="M105 74c-40 21-93 58-70 93 21 31 78-3 119-27 52-30 89-64 72-92-23-38-99 13-121 26zM12 177c-69-124 180-238 234-139 65 119-176 245-234 139z">
            <text:p/>
          </draw:path>
          <draw:line draw:style-name="gr7" draw:text-style-name="P5" draw:layer="layout" svg:x1="5.825cm" svg:y1="6.018cm" svg:x2="5.825cm" svg:y2="5.427cm">
            <text:p/>
          </draw:line>
        </draw:g>
        <draw:g>
          <draw:line draw:style-name="gr7" draw:text-style-name="P5" draw:layer="layout" svg:x1="5.557cm" svg:y1="5.226cm" svg:x2="5.557cm" svg:y2="4.723cm">
            <text:p/>
          </draw:line>
          <draw:path draw:style-name="gr6" draw:text-style-name="P4" draw:layer="layout" svg:width="0.256cm" svg:height="0.216cm" svg:x="5.549cm" svg:y="4.583cm" svg:viewBox="0 0 257 217" svg:d="M105 74c-40 21-93 57-70 92 21 31 78-2 119-26 52-31 89-64 72-91-23-39-99 13-121 25zM12 176c-69-123 180-238 234-139 65 120-176 246-234 139z">
            <text:p/>
          </draw:path>
        </draw:g>
        <draw:frame draw:style-name="gr1" draw:text-style-name="P2" draw:layer="layout" svg:width="0.352cm" svg:height="0.48cm" svg:x="16.452cm" svg:y="7.452cm">
          <draw:text-box>
            <text:p text:style-name="P1"><text:span text:style-name="T2">V</text:span><text:span text:style-name="T4">7</text:span></text:p>
          </draw:text-box>
        </draw:frame>
        <draw:g>
          <draw:line draw:style-name="gr7" draw:text-style-name="P5" draw:layer="layout" svg:x1="17.509cm" svg:y1="5.235cm" svg:x2="17.509cm" svg:y2="4.731cm">
            <text:p/>
          </draw:line>
          <draw:path draw:style-name="gr6" draw:text-style-name="P4" draw:layer="layout" svg:width="0.257cm" svg:height="0.216cm" svg:x="17.501cm" svg:y="4.592cm" svg:viewBox="0 0 258 217" svg:d="M107 74c-40 22-95 57-70 93 20 32 78-3 118-27 52-30 89-63 72-91-23-38-99 13-120 25zM12 177c-68-124 180-239 235-138 66 118-175 244-235 138z">
            <text:p/>
          </draw:path>
        </draw:g>
        <draw:g>
          <draw:line draw:style-name="gr7" draw:text-style-name="P5" draw:layer="layout" svg:x1="17.748cm" svg:y1="4.49cm" svg:x2="17.748cm" svg:y2="3.899cm">
            <text:p/>
          </draw:line>
          <draw:path draw:style-name="gr6" draw:text-style-name="P4" draw:layer="layout" svg:width="0.257cm" svg:height="0.216cm" svg:x="17.501cm" svg:y="4.414cm" svg:viewBox="0 0 258 217" svg:d="M107 73c-40 23-95 58-70 94 20 31 78-3 118-27 52-30 89-64 72-92-23-38-99 13-120 25zM12 176c-68-123 180-238 235-138 66 119-175 245-235 138z">
            <text:p/>
          </draw:path>
        </draw:g>
        <draw:g>
          <draw:line draw:style-name="gr7" draw:text-style-name="P5" draw:layer="layout" svg:x1="17.443cm" svg:y1="7.113cm" svg:x2="17.443cm" svg:y2="6.522cm">
            <text:p/>
          </draw:line>
          <draw:path draw:style-name="gr6" draw:text-style-name="P4" draw:layer="layout" svg:width="0.257cm" svg:height="0.216cm" svg:x="17.435cm" svg:y="6.381cm" svg:viewBox="0 0 258 217" svg:d="M107 74c-40 22-95 58-70 93 20 31 78-3 118-27 52-30 89-64 72-92-23-38-99 13-120 26zM12 177c-68-124 180-238 235-139 66 120-175 245-235 139z">
            <text:p/>
          </draw:path>
        </draw:g>
        <draw:g>
          <draw:line draw:style-name="gr7" draw:text-style-name="P5" draw:layer="layout" svg:x1="17.682cm" svg:y1="6.274cm" svg:x2="17.682cm" svg:y2="5.772cm">
            <text:p/>
          </draw:line>
          <draw:path draw:style-name="gr6" draw:text-style-name="P4" draw:layer="layout" svg:width="0.257cm" svg:height="0.216cm" svg:x="17.435cm" svg:y="6.198cm" svg:viewBox="0 0 258 217" svg:d="M107 74c-40 21-95 57-70 92 20 31 78-2 118-27 52-30 89-63 72-90-23-39-99 13-120 25zM12 176c-68-123 180-238 235-138 66 119-175 245-235 138z">
            <text:p/>
          </draw:path>
        </draw:g>
        <draw:frame draw:style-name="gr1" draw:text-style-name="P2" draw:layer="layout" svg:width="0.442cm" svg:height="0.48cm" svg:x="7.448cm" svg:y="7.452cm">
          <draw:text-box>
            <text:p text:style-name="P1"><text:span text:style-name="T2">V</text:span><text:span text:style-name="T4">4</text:span><text:span text:style-name="T5">2</text:span></text:p>
          </draw:text-box>
        </draw:frame>
        <draw:frame draw:style-name="gr1" draw:text-style-name="P2" draw:layer="layout" svg:width="0.352cm" svg:height="0.48cm" svg:x="8.385cm" svg:y="7.452cm">
          <draw:text-box>
            <text:p text:style-name="P1"><text:span text:style-name="T2">I</text:span><text:span text:style-name="T4">6</text:span></text:p>
          </draw:text-box>
        </draw:frame>
        <draw:g>
          <draw:line draw:style-name="gr7" draw:text-style-name="P5" draw:layer="layout" svg:x1="8.72cm" svg:y1="4.222cm" svg:x2="8.72cm" svg:y2="3.719cm">
            <text:p/>
          </draw:line>
          <draw:path draw:style-name="gr6" draw:text-style-name="P4" draw:layer="layout" svg:width="0.257cm" svg:height="0.215cm" svg:x="8.472cm" svg:y="4.146cm" svg:viewBox="0 0 258 216" svg:d="M107 74c-40 22-95 57-71 92 21 33 78-2 119-26 52-31 89-63 72-91-24-38-99 13-120 25zM12 176c-68-123 180-238 235-137 66 118-175 244-235 137z">
            <text:p/>
          </draw:path>
        </draw:g>
        <draw:g>
          <draw:line draw:style-name="gr7" draw:text-style-name="P5" draw:layer="layout" svg:x1="8.511cm" svg:y1="6.936cm" svg:x2="8.511cm" svg:y2="6.345cm">
            <text:p/>
          </draw:line>
          <draw:path draw:style-name="gr6" draw:text-style-name="P4" draw:layer="layout" svg:width="0.257cm" svg:height="0.216cm" svg:x="8.502cm" svg:y="6.204cm" svg:viewBox="0 0 258 217" svg:d="M107 74c-40 21-95 57-71 92 21 31 78-3 119-27 52-30 89-63 72-91-24-39-99 13-120 26zM12 176c-68-123 180-238 235-138 66 119-175 245-235 138z">
            <text:p/>
          </draw:path>
        </draw:g>
        <draw:g>
          <draw:line draw:style-name="gr7" draw:text-style-name="P5" draw:layer="layout" svg:x1="8.475cm" svg:y1="5.137cm" svg:x2="8.475cm" svg:y2="4.545cm">
            <text:p/>
          </draw:line>
          <draw:path draw:style-name="gr6" draw:text-style-name="P4" draw:layer="layout" svg:width="0.257cm" svg:height="0.215cm" svg:x="8.466cm" svg:y="4.405cm" svg:viewBox="0 0 258 216" svg:d="M107 73c-40 22-95 57-71 93 21 31 78-3 119-27 52-30 89-63 72-91-24-38-99 13-120 25zM12 175c-68-122 180-237 235-137 66 118-175 245-235 137z">
            <text:p/>
          </draw:path>
        </draw:g>
        <draw:frame draw:style-name="gr1" draw:text-style-name="P2" draw:layer="layout" svg:width="0.442cm" svg:height="0.48cm" svg:x="10.517cm" svg:y="7.452cm">
          <draw:text-box>
            <text:p text:style-name="P1"><text:span text:style-name="T2">V</text:span><text:span text:style-name="T4">4</text:span><text:span text:style-name="T5">2</text:span></text:p>
          </draw:text-box>
        </draw:frame>
        <draw:g>
          <draw:line draw:style-name="gr7" draw:text-style-name="P5" draw:layer="layout" svg:x1="11.687cm" svg:y1="5.928cm" svg:x2="11.687cm" svg:y2="5.425cm">
            <text:p/>
          </draw:line>
          <draw:path draw:style-name="gr6" draw:text-style-name="P4" draw:layer="layout" svg:width="0.256cm" svg:height="0.216cm" svg:x="11.44cm" svg:y="5.851cm" svg:viewBox="0 0 257 217" svg:d="M106 74c-41 22-94 57-71 93 21 32 79-3 119-27 52-30 89-63 72-91-23-38-98 13-120 25zM12 176c-69-123 179-238 234-137 65 118-176 245-234 137z">
            <text:p/>
          </draw:path>
        </draw:g>
        <draw:line draw:style-name="gr3" draw:text-style-name="P3" draw:layer="layout" svg:x1="11.369cm" svg:y1="5.958cm" svg:x2="11.784cm" svg:y2="5.958cm">
          <text:p/>
        </draw:line>
        <draw:g>
          <draw:line draw:style-name="gr7" draw:text-style-name="P5" draw:layer="layout" svg:x1="11.428cm" svg:y1="7.021cm" svg:x2="11.428cm" svg:y2="6.43cm">
            <text:p/>
          </draw:line>
          <draw:path draw:style-name="gr6" draw:text-style-name="P4" draw:layer="layout" svg:width="0.256cm" svg:height="0.216cm" svg:x="11.42cm" svg:y="6.29cm" svg:viewBox="0 0 257 217" svg:d="M106 74c-41 21-94 57-71 93 21 31 79-2 119-27 52-31 89-64 72-91-23-38-98 13-120 25zM12 177c-69-124 179-238 234-139 65 120-176 245-234 139z">
            <text:p/>
          </draw:path>
        </draw:g>
        <draw:frame draw:style-name="gr1" draw:text-style-name="P2" draw:layer="layout" svg:width="0.352cm" svg:height="0.48cm" svg:x="11.391cm" svg:y="7.452cm">
          <draw:text-box>
            <text:p text:style-name="P1"><text:span text:style-name="T2">I</text:span><text:span text:style-name="T4">6</text:span></text:p>
          </draw:text-box>
        </draw:frame>
        <draw:g>
          <draw:line draw:style-name="gr7" draw:text-style-name="P5" draw:layer="layout" svg:x1="11.439cm" svg:y1="5.137cm" svg:x2="11.439cm" svg:y2="4.633cm">
            <text:p/>
          </draw:line>
          <draw:path draw:style-name="gr6" draw:text-style-name="P4" draw:layer="layout" svg:width="0.256cm" svg:height="0.216cm" svg:x="11.431cm" svg:y="4.493cm" svg:viewBox="0 0 257 217" svg:d="M106 74c-41 21-94 58-71 93 21 31 79-2 119-27 52-31 89-64 72-91-23-38-98 13-120 25zM12 177c-69-124 179-238 234-139 65 120-176 245-234 139z">
            <text:p/>
          </draw:path>
        </draw:g>
        <draw:g>
          <draw:line draw:style-name="gr7" draw:text-style-name="P5" draw:layer="layout" svg:x1="11.667cm" svg:y1="4.304cm" svg:x2="11.667cm" svg:y2="3.801cm">
            <text:p/>
          </draw:line>
          <draw:path draw:style-name="gr6" draw:text-style-name="P4" draw:layer="layout" svg:width="0.256cm" svg:height="0.216cm" svg:x="11.42cm" svg:y="4.228cm" svg:viewBox="0 0 257 217" svg:d="M106 74c-41 21-94 57-71 92 21 31 79-2 119-26 52-31 89-64 72-92-23-38-98 14-120 26zM12 176c-69-123 179-238 234-139 65 120-176 246-234 139z">
            <text:p/>
          </draw:path>
        </draw:g>
        <draw:frame draw:style-name="gr1" draw:text-style-name="P2" draw:layer="layout" svg:width="0.442cm" svg:height="0.48cm" svg:x="13.243cm" svg:y="7.452cm">
          <draw:text-box>
            <text:p text:style-name="P1"><text:span text:style-name="T2">V</text:span><text:span text:style-name="T4">4</text:span><text:span text:style-name="T5">3</text:span></text:p>
          </draw:text-box>
        </draw:frame>
        <draw:g>
          <draw:line draw:style-name="gr7" draw:text-style-name="P5" draw:layer="layout" svg:x1="14.516cm" svg:y1="4.567cm" svg:x2="14.516cm" svg:y2="3.976cm">
            <text:p/>
          </draw:line>
          <draw:path draw:style-name="gr6" draw:text-style-name="P4" draw:layer="layout" svg:width="0.256cm" svg:height="0.216cm" svg:x="14.268cm" svg:y="4.491cm" svg:viewBox="0 0 257 217" svg:d="M105 74c-40 21-93 57-70 92 21 31 78-2 118-27 53-30 90-63 73-90-23-39-99 13-121 25zM12 176c-69-123 180-238 234-139 65 120-176 246-234 139z">
            <text:p/>
          </draw:path>
        </draw:g>
        <draw:g>
          <draw:line draw:style-name="gr7" draw:text-style-name="P5" draw:layer="layout" svg:x1="14.521cm" svg:y1="6.014cm" svg:x2="14.521cm" svg:y2="5.598cm">
            <text:p/>
          </draw:line>
          <draw:path draw:style-name="gr6" draw:text-style-name="P4" draw:layer="layout" svg:width="0.256cm" svg:height="0.216cm" svg:x="14.273cm" svg:y="5.937cm" svg:viewBox="0 0 257 217" svg:d="M105 74c-40 22-93 57-70 93 21 31 78-3 119-27 52-30 90-63 72-92-23-38-99 13-121 26zM12 176c-68-124 180-238 234-138 65 119-175 245-234 138z">
            <text:p/>
          </draw:path>
        </draw:g>
        <draw:g>
          <draw:line draw:style-name="gr7" draw:text-style-name="P5" draw:layer="layout" svg:x1="14.281cm" svg:y1="6.841cm" svg:x2="14.281cm" svg:y2="6.25cm">
            <text:p/>
          </draw:line>
          <draw:path draw:style-name="gr6" draw:text-style-name="P4" draw:layer="layout" svg:width="0.256cm" svg:height="0.215cm" svg:x="14.273cm" svg:y="6.109cm" svg:viewBox="0 0 257 216" svg:d="M105 74c-40 21-93 58-70 93 21 31 78-3 119-27 52-30 90-64 72-92-23-38-99 13-121 26zM12 177c-68-124 180-238 234-139 65 119-175 245-234 139z">
            <text:p/>
          </draw:path>
        </draw:g>
        <draw:g>
          <draw:line draw:style-name="gr7" draw:text-style-name="P5" draw:layer="layout" svg:x1="14.276cm" svg:y1="5.402cm" svg:x2="14.276cm" svg:y2="4.9cm">
            <text:p/>
          </draw:line>
          <draw:path draw:style-name="gr6" draw:text-style-name="P4" draw:layer="layout" svg:width="0.256cm" svg:height="0.216cm" svg:x="14.268cm" svg:y="4.759cm" svg:viewBox="0 0 257 217" svg:d="M105 73c-40 23-93 58-70 94 21 31 78-3 119-27 52-30 90-64 72-92-23-38-99 13-121 25zM12 176c-68-123 180-238 234-138 65 119-175 245-234 138z">
            <text:p/>
          </draw:path>
        </draw:g>
        <draw:frame draw:style-name="gr1" draw:text-style-name="P2" draw:layer="layout" svg:width="0.352cm" svg:height="0.48cm" svg:x="14.258cm" svg:y="7.452cm">
          <draw:text-box>
            <text:p text:style-name="P1"><text:span text:style-name="T2">I</text:span></text:p>
          </draw:text-box>
        </draw:frame>
        <draw:frame draw:style-name="gr1" draw:text-style-name="P2" draw:layer="layout" svg:width="0.442cm" svg:height="0.48cm" svg:x="3.912cm" svg:y="13.301cm">
          <draw:text-box>
            <text:p text:style-name="P1"><text:span text:style-name="T2">V</text:span><text:span text:style-name="T4">6</text:span><text:span text:style-name="T5">5</text:span></text:p>
          </draw:text-box>
        </draw:frame>
        <draw:line draw:style-name="gr3" draw:text-style-name="P3" draw:layer="layout" svg:x1="4.967cm" svg:y1="11.812cm" svg:x2="5.381cm" svg:y2="11.812cm">
          <text:p/>
        </draw:line>
        <draw:g>
          <draw:line draw:style-name="gr7" draw:text-style-name="P5" draw:layer="layout" svg:x1="5.076cm" svg:y1="12.433cm" svg:x2="5.076cm" svg:y2="11.842cm">
            <text:p/>
          </draw:line>
          <draw:path draw:style-name="gr6" draw:text-style-name="P4" draw:layer="layout" svg:width="0.256cm" svg:height="0.216cm" svg:x="5.068cm" svg:y="11.702cm" svg:viewBox="0 0 257 217" svg:d="M105 74c-40 21-93 57-70 93 21 31 78-2 119-28 52-30 90-63 72-90-23-38-99 13-121 25zM12 177c-69-124 179-238 234-139 65 120-175 245-234 139z">
            <text:p/>
          </draw:path>
        </draw:g>
        <draw:g>
          <draw:line draw:style-name="gr7" draw:text-style-name="P5" draw:layer="layout" svg:x1="5.067cm" svg:y1="11.26cm" svg:x2="5.067cm" svg:y2="10.758cm">
            <text:p/>
          </draw:line>
          <draw:path draw:style-name="gr6" draw:text-style-name="P4" draw:layer="layout" svg:width="0.256cm" svg:height="0.215cm" svg:x="5.058cm" svg:y="10.618cm" svg:viewBox="0 0 257 216" svg:d="M105 74c-40 21-93 58-70 93 21 31 78-3 119-27 52-31 90-64 72-92-23-38-99 13-121 26zM12 176c-69-123 179-237 234-138 65 119-175 245-234 138z">
            <text:p/>
          </draw:path>
        </draw:g>
        <draw:g>
          <draw:line draw:style-name="gr7" draw:text-style-name="P5" draw:layer="layout" svg:x1="5.306cm" svg:y1="10.513cm" svg:x2="5.306cm" svg:y2="9.922cm">
            <text:p/>
          </draw:line>
          <draw:path draw:style-name="gr6" draw:text-style-name="P4" draw:layer="layout" svg:width="0.256cm" svg:height="0.215cm" svg:x="5.058cm" svg:y="10.437cm" svg:viewBox="0 0 257 216" svg:d="M105 74c-40 22-93 57-70 93 21 31 78-3 119-27 52-30 90-63 72-91-23-38-99 13-121 25zM12 176c-69-122 179-238 234-137 65 118-175 245-234 137z">
            <text:p/>
          </draw:path>
        </draw:g>
        <draw:frame draw:style-name="gr1" draw:text-style-name="P2" draw:layer="layout" svg:width="0.352cm" svg:height="0.48cm" svg:x="4.997cm" svg:y="13.301cm">
          <draw:text-box>
            <text:p text:style-name="P1"><text:span text:style-name="T2">I</text:span></text:p>
          </draw:text-box>
        </draw:frame>
        <draw:frame draw:style-name="gr1" draw:text-style-name="P2" draw:layer="layout" svg:width="0.442cm" svg:height="0.48cm" svg:x="7.13cm" svg:y="13.301cm">
          <draw:text-box>
            <text:p text:style-name="P1"><text:span text:style-name="T2">V</text:span><text:span text:style-name="T4">4</text:span><text:span text:style-name="T5">2</text:span></text:p>
          </draw:text-box>
        </draw:frame>
        <draw:g>
          <draw:line draw:style-name="gr7" draw:text-style-name="P5" draw:layer="layout" svg:x1="8.411cm" svg:y1="9.975cm" svg:x2="8.411cm" svg:y2="9.472cm">
            <text:p/>
          </draw:line>
          <draw:path draw:style-name="gr6" draw:text-style-name="P4" draw:layer="layout" svg:width="0.256cm" svg:height="0.215cm" svg:x="8.164cm" svg:y="9.899cm" svg:viewBox="0 0 257 216" svg:d="M105 74c-40 22-93 57-70 93 21 31 78-3 119-27 52-30 89-63 72-91-23-38-99 13-121 25zM12 176c-69-122 179-238 234-137 65 118-176 245-234 137z">
            <text:p/>
          </draw:path>
        </draw:g>
        <draw:g>
          <draw:line draw:style-name="gr7" draw:text-style-name="P5" draw:layer="layout" svg:x1="8.124cm" svg:y1="12.607cm" svg:x2="8.124cm" svg:y2="12.016cm">
            <text:p/>
          </draw:line>
          <draw:path draw:style-name="gr6" draw:text-style-name="P4" draw:layer="layout" svg:width="0.256cm" svg:height="0.216cm" svg:x="8.115cm" svg:y="11.875cm" svg:viewBox="0 0 257 217" svg:d="M105 74c-40 21-93 57-70 93 21 31 78-2 119-28 52-30 89-63 72-90-23-38-99 13-121 25zM12 177c-69-124 180-238 234-139 65 120-176 245-234 139z">
            <text:p/>
          </draw:path>
        </draw:g>
        <draw:frame draw:style-name="gr1" draw:text-style-name="P2" draw:layer="layout" svg:width="0.352cm" svg:height="0.48cm" svg:x="8.11cm" svg:y="13.301cm">
          <draw:text-box>
            <text:p text:style-name="P1"><text:span text:style-name="T2">I</text:span><text:span text:style-name="T4">6</text:span></text:p>
          </draw:text-box>
        </draw:frame>
        <draw:line draw:style-name="gr3" draw:text-style-name="P3" draw:layer="layout" svg:x1="8.04cm" svg:y1="11.812cm" svg:x2="8.454cm" svg:y2="11.812cm">
          <text:p/>
        </draw:line>
        <draw:g>
          <draw:line draw:style-name="gr8" draw:text-style-name="P3" draw:layer="layout" svg:x1="8.366cm" svg:y1="11.78cm" svg:x2="8.366cm" svg:y2="11.366cm">
            <text:p/>
          </draw:line>
          <draw:path draw:style-name="gr6" draw:text-style-name="P4" draw:layer="layout" svg:width="0.256cm" svg:height="0.215cm" svg:x="8.12cm" svg:y="11.704cm" svg:viewBox="0 0 257 216" svg:d="M105 73c-40 22-93 58-70 93 21 31 78-3 119-27 52-30 89-63 72-91-23-39-99 13-121 25zM12 175c-69-122 179-237 234-137 65 118-176 245-234 137z">
            <text:p/>
          </draw:path>
        </draw:g>
        <draw:g>
          <draw:line draw:style-name="gr7" draw:text-style-name="P5" draw:layer="layout" svg:x1="8.177cm" svg:y1="11.168cm" svg:x2="8.177cm" svg:y2="10.665cm">
            <text:p/>
          </draw:line>
          <draw:path draw:style-name="gr6" draw:text-style-name="P4" draw:layer="layout" svg:width="0.256cm" svg:height="0.216cm" svg:x="8.169cm" svg:y="10.525cm" svg:viewBox="0 0 257 217" svg:d="M105 74c-40 22-93 57-70 93 21 31 78-3 119-27 52-30 89-63 72-91-23-38-99 13-121 25zM12 176c-69-123 179-238 234-137 65 118-176 245-234 137z">
            <text:p/>
          </draw:path>
        </draw:g>
        <draw:frame draw:style-name="gr1" draw:text-style-name="P2" draw:layer="layout" svg:width="0.352cm" svg:height="0.48cm" svg:x="9.824cm" svg:y="13.301cm">
          <draw:text-box>
            <text:p text:style-name="P1"><text:span text:style-name="T2">V</text:span><text:span text:style-name="T4">7</text:span></text:p>
          </draw:text-box>
        </draw:frame>
        <draw:frame draw:style-name="gr1" draw:text-style-name="P2" draw:layer="layout" svg:width="0.352cm" svg:height="0.48cm" svg:x="10.804cm" svg:y="13.301cm">
          <draw:text-box>
            <text:p text:style-name="P1"><text:span text:style-name="T2">I</text:span><text:span text:style-name="T4">6</text:span></text:p>
          </draw:text-box>
        </draw:frame>
        <draw:g>
          <draw:line draw:style-name="gr7" draw:text-style-name="P5" draw:layer="layout" svg:x1="10.802cm" svg:y1="11.264cm" svg:x2="10.802cm" svg:y2="10.762cm">
            <text:p/>
          </draw:line>
          <draw:path draw:style-name="gr6" draw:text-style-name="P4" draw:layer="layout" svg:width="0.257cm" svg:height="0.216cm" svg:x="10.794cm" svg:y="10.622cm" svg:viewBox="0 0 258 217" svg:d="M106 73c-40 22-94 57-70 94 20 31 78-3 118-28 52-30 90-63 72-91-23-38-99 13-120 25zM12 176c-69-123 179-238 235-138 65 119-176 245-235 138z">
            <text:p/>
          </draw:path>
        </draw:g>
        <draw:g>
          <draw:line draw:style-name="gr7" draw:text-style-name="P5" draw:layer="layout" svg:x1="11.041cm" svg:y1="10.505cm" svg:x2="11.041cm" svg:y2="9.914cm">
            <text:p/>
          </draw:line>
          <draw:path draw:style-name="gr6" draw:text-style-name="P4" draw:layer="layout" svg:width="0.257cm" svg:height="0.216cm" svg:x="10.794cm" svg:y="10.429cm" svg:viewBox="0 0 258 217" svg:d="M106 73c-40 23-94 58-70 94 20 31 78-3 118-27 52-30 90-64 72-92-23-38-99 13-120 25zM12 176c-69-123 179-238 235-138 65 119-176 245-235 138z">
            <text:p/>
          </draw:path>
        </draw:g>
        <draw:g>
          <draw:line draw:style-name="gr7" draw:text-style-name="P5" draw:layer="layout" svg:x1="10.812cm" svg:y1="13.334cm" svg:x2="10.812cm" svg:y2="12.743cm">
            <text:p/>
          </draw:line>
          <draw:path draw:style-name="gr6" draw:text-style-name="P4" draw:layer="layout" svg:width="0.256cm" svg:height="0.216cm" svg:x="10.804cm" svg:y="12.603cm" svg:viewBox="0 0 257 217" svg:d="M105 74c-40 22-93 57-70 93 21 32 78-3 118-27 52-31 91-63 72-91-23-38-98 13-120 25zM12 177c-70-124 179-239 234-138 65 118-176 244-234 138z">
            <text:p/>
          </draw:path>
        </draw:g>
        <draw:g>
          <draw:line draw:style-name="gr7" draw:text-style-name="P5" draw:layer="layout" svg:x1="11.048cm" svg:y1="11.864cm" svg:x2="11.048cm" svg:y2="11.448cm">
            <text:p/>
          </draw:line>
          <draw:path draw:style-name="gr6" draw:text-style-name="P4" draw:layer="layout" svg:width="0.256cm" svg:height="0.216cm" svg:x="10.8cm" svg:y="11.787cm" svg:viewBox="0 0 257 217" svg:d="M105 74c-40 21-93 57-70 93 21 31 78-2 118-28 52-30 91-63 72-90-23-38-98 13-120 25zM12 177c-70-124 179-238 234-139 65 120-176 245-234 139z">
            <text:p/>
          </draw:path>
        </draw:g>
        <draw:g>
          <draw:line draw:style-name="gr8" draw:text-style-name="P3" draw:layer="layout" svg:x1="14.352cm" svg:y1="10.515cm" svg:x2="14.352cm" svg:y2="9.924cm">
            <text:p/>
          </draw:line>
          <draw:path draw:style-name="gr6" draw:text-style-name="P4" draw:layer="layout" svg:width="0.256cm" svg:height="0.215cm" svg:x="14.106cm" svg:y="10.439cm" svg:viewBox="0 0 257 216" svg:d="M106 74c-40 21-94 58-70 93 21 31 78-3 118-27 52-31 89-64 72-92-23-38-99 13-120 26zM12 176c-69-123 179-237 234-138 66 119-175 245-234 138z">
            <text:p/>
          </draw:path>
        </draw:g>
        <draw:g>
          <draw:line draw:style-name="gr7" draw:text-style-name="P5" draw:layer="layout" svg:x1="14.135cm" svg:y1="11.437cm" svg:x2="14.135cm" svg:y2="11.021cm">
            <text:p/>
          </draw:line>
          <draw:path draw:style-name="gr6" draw:text-style-name="P4" draw:layer="layout" svg:width="0.256cm" svg:height="0.216cm" svg:x="14.127cm" svg:y="10.882cm" svg:viewBox="0 0 257 217" svg:d="M106 75c-40 21-94 57-70 92 21 31 78-2 118-26 52-31 89-64 72-92-23-38-98 13-120 26zM12 177c-69-124 180-238 234-139 66 120-175 245-234 139z">
            <text:p/>
          </draw:path>
        </draw:g>
        <draw:line draw:style-name="gr3" draw:text-style-name="P3" draw:layer="layout" svg:x1="14.05cm" svg:y1="10.897cm" svg:x2="14.465cm" svg:y2="10.897cm">
          <text:p/>
        </draw:line>
        <draw:frame draw:style-name="gr1" draw:text-style-name="P2" draw:layer="layout" svg:width="0.352cm" svg:height="0.48cm" svg:x="13.182cm" svg:y="13.301cm">
          <draw:text-box>
            <text:p text:style-name="P1"><text:span text:style-name="T2">V</text:span><text:span text:style-name="T4">7</text:span></text:p>
          </draw:text-box>
        </draw:frame>
        <draw:frame draw:style-name="gr1" draw:text-style-name="P2" draw:layer="layout" svg:width="0.352cm" svg:height="0.48cm" svg:x="14.162cm" svg:y="13.301cm">
          <draw:text-box>
            <text:p text:style-name="P1"><text:span text:style-name="T2">I</text:span><text:span text:style-name="T4">6</text:span></text:p>
          </draw:text-box>
        </draw:frame>
        <draw:g>
          <draw:line draw:style-name="gr7" draw:text-style-name="P5" draw:layer="layout" svg:x1="14.177cm" svg:y1="12.965cm" svg:x2="14.177cm" svg:y2="12.374cm">
            <text:p/>
          </draw:line>
          <draw:path draw:style-name="gr6" draw:text-style-name="P4" draw:layer="layout" svg:width="0.256cm" svg:height="0.216cm" svg:x="14.169cm" svg:y="12.233cm" svg:viewBox="0 0 257 217" svg:d="M106 73c-40 22-94 59-70 94 21 31 78-3 118-27 52-31 89-64 72-92-23-38-98 13-120 25zM12 177c-69-124 180-238 234-139 66 120-175 245-234 139z">
            <text:p/>
          </draw:path>
        </draw:g>
        <draw:g>
          <draw:line draw:style-name="gr7" draw:text-style-name="P5" draw:layer="layout" svg:x1="14.415cm" svg:y1="12.052cm" svg:x2="14.415cm" svg:y2="11.549cm">
            <text:p/>
          </draw:line>
          <draw:path draw:style-name="gr6" draw:text-style-name="P4" draw:layer="layout" svg:width="0.256cm" svg:height="0.216cm" svg:x="14.168cm" svg:y="11.975cm" svg:viewBox="0 0 257 217" svg:d="M106 74c-40 21-94 57-70 92 21 31 78-2 118-27 52-30 89-63 72-91-23-38-98 14-120 26zM12 176c-69-123 180-238 234-139 66 120-175 246-234 139z">
            <text:p/>
          </draw:path>
        </draw:g>
        <draw:frame draw:style-name="gr1" draw:text-style-name="P2" draw:layer="layout" svg:width="0.442cm" svg:height="0.48cm" svg:x="16.357cm" svg:y="13.301cm">
          <draw:text-box>
            <text:p text:style-name="P1"><text:span text:style-name="T2">V</text:span><text:span text:style-name="T4">6</text:span><text:span text:style-name="T5">5</text:span></text:p>
          </draw:text-box>
        </draw:frame>
        <draw:frame draw:style-name="gr1" draw:text-style-name="P2" draw:layer="layout" svg:width="0.352cm" svg:height="0.48cm" svg:x="17.337cm" svg:y="13.301cm">
          <draw:text-box>
            <text:p text:style-name="P1"><text:span text:style-name="T2">I</text:span><text:span text:style-name="T4">6</text:span></text:p>
          </draw:text-box>
        </draw:frame>
        <draw:g>
          <draw:line draw:style-name="gr7" draw:text-style-name="P5" draw:layer="layout" svg:x1="17.348cm" svg:y1="12.61cm" svg:x2="17.348cm" svg:y2="12.019cm">
            <text:p/>
          </draw:line>
          <draw:path draw:style-name="gr6" draw:text-style-name="P4" draw:layer="layout" svg:width="0.256cm" svg:height="0.215cm" svg:x="17.339cm" svg:y="11.879cm" svg:viewBox="0 0 257 216" svg:d="M106 74c-40 22-94 57-71 93 21 32 79-3 120-27 52-30 89-63 72-91-24-38-99 13-121 25zM12 176c-68-123 180-238 234-137 65 118-175 244-234 137z">
            <text:p/>
          </draw:path>
        </draw:g>
        <draw:g>
          <draw:line draw:style-name="gr7" draw:text-style-name="P5" draw:layer="layout" svg:x1="17.562cm" svg:y1="10.253cm" svg:x2="17.562cm" svg:y2="9.75cm">
            <text:p/>
          </draw:line>
          <draw:path draw:style-name="gr6" draw:text-style-name="P4" draw:layer="layout" svg:width="0.256cm" svg:height="0.216cm" svg:x="17.314cm" svg:y="10.176cm" svg:viewBox="0 0 257 217" svg:d="M106 74c-40 21-94 58-71 93 21 31 79-3 120-27 52-31 89-64 72-92-24-38-99 13-121 26zM12 177c-68-124 180-238 234-139 65 120-175 245-234 139z">
            <text:p/>
          </draw:path>
        </draw:g>
        <draw:g>
          <draw:line draw:style-name="gr7" draw:text-style-name="P5" draw:layer="layout" svg:x1="17.323cm" svg:y1="11.084cm" svg:x2="17.323cm" svg:y2="10.493cm">
            <text:p/>
          </draw:line>
          <draw:path draw:style-name="gr6" draw:text-style-name="P4" draw:layer="layout" svg:width="0.256cm" svg:height="0.216cm" svg:x="17.314cm" svg:y="10.353cm" svg:viewBox="0 0 257 217" svg:d="M106 74c-40 22-94 57-71 92 21 33 79-2 120-26 52-31 89-63 72-91-24-38-99 13-121 25zM12 177c-68-124 180-239 234-139 65 119-175 245-234 139z">
            <text:p/>
          </draw:path>
        </draw:g>
        <draw:path draw:style-name="gr3" draw:text-style-name="P3" draw:layer="layout" svg:width="0.415cm" svg:height="0.176cm" svg:x="17.258cm" svg:y="11.643cm" svg:viewBox="0 0 416 177" svg:d="M0 177h416M0 0h416">
          <text:p/>
        </draw:path>
        <draw:g>
          <draw:line draw:style-name="gr7" draw:text-style-name="P5" draw:layer="layout" svg:x1="17.586cm" svg:y1="11.612cm" svg:x2="17.586cm" svg:y2="11.196cm">
            <text:p/>
          </draw:line>
          <draw:path draw:style-name="gr6" draw:text-style-name="P4" draw:layer="layout" svg:width="0.256cm" svg:height="0.216cm" svg:x="17.338cm" svg:y="11.535cm" svg:viewBox="0 0 257 217" svg:d="M106 74c-40 22-94 57-71 93 21 32 79-3 120-27 52-30 89-63 72-91-24-38-99 13-121 25zM12 176c-68-123 180-238 234-137 65 118-175 245-234 137z">
            <text:p/>
          </draw:path>
        </draw:g>
        <draw:frame draw:style-name="gr1" draw:text-style-name="P2" draw:layer="layout" svg:width="0.352cm" svg:height="0.48cm" svg:x="4.602cm" svg:y="19.216cm">
          <draw:text-box>
            <text:p text:style-name="P1"><text:span text:style-name="T2">V</text:span><text:span text:style-name="T4">7</text:span></text:p>
          </draw:text-box>
        </draw:frame>
        <draw:g>
          <draw:line draw:style-name="gr7" draw:text-style-name="P5" draw:layer="layout" svg:x1="5.641cm" svg:y1="18.816cm" svg:x2="5.641cm" svg:y2="18.314cm">
            <text:p/>
          </draw:line>
          <draw:path draw:style-name="gr6" draw:text-style-name="P4" draw:layer="layout" svg:width="0.256cm" svg:height="0.216cm" svg:x="5.633cm" svg:y="18.173cm" svg:viewBox="0 0 257 217" svg:d="M105 74c-39 21-93 58-70 93 21 31 78-2 119-27 52-31 90-64 71-91-23-38-98 13-120 25zM12 177c-69-124 179-238 234-139 65 120-175 245-234 139z">
            <text:p/>
          </draw:path>
        </draw:g>
        <draw:g>
          <draw:line draw:style-name="gr7" draw:text-style-name="P5" draw:layer="layout" svg:x1="5.652cm" svg:y1="17.118cm" svg:x2="5.652cm" svg:y2="16.614cm">
            <text:p/>
          </draw:line>
          <draw:path draw:style-name="gr6" draw:text-style-name="P4" draw:layer="layout" svg:width="0.256cm" svg:height="0.216cm" svg:x="5.644cm" svg:y="16.475cm" svg:viewBox="0 0 257 217" svg:d="M105 73c-39 22-93 58-70 94 21 31 78-3 119-27 52-30 90-64 71-92-23-38-98 13-120 25zM12 176c-69-123 179-238 234-138 65 119-175 245-234 138z">
            <text:p/>
          </draw:path>
        </draw:g>
        <draw:g>
          <draw:line draw:style-name="gr7" draw:text-style-name="P5" draw:layer="layout" svg:x1="5.874cm" svg:y1="17.896cm" svg:x2="5.874cm" svg:y2="17.393cm">
            <text:p/>
          </draw:line>
          <draw:path draw:style-name="gr6" draw:text-style-name="P4" draw:layer="layout" svg:width="0.256cm" svg:height="0.215cm" svg:x="5.627cm" svg:y="17.819cm" svg:viewBox="0 0 257 216" svg:d="M105 73c-39 22-93 57-70 93 21 31 78-3 119-27 52-30 90-63 71-91-23-38-98 13-120 25zM12 175c-69-122 179-237 234-137 65 118-175 245-234 137z">
            <text:p/>
          </draw:path>
        </draw:g>
        <draw:g>
          <draw:line draw:style-name="gr7" draw:text-style-name="P5" draw:layer="layout" svg:x1="5.891cm" svg:y1="16.106cm" svg:x2="5.891cm" svg:y2="15.515cm">
            <text:p/>
          </draw:line>
          <draw:path draw:style-name="gr6" draw:text-style-name="P4" draw:layer="layout" svg:width="0.256cm" svg:height="0.216cm" svg:x="5.644cm" svg:y="16.03cm" svg:viewBox="0 0 257 217" svg:d="M105 75c-39 22-93 57-70 92 21 32 78-2 119-26 52-31 90-63 71-92-23-38-98 13-120 26zM12 177c-69-124 179-238 234-139 65 120-175 245-234 139z">
            <text:p/>
          </draw:path>
        </draw:g>
        <draw:frame draw:style-name="gr1" draw:text-style-name="P2" draw:layer="layout" svg:width="0.352cm" svg:height="0.48cm" svg:x="7.236cm" svg:y="19.143cm">
          <draw:text-box>
            <text:p text:style-name="P1"><text:span text:style-name="T2">V</text:span><text:span text:style-name="T4">7</text:span></text:p>
          </draw:text-box>
        </draw:frame>
        <draw:frame draw:style-name="gr15" draw:text-style-name="P8" draw:layer="layout" svg:width="0.352cm" svg:height="0.48cm" svg:x="8.117cm" svg:y="19.143cm">
          <draw:text-box>
            <text:p text:style-name="P1"><text:span text:style-name="T2">I</text:span><text:span text:style-name="T4">6</text:span><text:span text:style-name="T5">4</text:span></text:p>
          </draw:text-box>
        </draw:frame>
        <draw:line draw:style-name="gr3" draw:text-style-name="P3" draw:layer="layout" svg:x1="8.145cm" svg:y1="17.666cm" svg:x2="8.559cm" svg:y2="17.666cm">
          <text:p/>
        </draw:line>
        <draw:g>
          <draw:line draw:style-name="gr7" draw:text-style-name="P5" draw:layer="layout" svg:x1="8.472cm" svg:y1="17.525cm" svg:x2="8.472cm" svg:y2="17.11cm">
            <text:p/>
          </draw:line>
          <draw:path draw:style-name="gr6" draw:text-style-name="P4" draw:layer="layout" svg:width="0.257cm" svg:height="0.216cm" svg:x="8.225cm" svg:y="17.449cm" svg:viewBox="0 0 258 217" svg:d="M106 74c-40 22-94 57-70 92 21 33 78-2 118-26 52-31 90-63 73-91-24-38-100 13-121 25zM12 176c-69-123 179-238 235-138 65 119-176 245-235 138z">
            <text:p/>
          </draw:path>
        </draw:g>
        <draw:g>
          <draw:line draw:style-name="gr7" draw:text-style-name="P5" draw:layer="layout" svg:x1="8.448cm" svg:y1="16.46cm" svg:x2="8.448cm" svg:y2="15.869cm">
            <text:p/>
          </draw:line>
          <draw:path draw:style-name="gr6" draw:text-style-name="P4" draw:layer="layout" svg:width="0.257cm" svg:height="0.216cm" svg:x="8.201cm" svg:y="16.385cm" svg:viewBox="0 0 258 217" svg:d="M106 74c-40 21-94 57-70 93 21 31 78-2 118-28 52-30 90-63 73-90-24-38-100 13-121 25zM12 177c-69-124 179-239 235-139 65 119-176 245-235 139z">
            <text:p/>
          </draw:path>
        </draw:g>
        <draw:g>
          <draw:line draw:style-name="gr7" draw:text-style-name="P5" draw:layer="layout" svg:x1="8.209cm" svg:y1="17.212cm" svg:x2="8.209cm" svg:y2="16.708cm">
            <text:p/>
          </draw:line>
          <draw:path draw:style-name="gr6" draw:text-style-name="P4" draw:layer="layout" svg:width="0.257cm" svg:height="0.215cm" svg:x="8.201cm" svg:y="16.569cm" svg:viewBox="0 0 258 216" svg:d="M106 74c-40 22-94 57-70 93 21 32 78-3 118-27 52-30 90-63 73-91-24-38-100 13-121 25zM12 176c-69-123 179-238 235-137 65 118-176 244-235 137z">
            <text:p/>
          </draw:path>
        </draw:g>
        <draw:g>
          <draw:line draw:style-name="gr7" draw:text-style-name="P5" draw:layer="layout" svg:x1="8.239cm" svg:y1="18.466cm" svg:x2="8.239cm" svg:y2="17.874cm">
            <text:p/>
          </draw:line>
          <draw:path draw:style-name="gr6" draw:text-style-name="P4" draw:layer="layout" svg:width="0.257cm" svg:height="0.215cm" svg:x="8.231cm" svg:y="17.735cm" svg:viewBox="0 0 258 216" svg:d="M106 74c-40 22-94 57-70 93 21 31 78-3 118-27 52-30 90-63 73-91-24-38-100 13-121 25zM12 176c-69-122 179-238 235-137 65 118-176 245-235 137z">
            <text:p/>
          </draw:path>
        </draw:g>
        <draw:frame draw:style-name="gr1" draw:text-style-name="P2" draw:layer="layout" svg:width="0.442cm" svg:height="0.48cm" svg:x="10.541cm" svg:y="19.143cm">
          <draw:text-box>
            <text:p text:style-name="P1"><text:span text:style-name="T2">V</text:span><text:span text:style-name="T4">4</text:span><text:span text:style-name="T5">3</text:span></text:p>
          </draw:text-box>
        </draw:frame>
        <draw:frame draw:style-name="gr15" draw:text-style-name="P8" draw:layer="layout" svg:width="0.352cm" svg:height="0.48cm" svg:x="11.422cm" svg:y="19.143cm">
          <draw:text-box>
            <text:p text:style-name="P1"><text:span text:style-name="T2">I</text:span><text:span text:style-name="T4">6</text:span><text:span text:style-name="T5">4</text:span></text:p>
          </draw:text-box>
        </draw:frame>
        <draw:line draw:style-name="gr3" draw:text-style-name="P3" draw:layer="layout" svg:x1="11.438cm" svg:y1="17.667cm" svg:x2="11.853cm" svg:y2="17.667cm">
          <text:p/>
        </draw:line>
        <draw:g>
          <draw:line draw:style-name="gr7" draw:text-style-name="P5" draw:layer="layout" svg:x1="11.766cm" svg:y1="17.442cm" svg:x2="11.766cm" svg:y2="17.027cm">
            <text:p/>
          </draw:line>
          <draw:path draw:style-name="gr6" draw:text-style-name="P4" draw:layer="layout" svg:width="0.256cm" svg:height="0.216cm" svg:x="11.518cm" svg:y="17.365cm" svg:viewBox="0 0 257 217" svg:d="M106 73c-40 22-94 58-71 93 21 31 79-3 120-27 52-30 89-63 72-92-24-38-99 14-121 26zM12 176c-68-123 180-238 234-139 65 119-174 246-234 139z">
            <text:p/>
          </draw:path>
        </draw:g>
        <draw:line draw:style-name="gr3" draw:text-style-name="P3" draw:layer="layout" svg:x1="11.439cm" svg:y1="17.483cm" svg:x2="11.854cm" svg:y2="17.483cm">
          <text:p/>
        </draw:line>
        <draw:g>
          <draw:line draw:style-name="gr7" draw:text-style-name="P5" draw:layer="layout" svg:x1="11.545cm" svg:y1="17.016cm" svg:x2="11.545cm" svg:y2="16.424cm">
            <text:p/>
          </draw:line>
          <draw:path draw:style-name="gr6" draw:text-style-name="P4" draw:layer="layout" svg:width="0.256cm" svg:height="0.215cm" svg:x="11.536cm" svg:y="16.284cm" svg:viewBox="0 0 257 216" svg:d="M106 74c-40 22-94 57-71 93 21 31 79-3 120-27 52-30 89-63 72-91-24-39-99 13-121 25zM12 176c-68-122 180-238 234-137 65 118-174 245-234 137z">
            <text:p/>
          </draw:path>
        </draw:g>
        <draw:g>
          <draw:line draw:style-name="gr7" draw:text-style-name="P5" draw:layer="layout" svg:x1="11.783cm" svg:y1="16.191cm" svg:x2="11.783cm" svg:y2="15.6cm">
            <text:p/>
          </draw:line>
          <draw:path draw:style-name="gr6" draw:text-style-name="P4" draw:layer="layout" svg:width="0.256cm" svg:height="0.215cm" svg:x="11.536cm" svg:y="16.115cm" svg:viewBox="0 0 257 216" svg:d="M106 73c-40 22-94 58-71 94 21 31 79-3 120-27 52-31 89-64 72-92-24-38-99 13-121 25zM12 176c-68-124 180-238 234-138 65 119-174 244-234 138z">
            <text:p/>
          </draw:path>
        </draw:g>
        <draw:g>
          <draw:line draw:style-name="gr7" draw:text-style-name="P5" draw:layer="layout" svg:x1="11.516cm" svg:y1="18.735cm" svg:x2="11.516cm" svg:y2="18.144cm">
            <text:p/>
          </draw:line>
          <draw:path draw:style-name="gr6" draw:text-style-name="P4" draw:layer="layout" svg:width="0.256cm" svg:height="0.215cm" svg:x="11.508cm" svg:y="18.003cm" svg:viewBox="0 0 257 216" svg:d="M106 73c-40 22-94 58-71 93 21 31 79-3 120-27 52-30 89-63 72-91-24-39-99 13-121 25zM12 175c-68-122 180-237 234-138 65 119-174 246-234 138z">
            <text:p/>
          </draw:path>
        </draw:g>
        <draw:frame draw:style-name="gr1" draw:text-style-name="P2" draw:layer="layout" svg:width="0.442cm" svg:height="0.48cm" svg:x="13.758cm" svg:y="19.143cm">
          <draw:text-box>
            <text:p text:style-name="P1"><text:span text:style-name="T2">V</text:span><text:span text:style-name="T4">4</text:span><text:span text:style-name="T5">3</text:span></text:p>
          </draw:text-box>
        </draw:frame>
        <draw:frame draw:style-name="gr15" draw:text-style-name="P8" draw:layer="layout" svg:width="0.352cm" svg:height="0.48cm" svg:x="14.639cm" svg:y="19.143cm">
          <draw:text-box>
            <text:p text:style-name="P1"><text:span text:style-name="T2">I</text:span><text:span text:style-name="T4">6</text:span></text:p>
          </draw:text-box>
        </draw:frame>
        <draw:line draw:style-name="gr3" draw:text-style-name="P3" draw:layer="layout" svg:x1="14.568cm" svg:y1="17.666cm" svg:x2="14.982cm" svg:y2="17.666cm">
          <text:p/>
        </draw:line>
        <draw:g>
          <draw:line draw:style-name="gr7" draw:text-style-name="P5" draw:layer="layout" svg:x1="14.895cm" svg:y1="17.525cm" svg:x2="14.895cm" svg:y2="17.11cm">
            <text:p/>
          </draw:line>
          <draw:path draw:style-name="gr6" draw:text-style-name="P4" draw:layer="layout" svg:width="0.256cm" svg:height="0.216cm" svg:x="14.648cm" svg:y="17.449cm" svg:viewBox="0 0 257 217" svg:d="M106 74c-41 22-94 57-71 92 21 33 79-2 119-26 52-31 89-63 72-91-23-38-98 13-120 25zM12 176c-69-123 180-238 234-138 65 119-176 245-234 138z">
            <text:p/>
          </draw:path>
        </draw:g>
        <draw:g>
          <draw:line draw:style-name="gr7" draw:text-style-name="P5" draw:layer="layout" svg:x1="14.648cm" svg:y1="18.645cm" svg:x2="14.648cm" svg:y2="18.053cm">
            <text:p/>
          </draw:line>
          <draw:path draw:style-name="gr6" draw:text-style-name="P4" draw:layer="layout" svg:width="0.256cm" svg:height="0.215cm" svg:x="14.64cm" svg:y="17.913cm" svg:viewBox="0 0 257 216" svg:d="M106 73c-41 22-94 59-71 94 21 31 79-3 119-27 52-31 89-64 72-92-23-38-98 13-120 25zM12 176c-69-123 180-237 234-138 65 119-176 245-234 138z">
            <text:p/>
          </draw:path>
        </draw:g>
        <draw:g>
          <draw:line draw:style-name="gr7" draw:text-style-name="P5" draw:layer="layout" svg:x1="14.637cm" svg:y1="16.934cm" svg:x2="14.637cm" svg:y2="16.343cm">
            <text:p/>
          </draw:line>
          <draw:path draw:style-name="gr6" draw:text-style-name="P4" draw:layer="layout" svg:width="0.256cm" svg:height="0.216cm" svg:x="14.629cm" svg:y="16.202cm" svg:viewBox="0 0 257 217" svg:d="M106 74c-41 21-94 57-71 92 21 31 79-3 119-27 52-30 89-63 72-91-23-39-98 13-120 26zM12 176c-69-123 180-238 234-138 65 119-176 245-234 138z">
            <text:p/>
          </draw:path>
        </draw:g>
        <draw:g>
          <draw:line draw:style-name="gr7" draw:text-style-name="P5" draw:layer="layout" svg:x1="14.876cm" svg:y1="16.007cm" svg:x2="14.876cm" svg:y2="15.504cm">
            <text:p/>
          </draw:line>
          <draw:path draw:style-name="gr6" draw:text-style-name="P4" draw:layer="layout" svg:width="0.256cm" svg:height="0.216cm" svg:x="14.629cm" svg:y="15.931cm" svg:viewBox="0 0 257 217" svg:d="M106 74c-41 21-94 57-71 92 21 32 79-2 119-27 52-30 89-63 72-90-23-38-98 13-120 25zM12 177c-69-124 180-239 234-139 65 119-176 245-234 139z">
            <text:p/>
          </draw:path>
        </draw:g>
        <draw:frame draw:style-name="gr1" draw:text-style-name="P2" draw:layer="layout" svg:width="0.442cm" svg:height="0.48cm" svg:x="16.651cm" svg:y="19.143cm">
          <draw:text-box>
            <text:p text:style-name="P1"><text:span text:style-name="T2">V</text:span><text:span text:style-name="T4">6</text:span><text:span text:style-name="T5">5</text:span></text:p>
          </draw:text-box>
        </draw:frame>
        <draw:frame draw:style-name="gr15" draw:text-style-name="P8" draw:layer="layout" svg:width="0.352cm" svg:height="0.48cm" svg:x="17.532cm" svg:y="19.143cm">
          <draw:text-box>
            <text:p text:style-name="P1"><text:span text:style-name="T2">I</text:span></text:p>
          </draw:text-box>
        </draw:frame>
        <draw:g>
          <draw:line draw:style-name="gr7" draw:text-style-name="P5" draw:layer="layout" svg:x1="17.517cm" svg:y1="18.365cm" svg:x2="17.517cm" svg:y2="17.774cm">
            <text:p/>
          </draw:line>
          <draw:path draw:style-name="gr6" draw:text-style-name="P4" draw:layer="layout" svg:width="0.256cm" svg:height="0.215cm" svg:x="17.509cm" svg:y="17.634cm" svg:viewBox="0 0 257 216" svg:d="M106 74c-41 22-94 57-71 93 21 31 79-3 119-27 52-30 89-63 72-91-23-38-98 13-120 25zM12 176c-69-122 179-238 234-137 65 118-176 245-234 137z">
            <text:p/>
          </draw:path>
        </draw:g>
        <draw:g>
          <draw:line draw:style-name="gr7" draw:text-style-name="P5" draw:layer="layout" svg:x1="17.504cm" svg:y1="17.023cm" svg:x2="17.504cm" svg:y2="16.519cm">
            <text:p/>
          </draw:line>
          <draw:path draw:style-name="gr6" draw:text-style-name="P4" draw:layer="layout" svg:width="0.256cm" svg:height="0.216cm" svg:x="17.496cm" svg:y="16.38cm" svg:viewBox="0 0 257 217" svg:d="M106 75c-41 22-94 57-71 92 21 32 79-2 119-26 52-31 89-63 72-92-23-38-98 13-120 26zM12 177c-69-124 179-238 234-139 65 120-176 245-234 139z">
            <text:p/>
          </draw:path>
        </draw:g>
        <draw:g>
          <draw:line draw:style-name="gr7" draw:text-style-name="P5" draw:layer="layout" svg:x1="17.743cm" svg:y1="16.022cm" svg:x2="17.743cm" svg:y2="15.52cm">
            <text:p/>
          </draw:line>
          <draw:path draw:style-name="gr6" draw:text-style-name="P4" draw:layer="layout" svg:width="0.256cm" svg:height="0.216cm" svg:x="17.496cm" svg:y="15.947cm" svg:viewBox="0 0 257 217" svg:d="M106 74c-41 21-94 57-71 92 21 32 79-2 119-27 52-30 89-63 72-90-23-38-98 13-120 25zM12 177c-69-124 179-239 234-139 65 119-176 245-234 139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/>
    <style:font-face style:name="STIX" svg:font-family="STIX"/>
    <style:font-face style:name="STIX1" svg:font-family="STIX" style:font-pitch="variable"/>
    <style:font-face style:name="SonataStd" svg:font-family="SonataStd"/>
    <style:font-face style:name="SonataStd1" svg:font-family="SonataStd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32" draw:style="rect" draw:dots1="1" draw:dots1-length="0.746cm" draw:dots2="1" draw:dots2-length="1.712cm" draw:distance="0.934cm"/>
    <draw:stroke-dash draw:name="stroke-dash137" draw:style="rect" draw:dots1="1" draw:dots1-length="0.746cm" draw:dots2="1" draw:dots2-length="1.71cm" draw:distance="0.934cm"/>
    <draw:stroke-dash draw:name="stroke-dash164" draw:style="rect" draw:dots1="1" draw:dots1-length="0.141cm" draw:distance="0.07cm"/>
    <draw:stroke-dash draw:name="stroke-dash181" draw:style="rect" draw:dots1="1" draw:dots1-length="0.62cm" draw:dots2="1" draw:dots2-length="1.222cm" draw:distance="0.654cm"/>
    <draw:stroke-dash draw:name="stroke-dash192" draw:style="rect" draw:dots1="1" draw:dots1-length="0.91cm" draw:dots2="1" draw:dots2-length="1.837cm" draw:distance="0.956cm"/>
    <draw:stroke-dash draw:name="stroke-dash227" draw:style="rect" draw:dots1="1" draw:dots1-length="0.612cm" draw:dots2="1" draw:dots2-length="1.442cm" draw:distance="0.8cm"/>
    <draw:stroke-dash draw:name="stroke-dash274" draw:style="rect" draw:dots1="1" draw:dots1-length="0.712cm" draw:dots2="1" draw:dots2-length="1.441cm" draw:distance="0.757cm"/>
    <draw:stroke-dash draw:name="stroke-dash279" draw:style="rect" draw:dots1="1" draw:dots1-length="0.615cm" draw:dots2="1" draw:dots2-length="1.451cm" draw:distance="0.804cm"/>
    <draw:stroke-dash draw:name="stroke-dash282" draw:style="rect" draw:dots1="1" draw:dots1-length="0.575cm" draw:dots2="1" draw:dots2-length="1.37cm" draw:distance="0.763cm"/>
    <draw:stroke-dash draw:name="stroke-dash285" draw:style="rect" draw:dots1="1" draw:dots1-length="0.105cm" draw:distance="0.07cm"/>
    <draw:stroke-dash draw:name="stroke-dash288" draw:style="rect" draw:dots1="1" draw:dots1-length="0.116cm" draw:distance="0.223cm"/>
    <draw:stroke-dash draw:name="stroke-dash297" draw:style="rect" draw:dots1="1" draw:dots1-length="0.582cm" draw:dots2="1" draw:dots2-length="1.382cm" draw:distance="0.77cm"/>
    <draw:stroke-dash draw:name="stroke-dash302" draw:style="rect" draw:dots1="1" draw:dots1-length="0.14cm" draw:distance="0.07cm"/>
    <draw:stroke-dash draw:name="stroke-dash305" draw:style="rect" draw:dots1="1" draw:dots1-length="0.46cm" draw:dots2="1" draw:dots2-length="1.141cm" draw:distance="0.649cm"/>
    <draw:stroke-dash draw:name="stroke-dash308" draw:style="rect" draw:dots1="1" draw:dots1-length="0.608cm" draw:dots2="1" draw:dots2-length="1.435cm" draw:distance="0.796cm"/>
    <draw:stroke-dash draw:name="stroke-dash311" draw:style="rect" draw:dots1="1" draw:dots1-length="0.613cm" draw:dots2="1" draw:dots2-length="1.446cm" draw:distance="0.801cm"/>
    <draw:stroke-dash draw:name="stroke-dash316" draw:style="rect" draw:dots1="1" draw:dots1-length="0.051cm" draw:distance="0.051cm"/>
    <draw:stroke-dash draw:name="stroke-dash321" draw:style="rect" draw:dots1="1" draw:dots1-length="0.089cm" draw:distance="0.065cm"/>
    <draw:stroke-dash draw:name="stroke-dash324" draw:style="rect" draw:dots1="1" draw:dots1-length="0.104cm" draw:distance="0.104cm"/>
    <draw:stroke-dash draw:name="stroke-dash327" draw:style="rect" draw:dots1="1" draw:dots1-length="0.105cm" draw:distance="0.105cm"/>
    <draw:stroke-dash draw:name="stroke-dash330" draw:style="rect" draw:dots1="1" draw:dots1-length="0.103cm" draw:distance="0.103cm"/>
    <draw:stroke-dash draw:name="stroke-dash333" draw:style="rect" draw:dots1="1" draw:dots1-length="0.108cm" draw:distance="0.108cm"/>
    <draw:stroke-dash draw:name="stroke-dash338" draw:style="rect" draw:dots1="1" draw:dots1-length="0.185cm" draw:distance="9.482cm"/>
    <draw:stroke-dash draw:name="stroke-dash341" draw:style="rect" draw:dots1="1" draw:dots1-length="0.123cm" draw:distance="0.089cm"/>
    <draw:stroke-dash draw:name="stroke-dash344" draw:style="rect" draw:dots1="1" draw:dots1-length="0.001cm" draw:dots2="1" draw:dots2-length="9.482cm" draw:distance="6.321cm"/>
    <draw:stroke-dash draw:name="stroke-dash349" draw:style="rect" draw:dots1="1" draw:dots1-length="0.063cm" draw:distance="0.063cm"/>
    <draw:stroke-dash draw:name="stroke-dash352" draw:style="rect" draw:dots1="1" draw:dots1-length="0.185cm" draw:distance="4.66cm"/>
    <draw:stroke-dash draw:name="stroke-dash355" draw:style="rect" draw:dots1="1" draw:dots1-length="0.123cm" draw:distance="0.092cm"/>
    <draw:stroke-dash draw:name="stroke-dash358" draw:style="rect" draw:dots1="1" draw:dots1-length="0.001cm" draw:dots2="1" draw:dots2-length="4.66cm" draw:distance="3.106cm"/>
    <draw:stroke-dash draw:name="stroke-dash361" draw:style="rect" draw:dots1="1" draw:dots1-length="0.724cm" draw:dots2="1" draw:dots2-length="1.668cm" draw:distance="0.9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27T03:27:22.314643211</dc:date>
    <meta:editing-duration>P1DT3H5M26S</meta:editing-duration>
    <meta:editing-cycles>8</meta:editing-cycles>
    <meta:generator>LibreOffice/7.3.0.3$Linux_X86_64 LibreOffice_project/30$Build-3</meta:generator>
    <meta:document-statistic meta:object-count="669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4000b00e9009b008700ff004400c7008300ed00c700930088002d006500b8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YTY3xVK6ijIGWb5FA6kqOH59qF60rUH8A9OrXK9r8sGvKX9ZMExQz3zvsUiCcVaH
+MgZntlfKrxlvN2uW8jpuQ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l35TzcG+V3XhAzO72JNFTCG7Pf0rgrTI4m0szHyb3f7hfofiyOd2V69Gz0hw+AWF
ZTiX4sXXR5NeSXfwBAOXqg==</DigestValue>
      </Reference>
      <Reference URI="Thumbnails/thumbnail.png">
        <DigestMethod Algorithm="http://www.w3.org/2001/04/xmlenc#sha512"/>
        <DigestValue>GF7oovwX5Ovp51udxqtfTJWj006oOkxmA5iugxHUBAUpMAwAOJt1IM3TSRYGm48p
ykEadlxoPKD4NkHEP9EpG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FQ1a8685CfUSmN5qBJs9SMrnqENxOtmEXQPNE6ZXMKbcTSEgZcRmiZHJWC2LZb8u
pq1GruwpQ7DvTgXeHOvgzQ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0LCi/tk7erJzks1nQ9i/W+vJhJ5WLpTQvs4JFEEbGZS1lxVqozJUXoS5uuwLWkdU
zyGHxXhr2FVqLlxV/+p4tw==</DigestValue>
      </Reference>
      <Reference URI="#ID_00db007500e10022004d001a0047008400b5001f005700e20095007f005a005b">
        <DigestMethod Algorithm="http://www.w3.org/2001/04/xmlenc#sha512"/>
        <DigestValue>3eHVQj7OIpvlNUUrczX2uOYuU7cfUlyN4oVArIhvALIopaslvoRqAdax2RYW7p7U
sUHfi5aYr3YmGzorA+ITjg==</DigestValue>
      </Reference>
      <Reference URI="#idSignedProperties_ID_0074000b00e9009b008700ff004400c7008300ed00c700930088002d006500b8" Type="http://uri.etsi.org/01903#SignedProperties">
        <DigestMethod Algorithm="http://www.w3.org/2001/04/xmlenc#sha512"/>
        <DigestValue>kSceWW/uqcYxmUxlplYDoIv1zusIJqm4QH9LbqyUCXIwwZNb+qUiQbH+ShHMV396
lr2kGzO888mva0hrKY+ZvA==</DigestValue>
      </Reference>
    </SignedInfo>
    <SignatureValue>iQGzBAABCAAdFiEEeroOr0dzJZW8bXBaK+Pgotj5j6UFAmIafyQACgkQK+Pgotj5j6WiuAwAsiMlA6a
vUIU0qQ2Btm+51ro09YUetEYYUVEhDcVAcXnzo7b03oKDzwiFAYMa5CJof6kZBzfQq7+eL2q2jGijDa
6A0eOPAbCJ1Bu/ZNJUgpy+T4sggA137SLQ0zLnlpMwqaY230g6uG4IX2zCosQh9nqhG+UOdVEa85mHi
Q2y2zsQ3NU7W1sT0xiY2Vu9AdxbU7fwoy1rauRCcPVV+wllJxLXFfCr7618y37QWDERffp4qeYM6OpO
zAcEhhrh+Dv6T75Xj0zp1IHpl7uBWJYHUV24Ld3CoG6037eYN3ElGCSexo8r1WMu3dzvNGwsj6UjDfu
63Dh8prohOG0a/7w/YkZpB2MrH5b1nTj/F2pYDitCmlNxQxcvJ97GgkSa0eIAuMBjxhhgPq5jEPKIZC
7U0imow35jO+eC3FFq60sjEsrSfU+FR7e0NzA6rChpaOioM46UBT7P1aadJk4HUsBdKIrQ2UvWb43PF
3xeeQ91+WB15ajvob4YHCV3t9ac+3J5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db007500e10022004d001a0047008400b5001f005700e20095007f005a005b" Target="#ID_0074000b00e9009b008700ff004400c7008300ed00c700930088002d006500b8">
          <dc:date xmlns:dc="http://purl.org/dc/elements/1.1/">2022-02-27T03:27:32.029781918</dc:date>
        </SignatureProperty>
      </SignatureProperties>
    </Object>
    <Object xmlns:xd="http://uri.etsi.org/01903/v1.3.2#">
      <xd:QualifyingProperties Target="#ID_0074000b00e9009b008700ff004400c7008300ed00c700930088002d006500b8">
        <xd:SignedProperties Id="idSignedProperties_ID_0074000b00e9009b008700ff004400c7008300ed00c700930088002d006500b8">
          <xd:SignedSignatureProperties>
            <xd:SigningTime>2022-02-27T03:27:32.029781918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74000b00e9009b008700ff004400c7008300ed00c700930088002d006500b8">
          <xd:UnsignedSignatureProperties>
            <xd:CertificateValues/>
          </xd:UnsignedSignatureProperties>
        </xd:UnsignedProperties>
      </xd:QualifyingProperties>
    </Object>
  </Signature>
</document-signatures>
</file>